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[.$B$21]" table:style-name="ce1">
            <text:p>74.8</text:p>
          </table:table-cell>
          <table:table-cell office:value-type="float" office:value="75.5" table:formula="of:=[.B2]+[.$B$21]" table:style-name="ce1">
            <text:p>75.5</text:p>
          </table:table-cell>
          <table:table-cell office:value-type="float" office:value="76.099999999999994" table:formula="of:=[.C2]+[.$B$21]" table:style-name="ce1">
            <text:p>76.1</text:p>
          </table:table-cell>
          <table:table-cell office:value-type="float" office:value="76.8" table:formula="of:=[.D2]+[.$B$21]" table:style-name="ce1">
            <text:p>76.8</text:p>
          </table:table-cell>
          <table:table-cell office:value-type="float" office:value="77.400000000000006" table:formula="of:=[.E2]+[.$B$21]" table:style-name="ce1">
            <text:p>77.4</text:p>
          </table:table-cell>
          <table:table-cell office:value-type="float" office:value="78" table:formula="of:=[.F2]+[.$B$21]" table:style-name="ce1">
            <text:p>78</text:p>
          </table:table-cell>
          <table:table-cell office:value-type="float" office:value="78.7" table:formula="of:=[.G2]+[.$B$21]" table:style-name="ce1">
            <text:p>78.7</text:p>
          </table:table-cell>
          <table:table-cell office:value-type="float" office:value="79.3" table:formula="of:=[.H2]+[.$B$21]" table:style-name="ce1">
            <text:p>79.3</text:p>
          </table:table-cell>
          <table:table-cell office:value-type="float" office:value="79.900000000000006" table:formula="of:=[.I2]+[.$B$21]" table:style-name="ce1">
            <text:p>79.9</text:p>
          </table:table-cell>
          <table:table-cell office:value-type="float" office:value="80.5" table:formula="of:=[.J2]+[.$B$21]" table:style-name="ce1">
            <text:p>80.5</text:p>
          </table:table-cell>
          <table:table-cell office:value-type="float" office:value="81.099999999999994" table:formula="of:=[.K2]+[.$B$21]" table:style-name="ce1">
            <text:p>81.1</text:p>
          </table:table-cell>
          <table:table-cell office:value-type="float" office:value="81.7" table:formula="of:=[.L2]+[.$B$21]" table:style-name="ce1">
            <text:p>81.7</text:p>
          </table:table-cell>
          <table:table-cell office:value-type="float" office:value="82.3" table:formula="of:=[.M2]+[.$B$21]" table:style-name="ce1">
            <text:p>82.3</text:p>
          </table:table-cell>
          <table:table-cell office:value-type="float" office:value="82.9" table:formula="of:=[.N2]+[.$B$21]" table:style-name="ce1">
            <text:p>82.9</text:p>
          </table:table-cell>
          <table:table-cell office:value-type="float" office:value="83.5" table:formula="of:=[.O2]+[.$B$21]" table:style-name="ce1">
            <text:p>83.5</text:p>
          </table:table-cell>
          <table:table-cell office:value-type="float" office:value="84.1" table:formula="of:=[.P2]+[.$B$21]" table:style-name="ce1">
            <text:p>84.1</text:p>
          </table:table-cell>
          <table:table-cell office:value-type="float" office:value="84.6" table:formula="of:=[.Q2]+[.$B$21]" table:style-name="ce1">
            <text:p>84.6</text:p>
          </table:table-cell>
          <table:table-cell office:value-type="float" office:value="85.2" table:formula="of:=[.R2]+[.$B$21]" table:style-name="ce1">
            <text:p>85.2</text:p>
          </table:table-cell>
          <table:table-cell office:value-type="float" office:value="85.8" table:formula="of:=[.S2]+[.$B$21]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[.$B$21]" table:style-name="ce1">
            <text:p>86.4</text:p>
          </table:table-cell>
          <table:table-cell office:value-type="float" office:value="86.9" table:formula="of:=[.B3]+[.$B$21]" table:style-name="ce1">
            <text:p>86.9</text:p>
          </table:table-cell>
          <table:table-cell office:value-type="float" office:value="87.5" table:formula="of:=[.C3]+[.$B$21]" table:style-name="ce1">
            <text:p>87.5</text:p>
          </table:table-cell>
          <table:table-cell office:value-type="float" office:value="86.8" table:formula="of:=[.D3]+[.$B$21]" table:style-name="ce1">
            <text:p>86.8</text:p>
          </table:table-cell>
          <table:table-cell office:value-type="float" office:value="86" table:formula="of:=[.E3]+[.$B$21]" table:style-name="ce1">
            <text:p>86</text:p>
          </table:table-cell>
          <table:table-cell office:value-type="float" office:value="85.2" table:formula="of:=[.F3]+[.$B$21]" table:style-name="ce1">
            <text:p>85.2</text:p>
          </table:table-cell>
          <table:table-cell office:value-type="float" office:value="84.4" table:formula="of:=[.G3]+[.$B$21]" table:style-name="ce1">
            <text:p>84.4</text:p>
          </table:table-cell>
          <table:table-cell office:value-type="float" office:value="76.599999999999994" table:formula="of:=[.H3]+[.$B$21]" table:style-name="ce1">
            <text:p>76.6</text:p>
          </table:table-cell>
          <table:table-cell office:value-type="float" office:value="77.3" table:formula="of:=[.I3]+[.$B$21]" table:style-name="ce1">
            <text:p>77.3</text:p>
          </table:table-cell>
          <table:table-cell office:value-type="float" office:value="78" table:formula="of:=[.J3]+[.$B$21]" table:style-name="ce1">
            <text:p>78</text:p>
          </table:table-cell>
          <table:table-cell office:value-type="float" office:value="78.599999999999994" table:formula="of:=[.K3]+[.$B$21]" table:style-name="ce1">
            <text:p>78.6</text:p>
          </table:table-cell>
          <table:table-cell office:value-type="float" office:value="79.3" table:formula="of:=[.L3]+[.$B$21]" table:style-name="ce1">
            <text:p>79.3</text:p>
          </table:table-cell>
          <table:table-cell office:value-type="float" office:value="79.900000000000006" table:formula="of:=[.M3]+[.$B$21]" table:style-name="ce1">
            <text:p>79.9</text:p>
          </table:table-cell>
          <table:table-cell office:value-type="float" office:value="80.599999999999994" table:formula="of:=[.N3]+[.$B$21]" table:style-name="ce1">
            <text:p>80.6</text:p>
          </table:table-cell>
          <table:table-cell office:value-type="float" office:value="81.2" table:formula="of:=[.O3]+[.$B$21]" table:style-name="ce1">
            <text:p>81.2</text:p>
          </table:table-cell>
          <table:table-cell office:value-type="float" office:value="81.8" table:formula="of:=[.P3]+[.$B$21]" table:style-name="ce1">
            <text:p>81.8</text:p>
          </table:table-cell>
          <table:table-cell office:value-type="float" office:value="82.5" table:formula="of:=[.Q3]+[.$B$21]" table:style-name="ce1">
            <text:p>82.5</text:p>
          </table:table-cell>
          <table:table-cell office:value-type="float" office:value="83.1" table:formula="of:=[.R3]+[.$B$21]" table:style-name="ce1">
            <text:p>83.1</text:p>
          </table:table-cell>
          <table:table-cell office:value-type="float" office:value="83.7" table:formula="of:=[.S3]+[.$B$21]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[.$B$21]" table:style-name="ce1">
            <text:p>84.3</text:p>
          </table:table-cell>
          <table:table-cell office:value-type="float" office:value="84.9" table:formula="of:=[.B4]+[.$B$21]" table:style-name="ce1">
            <text:p>84.9</text:p>
          </table:table-cell>
          <table:table-cell office:value-type="float" office:value="85.5" table:formula="of:=[.C4]+[.$B$21]" table:style-name="ce1">
            <text:p>85.5</text:p>
          </table:table-cell>
          <table:table-cell office:value-type="float" office:value="86.1" table:formula="of:=[.D4]+[.$B$21]" table:style-name="ce1">
            <text:p>86.1</text:p>
          </table:table-cell>
          <table:table-cell office:value-type="float" office:value="86.7" table:formula="of:=[.E4]+[.$B$21]" table:style-name="ce1">
            <text:p>86.7</text:p>
          </table:table-cell>
          <table:table-cell office:value-type="float" office:value="87.3" table:formula="of:=[.F4]+[.$B$21]" table:style-name="ce1">
            <text:p>87.3</text:p>
          </table:table-cell>
          <table:table-cell office:value-type="float" office:value="87.9" table:formula="of:=[.G4]+[.$B$21]" table:style-name="ce1">
            <text:p>87.9</text:p>
          </table:table-cell>
          <table:table-cell office:value-type="float" office:value="88.5" table:formula="of:=[.H4]+[.$B$21]" table:style-name="ce1">
            <text:p>88.5</text:p>
          </table:table-cell>
          <table:table-cell office:value-type="float" office:value="88.7" table:formula="of:=[.I4]+[.$B$21]" table:style-name="ce1">
            <text:p>88.7</text:p>
          </table:table-cell>
          <table:table-cell office:value-type="float" office:value="87.9" table:formula="of:=[.J4]+[.$B$21]" table:style-name="ce1">
            <text:p>87.9</text:p>
          </table:table-cell>
          <table:table-cell office:value-type="float" office:value="87.2" table:formula="of:=[.K4]+[.$B$21]" table:style-name="ce1">
            <text:p>87.2</text:p>
          </table:table-cell>
          <table:table-cell office:value-type="float" office:value="86.4" table:formula="of:=[.L4]+[.$B$21]" table:style-name="ce1">
            <text:p>86.4</text:p>
          </table:table-cell>
          <table:table-cell office:value-type="float" office:value="85.6" table:formula="of:=[.M4]+[.$B$21]" table:style-name="ce1">
            <text:p>85.6</text:p>
          </table:table-cell>
          <table:table-cell office:value-type="float" office:value="84.8" table:formula="of:=[.N4]+[.$B$21]" table:style-name="ce1">
            <text:p>84.8</text:p>
          </table:table-cell>
          <table:table-cell office:value-type="float" office:value="78.5" table:formula="of:=[.O4]+[.$B$21]" table:style-name="ce1">
            <text:p>78.5</text:p>
          </table:table-cell>
          <table:table-cell office:value-type="float" office:value="79.2" table:formula="of:=[.P4]+[.$B$21]" table:style-name="ce1">
            <text:p>79.2</text:p>
          </table:table-cell>
          <table:table-cell office:value-type="float" office:value="79.900000000000006" table:formula="of:=[.Q4]+[.$B$21]" table:style-name="ce1">
            <text:p>79.9</text:p>
          </table:table-cell>
          <table:table-cell office:value-type="float" office:value="80.599999999999994" table:formula="of:=[.R4]+[.$B$21]" table:style-name="ce1">
            <text:p>80.6</text:p>
          </table:table-cell>
          <table:table-cell office:value-type="float" office:value="81.2" table:formula="of:=[.S4]+[.$B$21]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[.$B$21]" table:style-name="ce1">
            <text:p>81.9</text:p>
          </table:table-cell>
          <table:table-cell office:value-type="float" office:value="82.6" table:formula="of:=[.B5]+[.$B$21]" table:style-name="ce1">
            <text:p>82.6</text:p>
          </table:table-cell>
          <table:table-cell office:value-type="float" office:value="83.2" table:formula="of:=[.C5]+[.$B$21]" table:style-name="ce1">
            <text:p>83.2</text:p>
          </table:table-cell>
          <table:table-cell office:value-type="float" office:value="83.9" table:formula="of:=[.D5]+[.$B$21]" table:style-name="ce1">
            <text:p>83.9</text:p>
          </table:table-cell>
          <table:table-cell office:value-type="float" office:value="84.5" table:formula="of:=[.E5]+[.$B$21]" table:style-name="ce1">
            <text:p>84.5</text:p>
          </table:table-cell>
          <table:table-cell office:value-type="float" office:value="85.1" table:formula="of:=[.F5]+[.$B$21]" table:style-name="ce1">
            <text:p>85.1</text:p>
          </table:table-cell>
          <table:table-cell office:value-type="float" office:value="85.8" table:formula="of:=[.G5]+[.$B$21]" table:style-name="ce1">
            <text:p>85.8</text:p>
          </table:table-cell>
          <table:table-cell office:value-type="float" office:value="86.4" table:formula="of:=[.H5]+[.$B$21]" table:style-name="ce1">
            <text:p>86.4</text:p>
          </table:table-cell>
          <table:table-cell office:value-type="float" office:value="87" table:formula="of:=[.I5]+[.$B$21]" table:style-name="ce1">
            <text:p>87</text:p>
          </table:table-cell>
          <table:table-cell office:value-type="float" office:value="87.6" table:formula="of:=[.J5]+[.$B$21]" table:style-name="ce1">
            <text:p>87.6</text:p>
          </table:table-cell>
          <table:table-cell office:value-type="float" office:value="88.3" table:formula="of:=[.K5]+[.$B$21]" table:style-name="ce1">
            <text:p>88.3</text:p>
          </table:table-cell>
          <table:table-cell office:value-type="float" office:value="88.9" table:formula="of:=[.L5]+[.$B$21]" table:style-name="ce1">
            <text:p>88.9</text:p>
          </table:table-cell>
          <table:table-cell office:value-type="float" office:value="89.5" table:formula="of:=[.M5]+[.$B$21]" table:style-name="ce1">
            <text:p>89.5</text:p>
          </table:table-cell>
          <table:table-cell office:value-type="float" office:value="90.1" table:formula="of:=[.N5]+[.$B$21]" table:style-name="ce1">
            <text:p>90.1</text:p>
          </table:table-cell>
          <table:table-cell office:value-type="float" office:value="89.9" table:formula="of:=[.O5]+[.$B$21]" table:style-name="ce1">
            <text:p>89.9</text:p>
          </table:table-cell>
          <table:table-cell office:value-type="float" office:value="89.2" table:formula="of:=[.P5]+[.$B$21]" table:style-name="ce1">
            <text:p>89.2</text:p>
          </table:table-cell>
          <table:table-cell office:value-type="float" office:value="88.4" table:formula="of:=[.Q5]+[.$B$21]" table:style-name="ce1">
            <text:p>88.4</text:p>
          </table:table-cell>
          <table:table-cell office:value-type="float" office:value="87.7" table:formula="of:=[.R5]+[.$B$21]" table:style-name="ce1">
            <text:p>87.7</text:p>
          </table:table-cell>
          <table:table-cell office:value-type="float" office:value="86.9" table:formula="of:=[.S5]+[.$B$21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[.$B$21]" table:style-name="ce1">
            <text:p>86.1</text:p>
          </table:table-cell>
          <table:table-cell office:value-type="float" office:value="85.4" table:formula="of:=[.B6]+[.$B$21]" table:style-name="ce1">
            <text:p>85.4</text:p>
          </table:table-cell>
          <table:table-cell office:value-type="float" office:value="79.8" table:formula="of:=[.C6]+[.$B$21]" table:style-name="ce1">
            <text:p>79.8</text:p>
          </table:table-cell>
          <table:table-cell office:value-type="float" office:value="80.5" table:formula="of:=[.D6]+[.$B$21]" table:style-name="ce1">
            <text:p>80.5</text:p>
          </table:table-cell>
          <table:table-cell office:value-type="float" office:value="81.2" table:formula="of:=[.E6]+[.$B$21]" table:style-name="ce1">
            <text:p>81.2</text:p>
          </table:table-cell>
          <table:table-cell office:value-type="float" office:value="81.900000000000006" table:formula="of:=[.F6]+[.$B$21]" table:style-name="ce1">
            <text:p>81.9</text:p>
          </table:table-cell>
          <table:table-cell office:value-type="float" office:value="82.6" table:formula="of:=[.G6]+[.$B$21]" table:style-name="ce1">
            <text:p>82.6</text:p>
          </table:table-cell>
          <table:table-cell office:value-type="float" office:value="83.3" table:formula="of:=[.H6]+[.$B$21]" table:style-name="ce1">
            <text:p>83.3</text:p>
          </table:table-cell>
          <table:table-cell office:value-type="float" office:value="83.9" table:formula="of:=[.I6]+[.$B$21]" table:style-name="ce1">
            <text:p>83.9</text:p>
          </table:table-cell>
          <table:table-cell office:value-type="float" office:value="84.6" table:formula="of:=[.J6]+[.$B$21]" table:style-name="ce1">
            <text:p>84.6</text:p>
          </table:table-cell>
          <table:table-cell office:value-type="float" office:value="85.2" table:formula="of:=[.K6]+[.$B$21]" table:style-name="ce1">
            <text:p>85.2</text:p>
          </table:table-cell>
          <table:table-cell office:value-type="float" office:value="85.9" table:formula="of:=[.L6]+[.$B$21]" table:style-name="ce1">
            <text:p>85.9</text:p>
          </table:table-cell>
          <table:table-cell office:value-type="float" office:value="86.5" table:formula="of:=[.M6]+[.$B$21]" table:style-name="ce1">
            <text:p>86.5</text:p>
          </table:table-cell>
          <table:table-cell office:value-type="float" office:value="87.2" table:formula="of:=[.N6]+[.$B$21]" table:style-name="ce1">
            <text:p>87.2</text:p>
          </table:table-cell>
          <table:table-cell office:value-type="float" office:value="87.8" table:formula="of:=[.O6]+[.$B$21]" table:style-name="ce1">
            <text:p>87.8</text:p>
          </table:table-cell>
          <table:table-cell office:value-type="float" office:value="88.5" table:formula="of:=[.P6]+[.$B$21]" table:style-name="ce1">
            <text:p>88.5</text:p>
          </table:table-cell>
          <table:table-cell office:value-type="float" office:value="89.1" table:formula="of:=[.Q6]+[.$B$21]" table:style-name="ce1">
            <text:p>89.1</text:p>
          </table:table-cell>
          <table:table-cell office:value-type="float" office:value="89.7" table:formula="of:=[.R6]+[.$B$21]" table:style-name="ce1">
            <text:p>89.7</text:p>
          </table:table-cell>
          <table:table-cell office:value-type="float" office:value="90.3" table:formula="of:=[.S6]+[.$B$21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[.$B$21]" table:style-name="ce1">
            <text:p>90.9</text:p>
          </table:table-cell>
          <table:table-cell office:value-type="float" office:value="91.5" table:formula="of:=[.B7]+[.$B$21]" table:style-name="ce1">
            <text:p>91.5</text:p>
          </table:table-cell>
          <table:table-cell office:value-type="float" office:value="91" table:formula="of:=[.C7]+[.$B$21]" table:style-name="ce1">
            <text:p>91</text:p>
          </table:table-cell>
          <table:table-cell office:value-type="float" office:value="90.2" table:formula="of:=[.D7]+[.$B$21]" table:style-name="ce1">
            <text:p>90.2</text:p>
          </table:table-cell>
          <table:table-cell office:value-type="float" office:value="89.5" table:formula="of:=[.E7]+[.$B$21]" table:style-name="ce1">
            <text:p>89.5</text:p>
          </table:table-cell>
          <table:table-cell office:value-type="float" office:value="88.8" table:formula="of:=[.F7]+[.$B$21]" table:style-name="ce1">
            <text:p>88.8</text:p>
          </table:table-cell>
          <table:table-cell office:value-type="float" office:value="88.1" table:formula="of:=[.G7]+[.$B$21]" table:style-name="ce1">
            <text:p>88.1</text:p>
          </table:table-cell>
          <table:table-cell office:value-type="float" office:value="87.4" table:formula="of:=[.H7]+[.$B$21]" table:style-name="ce1">
            <text:p>87.4</text:p>
          </table:table-cell>
          <table:table-cell office:value-type="float" office:value="86.7" table:formula="of:=[.I7]+[.$B$21]" table:style-name="ce1">
            <text:p>86.7</text:p>
          </table:table-cell>
          <table:table-cell office:value-type="float" office:value="81.099999999999994" table:formula="of:=[.J7]+[.$B$21]" table:style-name="ce1">
            <text:p>81.1</text:p>
          </table:table-cell>
          <table:table-cell office:value-type="float" office:value="81.8" table:formula="of:=[.K7]+[.$B$21]" table:style-name="ce1">
            <text:p>81.8</text:p>
          </table:table-cell>
          <table:table-cell office:value-type="float" office:value="82.5" table:formula="of:=[.L7]+[.$B$21]" table:style-name="ce1">
            <text:p>82.5</text:p>
          </table:table-cell>
          <table:table-cell office:value-type="float" office:value="83.2" table:formula="of:=[.M7]+[.$B$21]" table:style-name="ce1">
            <text:p>83.2</text:p>
          </table:table-cell>
          <table:table-cell office:value-type="float" office:value="83.9" table:formula="of:=[.N7]+[.$B$21]" table:style-name="ce1">
            <text:p>83.9</text:p>
          </table:table-cell>
          <table:table-cell office:value-type="float" office:value="84.6" table:formula="of:=[.O7]+[.$B$21]" table:style-name="ce1">
            <text:p>84.6</text:p>
          </table:table-cell>
          <table:table-cell office:value-type="float" office:value="85.2" table:formula="of:=[.P7]+[.$B$21]" table:style-name="ce1">
            <text:p>85.2</text:p>
          </table:table-cell>
          <table:table-cell office:value-type="float" office:value="85.9" table:formula="of:=[.Q7]+[.$B$21]" table:style-name="ce1">
            <text:p>85.9</text:p>
          </table:table-cell>
          <table:table-cell office:value-type="float" office:value="86.6" table:formula="of:=[.R7]+[.$B$21]" table:style-name="ce1">
            <text:p>86.6</text:p>
          </table:table-cell>
          <table:table-cell office:value-type="float" office:value="87.2" table:formula="of:=[.S7]+[.$B$21]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[.$B$21]" table:style-name="ce1">
            <text:p>87.9</text:p>
          </table:table-cell>
          <table:table-cell office:value-type="float" office:value="88.6" table:formula="of:=[.B8]+[.$B$21]" table:style-name="ce1">
            <text:p>88.6</text:p>
          </table:table-cell>
          <table:table-cell office:value-type="float" office:value="89.2" table:formula="of:=[.C8]+[.$B$21]" table:style-name="ce1">
            <text:p>89.2</text:p>
          </table:table-cell>
          <table:table-cell office:value-type="float" office:value="89.8" table:formula="of:=[.D8]+[.$B$21]" table:style-name="ce1">
            <text:p>89.8</text:p>
          </table:table-cell>
          <table:table-cell office:value-type="float" office:value="90.5" table:formula="of:=[.E8]+[.$B$21]" table:style-name="ce1">
            <text:p>90.5</text:p>
          </table:table-cell>
          <table:table-cell office:value-type="float" office:value="91.1" table:formula="of:=[.F8]+[.$B$21]" table:style-name="ce1">
            <text:p>91.1</text:p>
          </table:table-cell>
          <table:table-cell office:value-type="float" office:value="91.7" table:formula="of:=[.G8]+[.$B$21]" table:style-name="ce1">
            <text:p>91.7</text:p>
          </table:table-cell>
          <table:table-cell office:value-type="float" office:value="92.4" table:formula="of:=[.H8]+[.$B$21]" table:style-name="ce1">
            <text:p>92.4</text:p>
          </table:table-cell>
          <table:table-cell office:value-type="float" office:value="91.6" table:formula="of:=[.I8]+[.$B$21]" table:style-name="ce1">
            <text:p>91.6</text:p>
          </table:table-cell>
          <table:table-cell office:value-type="float" office:value="90.8" table:formula="of:=[.J8]+[.$B$21]" table:style-name="ce1">
            <text:p>90.8</text:p>
          </table:table-cell>
          <table:table-cell office:value-type="float" office:value="90.1" table:formula="of:=[.K8]+[.$B$21]" table:style-name="ce1">
            <text:p>90.1</text:p>
          </table:table-cell>
          <table:table-cell office:value-type="float" office:value="89.4" table:formula="of:=[.L8]+[.$B$21]" table:style-name="ce1">
            <text:p>89.4</text:p>
          </table:table-cell>
          <table:table-cell office:value-type="float" office:value="88.7" table:formula="of:=[.M8]+[.$B$21]" table:style-name="ce1">
            <text:p>88.7</text:p>
          </table:table-cell>
          <table:table-cell office:value-type="float" office:value="88" table:formula="of:=[.N8]+[.$B$21]" table:style-name="ce1">
            <text:p>88</text:p>
          </table:table-cell>
          <table:table-cell office:value-type="float" office:value="87.4" table:formula="of:=[.O8]+[.$B$21]" table:style-name="ce1">
            <text:p>87.4</text:p>
          </table:table-cell>
          <table:table-cell office:value-type="float" office:value="86.7" table:formula="of:=[.P8]+[.$B$21]" table:style-name="ce1">
            <text:p>86.7</text:p>
          </table:table-cell>
          <table:table-cell office:value-type="float" office:value="81.900000000000006" table:formula="of:=[.Q8]+[.$B$21]" table:style-name="ce1">
            <text:p>81.9</text:p>
          </table:table-cell>
          <table:table-cell office:value-type="float" office:value="82.6" table:formula="of:=[.R8]+[.$B$21]" table:style-name="ce1">
            <text:p>82.6</text:p>
          </table:table-cell>
          <table:table-cell office:value-type="float" office:value="83.3" table:formula="of:=[.S8]+[.$B$21]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[.$B$21]" table:style-name="ce1">
            <text:p>84</text:p>
          </table:table-cell>
          <table:table-cell office:value-type="float" office:value="84.7" table:formula="of:=[.B9]+[.$B$21]" table:style-name="ce1">
            <text:p>84.7</text:p>
          </table:table-cell>
          <table:table-cell office:value-type="float" office:value="85.4" table:formula="of:=[.C9]+[.$B$21]" table:style-name="ce1">
            <text:p>85.4</text:p>
          </table:table-cell>
          <table:table-cell office:value-type="float" office:value="86.1" table:formula="of:=[.D9]+[.$B$21]" table:style-name="ce1">
            <text:p>86.1</text:p>
          </table:table-cell>
          <table:table-cell office:value-type="float" office:value="86.8" table:formula="of:=[.E9]+[.$B$21]" table:style-name="ce1">
            <text:p>86.8</text:p>
          </table:table-cell>
          <table:table-cell office:value-type="float" office:value="87.4" table:formula="of:=[.F9]+[.$B$21]" table:style-name="ce1">
            <text:p>87.4</text:p>
          </table:table-cell>
          <table:table-cell office:value-type="float" office:value="88.1" table:formula="of:=[.G9]+[.$B$21]" table:style-name="ce1">
            <text:p>88.1</text:p>
          </table:table-cell>
          <table:table-cell office:value-type="float" office:value="88.8" table:formula="of:=[.H9]+[.$B$21]" table:style-name="ce1">
            <text:p>88.8</text:p>
          </table:table-cell>
          <table:table-cell office:value-type="float" office:value="89.4" table:formula="of:=[.I9]+[.$B$21]" table:style-name="ce1">
            <text:p>89.4</text:p>
          </table:table-cell>
          <table:table-cell office:value-type="float" office:value="90.1" table:formula="of:=[.J9]+[.$B$21]" table:style-name="ce1">
            <text:p>90.1</text:p>
          </table:table-cell>
          <table:table-cell office:value-type="float" office:value="90.7" table:formula="of:=[.K9]+[.$B$21]" table:style-name="ce1">
            <text:p>90.7</text:p>
          </table:table-cell>
          <table:table-cell office:value-type="float" office:value="91.4" table:formula="of:=[.L9]+[.$B$21]" table:style-name="ce1">
            <text:p>91.4</text:p>
          </table:table-cell>
          <table:table-cell office:value-type="float" office:value="92" table:formula="of:=[.M9]+[.$B$21]" table:style-name="ce1">
            <text:p>92</text:p>
          </table:table-cell>
          <table:table-cell office:value-type="float" office:value="92.7" table:formula="of:=[.N9]+[.$B$21]" table:style-name="ce1">
            <text:p>92.7</text:p>
          </table:table-cell>
          <table:table-cell office:value-type="float" office:value="92.3" table:formula="of:=[.O9]+[.$B$21]" table:style-name="ce1">
            <text:p>92.3</text:p>
          </table:table-cell>
          <table:table-cell office:value-type="float" office:value="91.4" table:formula="of:=[.P9]+[.$B$21]" table:style-name="ce1">
            <text:p>91.4</text:p>
          </table:table-cell>
          <table:table-cell office:value-type="float" office:value="90.7" table:formula="of:=[.Q9]+[.$B$21]" table:style-name="ce1">
            <text:p>90.7</text:p>
          </table:table-cell>
          <table:table-cell office:value-type="float" office:value="90" table:formula="of:=[.R9]+[.$B$21]" table:style-name="ce1">
            <text:p>90</text:p>
          </table:table-cell>
          <table:table-cell office:value-type="float" office:value="89.3" table:formula="of:=[.S9]+[.$B$21]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[.$B$21]" table:style-name="ce1">
            <text:p>88.6</text:p>
          </table:table-cell>
          <table:table-cell office:value-type="float" office:value="87.9" table:formula="of:=[.B10]+[.$B$21]" table:style-name="ce1">
            <text:p>87.9</text:p>
          </table:table-cell>
          <table:table-cell office:value-type="float" office:value="87.3" table:formula="of:=[.C10]+[.$B$21]" table:style-name="ce1">
            <text:p>87.3</text:p>
          </table:table-cell>
          <table:table-cell office:value-type="float" office:value="86.7" table:formula="of:=[.D10]+[.$B$21]" table:style-name="ce1">
            <text:p>86.7</text:p>
          </table:table-cell>
          <table:table-cell office:value-type="float" office:value="83.1" table:formula="of:=[.E10]+[.$B$21]" table:style-name="ce1">
            <text:p>83.1</text:p>
          </table:table-cell>
          <table:table-cell office:value-type="float" office:value="83.9" table:formula="of:=[.F10]+[.$B$21]" table:style-name="ce1">
            <text:p>83.9</text:p>
          </table:table-cell>
          <table:table-cell office:value-type="float" office:value="84.6" table:formula="of:=[.G10]+[.$B$21]" table:style-name="ce1">
            <text:p>84.6</text:p>
          </table:table-cell>
          <table:table-cell office:value-type="float" office:value="85.3" table:formula="of:=[.H10]+[.$B$21]" table:style-name="ce1">
            <text:p>85.3</text:p>
          </table:table-cell>
          <table:table-cell office:value-type="float" office:value="86" table:formula="of:=[.I10]+[.$B$21]" table:style-name="ce1">
            <text:p>86</text:p>
          </table:table-cell>
          <table:table-cell office:value-type="float" office:value="86.7" table:formula="of:=[.J10]+[.$B$21]" table:style-name="ce1">
            <text:p>86.7</text:p>
          </table:table-cell>
          <table:table-cell office:value-type="float" office:value="87.4" table:formula="of:=[.K10]+[.$B$21]" table:style-name="ce1">
            <text:p>87.4</text:p>
          </table:table-cell>
          <table:table-cell office:value-type="float" office:value="88.1" table:formula="of:=[.L10]+[.$B$21]" table:style-name="ce1">
            <text:p>88.1</text:p>
          </table:table-cell>
          <table:table-cell office:value-type="float" office:value="88.8" table:formula="of:=[.M10]+[.$B$21]" table:style-name="ce1">
            <text:p>88.8</text:p>
          </table:table-cell>
          <table:table-cell office:value-type="float" office:value="89.5" table:formula="of:=[.N10]+[.$B$21]" table:style-name="ce1">
            <text:p>89.5</text:p>
          </table:table-cell>
          <table:table-cell office:value-type="float" office:value="90.1" table:formula="of:=[.O10]+[.$B$21]" table:style-name="ce1">
            <text:p>90.1</text:p>
          </table:table-cell>
          <table:table-cell office:value-type="float" office:value="90.8" table:formula="of:=[.P10]+[.$B$21]" table:style-name="ce1">
            <text:p>90.8</text:p>
          </table:table-cell>
          <table:table-cell office:value-type="float" office:value="91.5" table:formula="of:=[.Q10]+[.$B$21]" table:style-name="ce1">
            <text:p>91.5</text:p>
          </table:table-cell>
          <table:table-cell office:value-type="float" office:value="92.1" table:formula="of:=[.R10]+[.$B$21]" table:style-name="ce1">
            <text:p>92.1</text:p>
          </table:table-cell>
          <table:table-cell office:value-type="float" office:value="92.8" table:formula="of:=[.S10]+[.$B$21]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[.$B$21]" table:style-name="ce1">
            <text:p>93.4</text:p>
          </table:table-cell>
          <table:table-cell office:value-type="float" office:value="93" table:formula="of:=[.B11]+[.$B$21]" table:style-name="ce1">
            <text:p>93</text:p>
          </table:table-cell>
          <table:table-cell office:value-type="float" office:value="92.1" table:formula="of:=[.C11]+[.$B$21]" table:style-name="ce1">
            <text:p>92.1</text:p>
          </table:table-cell>
          <table:table-cell office:value-type="float" office:value="91.3" table:formula="of:=[.D11]+[.$B$21]" table:style-name="ce1">
            <text:p>91.3</text:p>
          </table:table-cell>
          <table:table-cell office:value-type="float" office:value="90.5" table:formula="of:=[.E11]+[.$B$21]" table:style-name="ce1">
            <text:p>90.5</text:p>
          </table:table-cell>
          <table:table-cell office:value-type="float" office:value="89.8" table:formula="of:=[.F11]+[.$B$21]" table:style-name="ce1">
            <text:p>89.8</text:p>
          </table:table-cell>
          <table:table-cell office:value-type="float" office:value="89.1" table:formula="of:=[.G11]+[.$B$21]" table:style-name="ce1">
            <text:p>89.1</text:p>
          </table:table-cell>
          <table:table-cell office:value-type="float" office:value="88.5" table:formula="of:=[.H11]+[.$B$21]" table:style-name="ce1">
            <text:p>88.5</text:p>
          </table:table-cell>
          <table:table-cell office:value-type="float" office:value="87.8" table:formula="of:=[.I11]+[.$B$21]" table:style-name="ce1">
            <text:p>87.8</text:p>
          </table:table-cell>
          <table:table-cell office:value-type="float" office:value="87.3" table:formula="of:=[.J11]+[.$B$21]" table:style-name="ce1">
            <text:p>87.3</text:p>
          </table:table-cell>
          <table:table-cell office:value-type="float" office:value="86.7" table:formula="of:=[.K11]+[.$B$21]" table:style-name="ce1">
            <text:p>86.7</text:p>
          </table:table-cell>
          <table:table-cell office:value-type="float" office:value="84.5" table:formula="of:=[.L11]+[.$B$21]" table:style-name="ce1">
            <text:p>84.5</text:p>
          </table:table-cell>
          <table:table-cell office:value-type="float" office:value="85.2" table:formula="of:=[.M11]+[.$B$21]" table:style-name="ce1">
            <text:p>85.2</text:p>
          </table:table-cell>
          <table:table-cell office:value-type="float" office:value="86" table:formula="of:=[.N11]+[.$B$21]" table:style-name="ce1">
            <text:p>86</text:p>
          </table:table-cell>
          <table:table-cell office:value-type="float" office:value="86.7" table:formula="of:=[.O11]+[.$B$21]" table:style-name="ce1">
            <text:p>86.7</text:p>
          </table:table-cell>
          <table:table-cell office:value-type="float" office:value="87.4" table:formula="of:=[.P11]+[.$B$21]" table:style-name="ce1">
            <text:p>87.4</text:p>
          </table:table-cell>
          <table:table-cell office:value-type="float" office:value="88.1" table:formula="of:=[.Q11]+[.$B$21]" table:style-name="ce1">
            <text:p>88.1</text:p>
          </table:table-cell>
          <table:table-cell office:value-type="float" office:value="88.8" table:formula="of:=[.R11]+[.$B$21]" table:style-name="ce1">
            <text:p>88.8</text:p>
          </table:table-cell>
          <table:table-cell office:value-type="float" office:value="89.5" table:formula="of:=[.S11]+[.$B$21]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[.$B$21]" table:style-name="ce1">
            <text:p>90.2</text:p>
          </table:table-cell>
          <table:table-cell office:value-type="float" office:value="90.9" table:formula="of:=[.B12]+[.$B$21]" table:style-name="ce1">
            <text:p>90.9</text:p>
          </table:table-cell>
          <table:table-cell office:value-type="float" office:value="91.6" table:formula="of:=[.C12]+[.$B$21]" table:style-name="ce1">
            <text:p>91.6</text:p>
          </table:table-cell>
          <table:table-cell office:value-type="float" office:value="92.3" table:formula="of:=[.D12]+[.$B$21]" table:style-name="ce1">
            <text:p>92.3</text:p>
          </table:table-cell>
          <table:table-cell office:value-type="float" office:value="93" table:formula="of:=[.E12]+[.$B$21]" table:style-name="ce1">
            <text:p>93</text:p>
          </table:table-cell>
          <table:table-cell office:value-type="float" office:value="93.6" table:formula="of:=[.F12]+[.$B$21]" table:style-name="ce1">
            <text:p>93.6</text:p>
          </table:table-cell>
          <table:table-cell office:value-type="float" office:value="94.3" table:formula="of:=[.G12]+[.$B$21]" table:style-name="ce1">
            <text:p>94.3</text:p>
          </table:table-cell>
          <table:table-cell office:value-type="float" office:value="93.5" table:formula="of:=[.H12]+[.$B$21]" table:style-name="ce1">
            <text:p>93.5</text:p>
          </table:table-cell>
          <table:table-cell office:value-type="float" office:value="92.6" table:formula="of:=[.I12]+[.$B$21]" table:style-name="ce1">
            <text:p>92.6</text:p>
          </table:table-cell>
          <table:table-cell office:value-type="float" office:value="91.7" table:formula="of:=[.J12]+[.$B$21]" table:style-name="ce1">
            <text:p>91.7</text:p>
          </table:table-cell>
          <table:table-cell office:value-type="float" office:value="90.9" table:formula="of:=[.K12]+[.$B$21]" table:style-name="ce1">
            <text:p>90.9</text:p>
          </table:table-cell>
          <table:table-cell office:value-type="float" office:value="90.2" table:formula="of:=[.L12]+[.$B$21]" table:style-name="ce1">
            <text:p>90.2</text:p>
          </table:table-cell>
          <table:table-cell office:value-type="float" office:value="89.5" table:formula="of:=[.M12]+[.$B$21]" table:style-name="ce1">
            <text:p>89.5</text:p>
          </table:table-cell>
          <table:table-cell office:value-type="float" office:value="88.8" table:formula="of:=[.N12]+[.$B$21]" table:style-name="ce1">
            <text:p>88.8</text:p>
          </table:table-cell>
          <table:table-cell office:value-type="float" office:value="88.1" table:formula="of:=[.O12]+[.$B$21]" table:style-name="ce1">
            <text:p>88.1</text:p>
          </table:table-cell>
          <table:table-cell office:value-type="float" office:value="87.8" table:formula="of:=[.P12]+[.$B$21]" table:style-name="ce1">
            <text:p>87.8</text:p>
          </table:table-cell>
          <table:table-cell office:value-type="float" office:value="87.3" table:formula="of:=[.Q12]+[.$B$21]" table:style-name="ce1">
            <text:p>87.3</text:p>
          </table:table-cell>
          <table:table-cell office:value-type="float" office:value="86.7" table:formula="of:=[.R12]+[.$B$21]" table:style-name="ce1">
            <text:p>86.7</text:p>
          </table:table-cell>
          <table:table-cell office:value-type="float" office:value="84.6" table:formula="of:=[.S12]+[.$B$21]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[.$B$21]" table:style-name="ce1">
            <text:p>85.4</text:p>
          </table:table-cell>
          <table:table-cell office:value-type="float" office:value="86.1" table:formula="of:=[.B13]+[.$B$21]" table:style-name="ce1">
            <text:p>86.1</text:p>
          </table:table-cell>
          <table:table-cell office:value-type="float" office:value="86.8" table:formula="of:=[.C13]+[.$B$21]" table:style-name="ce1">
            <text:p>86.8</text:p>
          </table:table-cell>
          <table:table-cell office:value-type="float" office:value="87.6" table:formula="of:=[.D13]+[.$B$21]" table:style-name="ce1">
            <text:p>87.6</text:p>
          </table:table-cell>
          <table:table-cell office:value-type="float" office:value="88.3" table:formula="of:=[.E13]+[.$B$21]" table:style-name="ce1">
            <text:p>88.3</text:p>
          </table:table-cell>
          <table:table-cell office:value-type="float" office:value="89" table:formula="of:=[.F13]+[.$B$21]" table:style-name="ce1">
            <text:p>89</text:p>
          </table:table-cell>
          <table:table-cell office:value-type="float" office:value="89.7" table:formula="of:=[.G13]+[.$B$21]" table:style-name="ce1">
            <text:p>89.7</text:p>
          </table:table-cell>
          <table:table-cell office:value-type="float" office:value="90.4" table:formula="of:=[.H13]+[.$B$21]" table:style-name="ce1">
            <text:p>90.4</text:p>
          </table:table-cell>
          <table:table-cell office:value-type="float" office:value="91.1" table:formula="of:=[.I13]+[.$B$21]" table:style-name="ce1">
            <text:p>91.1</text:p>
          </table:table-cell>
          <table:table-cell office:value-type="float" office:value="91.8" table:formula="of:=[.J13]+[.$B$21]" table:style-name="ce1">
            <text:p>91.8</text:p>
          </table:table-cell>
          <table:table-cell office:value-type="float" office:value="92.5" table:formula="of:=[.K13]+[.$B$21]" table:style-name="ce1">
            <text:p>92.5</text:p>
          </table:table-cell>
          <table:table-cell office:value-type="float" office:value="93.1" table:formula="of:=[.L13]+[.$B$21]" table:style-name="ce1">
            <text:p>93.1</text:p>
          </table:table-cell>
          <table:table-cell office:value-type="float" office:value="93.8" table:formula="of:=[.M13]+[.$B$21]" table:style-name="ce1">
            <text:p>93.8</text:p>
          </table:table-cell>
          <table:table-cell office:value-type="float" office:value="93.3" table:formula="of:=[.N13]+[.$B$21]" table:style-name="ce1">
            <text:p>93.3</text:p>
          </table:table-cell>
          <table:table-cell office:value-type="float" office:value="92.5" table:formula="of:=[.O13]+[.$B$21]" table:style-name="ce1">
            <text:p>92.5</text:p>
          </table:table-cell>
          <table:table-cell office:value-type="float" office:value="91.7" table:formula="of:=[.P13]+[.$B$21]" table:style-name="ce1">
            <text:p>91.7</text:p>
          </table:table-cell>
          <table:table-cell office:value-type="float" office:value="90.9" table:formula="of:=[.Q13]+[.$B$21]" table:style-name="ce1">
            <text:p>90.9</text:p>
          </table:table-cell>
          <table:table-cell office:value-type="float" office:value="90.2" table:formula="of:=[.R13]+[.$B$21]" table:style-name="ce1">
            <text:p>90.2</text:p>
          </table:table-cell>
          <table:table-cell office:value-type="float" office:value="89.5" table:formula="of:=[.S13]+[.$B$21]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[.$B$21]" table:style-name="ce1">
            <text:p>88.8</text:p>
          </table:table-cell>
          <table:table-cell office:value-type="float" office:value="88.1" table:formula="of:=[.B14]+[.$B$21]" table:style-name="ce1">
            <text:p>88.1</text:p>
          </table:table-cell>
          <table:table-cell office:value-type="float" office:value="88.1" table:formula="of:=[.C14]+[.$B$21]" table:style-name="ce1">
            <text:p>88.1</text:p>
          </table:table-cell>
          <table:table-cell office:value-type="float" office:value="87.8" table:formula="of:=[.D14]+[.$B$21]" table:style-name="ce1">
            <text:p>87.8</text:p>
          </table:table-cell>
          <table:table-cell office:value-type="float" office:value="87.3" table:formula="of:=[.E14]+[.$B$21]" table:style-name="ce1">
            <text:p>87.3</text:p>
          </table:table-cell>
          <table:table-cell office:value-type="float" office:value="86.7" table:formula="of:=[.F14]+[.$B$21]" table:style-name="ce1">
            <text:p>86.7</text:p>
          </table:table-cell>
          <table:table-cell office:value-type="float" office:value="86" table:formula="of:=[.G14]+[.$B$21]" table:style-name="ce1">
            <text:p>86</text:p>
          </table:table-cell>
          <table:table-cell office:value-type="float" office:value="86.8" table:formula="of:=[.H14]+[.$B$21]" table:style-name="ce1">
            <text:p>86.8</text:p>
          </table:table-cell>
          <table:table-cell office:value-type="float" office:value="87.5" table:formula="of:=[.I14]+[.$B$21]" table:style-name="ce1">
            <text:p>87.5</text:p>
          </table:table-cell>
          <table:table-cell office:value-type="float" office:value="88.3" table:formula="of:=[.J14]+[.$B$21]" table:style-name="ce1">
            <text:p>88.3</text:p>
          </table:table-cell>
          <table:table-cell office:value-type="float" office:value="89" table:formula="of:=[.K14]+[.$B$21]" table:style-name="ce1">
            <text:p>89</text:p>
          </table:table-cell>
          <table:table-cell office:value-type="float" office:value="89.7" table:formula="of:=[.L14]+[.$B$21]" table:style-name="ce1">
            <text:p>89.7</text:p>
          </table:table-cell>
          <table:table-cell office:value-type="float" office:value="90.5" table:formula="of:=[.M14]+[.$B$21]" table:style-name="ce1">
            <text:p>90.5</text:p>
          </table:table-cell>
          <table:table-cell office:value-type="float" office:value="91.2" table:formula="of:=[.N14]+[.$B$21]" table:style-name="ce1">
            <text:p>91.2</text:p>
          </table:table-cell>
          <table:table-cell office:value-type="float" office:value="91.9" table:formula="of:=[.O14]+[.$B$21]" table:style-name="ce1">
            <text:p>91.9</text:p>
          </table:table-cell>
          <table:table-cell office:value-type="float" office:value="92.6" table:formula="of:=[.P14]+[.$B$21]" table:style-name="ce1">
            <text:p>92.6</text:p>
          </table:table-cell>
          <table:table-cell office:value-type="float" office:value="93.3" table:formula="of:=[.Q14]+[.$B$21]" table:style-name="ce1">
            <text:p>93.3</text:p>
          </table:table-cell>
          <table:table-cell office:value-type="float" office:value="94" table:formula="of:=[.R14]+[.$B$21]" table:style-name="ce1">
            <text:p>94</text:p>
          </table:table-cell>
          <table:table-cell office:value-type="float" office:value="94.1" table:formula="of:=[.S14]+[.$B$21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[.$B$21]" table:style-name="ce1">
            <text:p>93.2</text:p>
          </table:table-cell>
          <table:table-cell office:value-type="float" office:value="92.5" table:formula="of:=[.B15]+[.$B$21]" table:style-name="ce1">
            <text:p>92.5</text:p>
          </table:table-cell>
          <table:table-cell office:value-type="float" office:value="91.8" table:formula="of:=[.C15]+[.$B$21]" table:style-name="ce1">
            <text:p>91.8</text:p>
          </table:table-cell>
          <table:table-cell office:value-type="float" office:value="91.1" table:formula="of:=[.D15]+[.$B$21]" table:style-name="ce1">
            <text:p>91.1</text:p>
          </table:table-cell>
          <table:table-cell office:value-type="float" office:value="90.5" table:formula="of:=[.E15]+[.$B$21]" table:style-name="ce1">
            <text:p>90.5</text:p>
          </table:table-cell>
          <table:table-cell office:value-type="float" office:value="89.8" table:formula="of:=[.F15]+[.$B$21]" table:style-name="ce1">
            <text:p>89.8</text:p>
          </table:table-cell>
          <table:table-cell office:value-type="float" office:value="89.1" table:formula="of:=[.G15]+[.$B$21]" table:style-name="ce1">
            <text:p>89.1</text:p>
          </table:table-cell>
          <table:table-cell office:value-type="float" office:value="88.4" table:formula="of:=[.H15]+[.$B$21]" table:style-name="ce1">
            <text:p>88.4</text:p>
          </table:table-cell>
          <table:table-cell office:value-type="float" office:value="88.1" table:formula="of:=[.I15]+[.$B$21]" table:style-name="ce1">
            <text:p>88.1</text:p>
          </table:table-cell>
          <table:table-cell office:value-type="float" office:value="88.1" table:formula="of:=[.J15]+[.$B$21]" table:style-name="ce1">
            <text:p>88.1</text:p>
          </table:table-cell>
          <table:table-cell office:value-type="float" office:value="87.8" table:formula="of:=[.K15]+[.$B$21]" table:style-name="ce1">
            <text:p>87.8</text:p>
          </table:table-cell>
          <table:table-cell office:value-type="float" office:value="87.3" table:formula="of:=[.L15]+[.$B$21]" table:style-name="ce1">
            <text:p>87.3</text:p>
          </table:table-cell>
          <table:table-cell office:value-type="float" office:value="86.7" table:formula="of:=[.M15]+[.$B$21]" table:style-name="ce1">
            <text:p>86.7</text:p>
          </table:table-cell>
          <table:table-cell office:value-type="float" office:value="86.6" table:formula="of:=[.N15]+[.$B$21]" table:style-name="ce1">
            <text:p>86.6</text:p>
          </table:table-cell>
          <table:table-cell office:value-type="float" office:value="87.4" table:formula="of:=[.O15]+[.$B$21]" table:style-name="ce1">
            <text:p>87.4</text:p>
          </table:table-cell>
          <table:table-cell office:value-type="float" office:value="88.1" table:formula="of:=[.P15]+[.$B$21]" table:style-name="ce1">
            <text:p>88.1</text:p>
          </table:table-cell>
          <table:table-cell office:value-type="float" office:value="88.9" table:formula="of:=[.Q15]+[.$B$21]" table:style-name="ce1">
            <text:p>88.9</text:p>
          </table:table-cell>
          <table:table-cell office:value-type="float" office:value="89.6" table:formula="of:=[.R15]+[.$B$21]" table:style-name="ce1">
            <text:p>89.6</text:p>
          </table:table-cell>
          <table:table-cell office:value-type="float" office:value="90.3" table:formula="of:=[.S15]+[.$B$21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[.$B$21]" table:style-name="ce1">
            <text:p>91.1</text:p>
          </table:table-cell>
          <table:table-cell office:value-type="float" office:value="91.8" table:formula="of:=[.B16]+[.$B$21]" table:style-name="ce1">
            <text:p>91.8</text:p>
          </table:table-cell>
          <table:table-cell office:value-type="float" office:value="92.5" table:formula="of:=[.C16]+[.$B$21]" table:style-name="ce1">
            <text:p>92.5</text:p>
          </table:table-cell>
          <table:table-cell office:value-type="float" office:value="93.2" table:formula="of:=[.D16]+[.$B$21]" table:style-name="ce1">
            <text:p>93.2</text:p>
          </table:table-cell>
          <table:table-cell office:value-type="float" office:value="93" table:formula="of:=[.E16]+[.$B$21]" table:style-name="ce1">
            <text:p>93</text:p>
          </table:table-cell>
          <table:table-cell office:value-type="float" office:value="92.2" table:formula="of:=[.F16]+[.$B$21]" table:style-name="ce1">
            <text:p>92.2</text:p>
          </table:table-cell>
          <table:table-cell office:value-type="float" office:value="91.5" table:formula="of:=[.G16]+[.$B$21]" table:style-name="ce1">
            <text:p>91.5</text:p>
          </table:table-cell>
          <table:table-cell office:value-type="float" office:value="90.7" table:formula="of:=[.H16]+[.$B$21]" table:style-name="ce1">
            <text:p>90.7</text:p>
          </table:table-cell>
          <table:table-cell office:value-type="float" office:value="90" table:formula="of:=[.I16]+[.$B$21]" table:style-name="ce1">
            <text:p>90</text:p>
          </table:table-cell>
          <table:table-cell office:value-type="float" office:value="89.3" table:formula="of:=[.J16]+[.$B$21]" table:style-name="ce1">
            <text:p>89.3</text:p>
          </table:table-cell>
          <table:table-cell office:value-type="float" office:value="88.6" table:formula="of:=[.K16]+[.$B$21]" table:style-name="ce1">
            <text:p>88.6</text:p>
          </table:table-cell>
          <table:table-cell office:value-type="float" office:value="87.8" table:formula="of:=[.L16]+[.$B$21]" table:style-name="ce1">
            <text:p>87.8</text:p>
          </table:table-cell>
          <table:table-cell office:value-type="float" office:value="89.8" table:formula="of:=[.M16]+[.$B$21]" table:style-name="ce1">
            <text:p>89.8</text:p>
          </table:table-cell>
          <table:table-cell office:value-type="float" office:value="89.1" table:formula="of:=[.N16]+[.$B$21]" table:style-name="ce1">
            <text:p>89.1</text:p>
          </table:table-cell>
          <table:table-cell office:value-type="float" office:value="88.4" table:formula="of:=[.O16]+[.$B$21]" table:style-name="ce1">
            <text:p>88.4</text:p>
          </table:table-cell>
          <table:table-cell office:value-type="float" office:value="88.1" table:formula="of:=[.P16]+[.$B$21]" table:style-name="ce1">
            <text:p>88.1</text:p>
          </table:table-cell>
          <table:table-cell office:value-type="float" office:value="88.1" table:formula="of:=[.Q16]+[.$B$21]" table:style-name="ce1">
            <text:p>88.1</text:p>
          </table:table-cell>
          <table:table-cell office:value-type="float" office:value="87.8" table:formula="of:=[.R16]+[.$B$21]" table:style-name="ce1">
            <text:p>87.8</text:p>
          </table:table-cell>
          <table:table-cell office:value-type="float" office:value="87.3" table:formula="of:=[.S16]+[.$B$21]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[.$B$21]" table:style-name="ce1">
            <text:p>86.7</text:p>
          </table:table-cell>
          <table:table-cell office:value-type="float" office:value="86.7" table:formula="of:=[.B17]+[.$B$21]" table:style-name="ce1">
            <text:p>86.7</text:p>
          </table:table-cell>
          <table:table-cell office:value-type="float" office:value="87.5" table:formula="of:=[.C17]+[.$B$21]" table:style-name="ce1">
            <text:p>87.5</text:p>
          </table:table-cell>
          <table:table-cell office:value-type="float" office:value="88.3" table:formula="of:=[.D17]+[.$B$21]" table:style-name="ce1">
            <text:p>88.3</text:p>
          </table:table-cell>
          <table:table-cell office:value-type="float" office:value="89" table:formula="of:=[.E17]+[.$B$21]" table:style-name="ce1">
            <text:p>89</text:p>
          </table:table-cell>
          <table:table-cell office:value-type="float" office:value="89.7" table:formula="of:=[.F17]+[.$B$21]" table:style-name="ce1">
            <text:p>89.7</text:p>
          </table:table-cell>
          <table:table-cell office:value-type="float" office:value="90.5" table:formula="of:=[.G17]+[.$B$21]" table:style-name="ce1">
            <text:p>90.5</text:p>
          </table:table-cell>
          <table:table-cell office:value-type="float" office:value="91.2" table:formula="of:=[.H17]+[.$B$21]" table:style-name="ce1">
            <text:p>91.2</text:p>
          </table:table-cell>
          <table:table-cell office:value-type="float" office:value="91.9" table:formula="of:=[.I17]+[.$B$21]" table:style-name="ce1">
            <text:p>91.9</text:p>
          </table:table-cell>
          <table:table-cell office:value-type="float" office:value="92.6" table:formula="of:=[.J17]+[.$B$21]" table:style-name="ce1">
            <text:p>92.6</text:p>
          </table:table-cell>
          <table:table-cell office:value-type="float" office:value="93" table:formula="of:=[.K17]+[.$B$21]" table:style-name="ce1">
            <text:p>93</text:p>
          </table:table-cell>
          <table:table-cell office:value-type="float" office:value="92.2" table:formula="of:=[.L17]+[.$B$21]" table:style-name="ce1">
            <text:p>92.2</text:p>
          </table:table-cell>
          <table:table-cell office:value-type="float" office:value="91.4" table:formula="of:=[.M17]+[.$B$21]" table:style-name="ce1">
            <text:p>91.4</text:p>
          </table:table-cell>
          <table:table-cell office:value-type="float" office:value="90.7" table:formula="of:=[.N17]+[.$B$21]" table:style-name="ce1">
            <text:p>90.7</text:p>
          </table:table-cell>
          <table:table-cell office:value-type="float" office:value="89.9" table:formula="of:=[.O17]+[.$B$21]" table:style-name="ce1">
            <text:p>89.9</text:p>
          </table:table-cell>
          <table:table-cell office:value-type="float" office:value="89.2" table:formula="of:=[.P17]+[.$B$21]" table:style-name="ce1">
            <text:p>89.2</text:p>
          </table:table-cell>
          <table:table-cell office:value-type="float" office:value="88.5" table:formula="of:=[.Q17]+[.$B$21]" table:style-name="ce1">
            <text:p>88.5</text:p>
          </table:table-cell>
          <table:table-cell office:value-type="float" office:value="87.8" table:formula="of:=[.R17]+[.$B$21]" table:style-name="ce1">
            <text:p>87.8</text:p>
          </table:table-cell>
          <table:table-cell office:value-type="float" office:value="86.9" table:formula="of:=[.S17]+[.$B$21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[.$B$21]" table:style-name="ce1">
            <text:p>89.8</text:p>
          </table:table-cell>
          <table:table-cell office:value-type="float" office:value="89.1" table:formula="of:=[.B18]+[.$B$21]" table:style-name="ce1">
            <text:p>89.1</text:p>
          </table:table-cell>
          <table:table-cell office:value-type="float" office:value="88.4" table:formula="of:=[.C18]+[.$B$21]" table:style-name="ce1">
            <text:p>88.4</text:p>
          </table:table-cell>
          <table:table-cell office:value-type="float" office:value="88.1" table:formula="of:=[.D18]+[.$B$21]" table:style-name="ce1">
            <text:p>88.1</text:p>
          </table:table-cell>
          <table:table-cell office:value-type="float" office:value="88.1" table:formula="of:=[.E18]+[.$B$21]" table:style-name="ce1">
            <text:p>88.1</text:p>
          </table:table-cell>
          <table:table-cell office:value-type="float" office:value="87.8" table:formula="of:=[.F18]+[.$B$21]" table:style-name="ce1">
            <text:p>87.8</text:p>
          </table:table-cell>
          <table:table-cell office:value-type="float" office:value="87.3" table:formula="of:=[.G18]+[.$B$21]" table:style-name="ce1">
            <text:p>87.3</text:p>
          </table:table-cell>
          <table:table-cell office:value-type="float" office:value="86.7" table:formula="of:=[.H18]+[.$B$21]" table:style-name="ce1">
            <text:p>86.7</text:p>
          </table:table-cell>
          <table:table-cell office:value-type="float" office:value="86.3" table:formula="of:=[.I18]+[.$B$21]" table:style-name="ce1">
            <text:p>86.3</text:p>
          </table:table-cell>
          <table:table-cell office:value-type="float" office:value="87" table:formula="of:=[.J18]+[.$B$21]" table:style-name="ce1">
            <text:p>87</text:p>
          </table:table-cell>
          <table:table-cell office:value-type="float" office:value="87.8" table:formula="of:=[.K18]+[.$B$21]" table:style-name="ce1">
            <text:p>87.8</text:p>
          </table:table-cell>
          <table:table-cell office:value-type="float" office:value="88.5" table:formula="of:=[.L18]+[.$B$21]" table:style-name="ce1">
            <text:p>88.5</text:p>
          </table:table-cell>
          <table:table-cell office:value-type="float" office:value="89.3" table:formula="of:=[.M18]+[.$B$21]" table:style-name="ce1">
            <text:p>89.3</text:p>
          </table:table-cell>
          <table:table-cell office:value-type="float" office:value="90" table:formula="of:=[.N18]+[.$B$21]" table:style-name="ce1">
            <text:p>90</text:p>
          </table:table-cell>
          <table:table-cell office:value-type="float" office:value="90.7" table:formula="of:=[.O18]+[.$B$21]" table:style-name="ce1">
            <text:p>90.7</text:p>
          </table:table-cell>
          <table:table-cell office:value-type="float" office:value="91.4" table:formula="of:=[.P18]+[.$B$21]" table:style-name="ce1">
            <text:p>91.4</text:p>
          </table:table-cell>
          <table:table-cell office:value-type="float" office:value="92.1" table:formula="of:=[.Q18]+[.$B$21]" table:style-name="ce1">
            <text:p>92.1</text:p>
          </table:table-cell>
          <table:table-cell office:value-type="float" office:value="92.5" table:formula="of:=[.R18]+[.$B$21]" table:style-name="ce1">
            <text:p>92.5</text:p>
          </table:table-cell>
          <table:table-cell office:value-type="float" office:value="91.7" table:formula="of:=[.S18]+[.$B$21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[.$B$21]" table:style-name="ce1">
            <text:p>90.9</text:p>
          </table:table-cell>
          <table:table-cell office:value-type="float" office:value="90.1" table:formula="of:=[.B19]+[.$B$21]" table:style-name="ce1">
            <text:p>90.1</text:p>
          </table:table-cell>
          <table:table-cell office:value-type="float" office:value="89.4" table:formula="of:=[.C19]+[.$B$21]" table:style-name="ce1">
            <text:p>89.4</text:p>
          </table:table-cell>
          <table:table-cell office:value-type="float" office:value="88.6" table:formula="of:=[.D19]+[.$B$21]" table:style-name="ce1">
            <text:p>88.6</text:p>
          </table:table-cell>
          <table:table-cell office:value-type="float" office:value="87.9" table:formula="of:=[.E19]+[.$B$21]" table:style-name="ce1">
            <text:p>87.9</text:p>
          </table:table-cell>
          <table:table-cell office:value-type="float" office:value="87.2" table:formula="of:=[.F19]+[.$B$21]" table:style-name="ce1">
            <text:p>87.2</text:p>
          </table:table-cell>
          <table:table-cell office:value-type="float" office:value="86.3" table:formula="of:=[.G19]+[.$B$21]" table:style-name="ce1">
            <text:p>86.3</text:p>
          </table:table-cell>
          <table:table-cell office:value-type="float" office:value="89.8" table:formula="of:=[.H19]+[.$B$21]" table:style-name="ce1">
            <text:p>89.8</text:p>
          </table:table-cell>
          <table:table-cell office:value-type="float" office:value="89.1" table:formula="of:=[.I19]+[.$B$21]" table:style-name="ce1">
            <text:p>89.1</text:p>
          </table:table-cell>
          <table:table-cell office:value-type="float" office:value="88.4" table:formula="of:=[.J19]+[.$B$21]" table:style-name="ce1">
            <text:p>88.4</text:p>
          </table:table-cell>
          <table:table-cell office:value-type="float" office:value="88.1" table:formula="of:=[.K19]+[.$B$21]" table:style-name="ce1">
            <text:p>88.1</text:p>
          </table:table-cell>
          <table:table-cell office:value-type="float" office:value="88.1" table:formula="of:=[.L19]+[.$B$21]" table:style-name="ce1">
            <text:p>88.1</text:p>
          </table:table-cell>
          <table:table-cell office:value-type="float" office:value="87.8" table:formula="of:=[.M19]+[.$B$21]" table:style-name="ce1">
            <text:p>87.8</text:p>
          </table:table-cell>
          <table:table-cell office:value-type="float" office:value="87.3" table:formula="of:=[.N19]+[.$B$21]" table:style-name="ce1">
            <text:p>87.3</text:p>
          </table:table-cell>
          <table:table-cell office:value-type="float" office:value="86.7" table:formula="of:=[.O19]+[.$B$21]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[.$B$21]" table:style-name="ce1">
            <text:p>74.4</text:p>
          </table:table-cell>
          <table:table-cell office:value-type="float" office:value="75" table:formula="of:=[.B2]+[.$B$21]" table:style-name="ce1">
            <text:p>75</text:p>
          </table:table-cell>
          <table:table-cell office:value-type="float" office:value="75.7" table:formula="of:=[.C2]+[.$B$21]" table:style-name="ce1">
            <text:p>75.7</text:p>
          </table:table-cell>
          <table:table-cell office:value-type="float" office:value="76.3" table:formula="of:=[.D2]+[.$B$21]" table:style-name="ce1">
            <text:p>76.3</text:p>
          </table:table-cell>
          <table:table-cell office:value-type="float" office:value="76.900000000000006" table:formula="of:=[.E2]+[.$B$21]" table:style-name="ce1">
            <text:p>76.9</text:p>
          </table:table-cell>
          <table:table-cell office:value-type="float" office:value="77.5" table:formula="of:=[.F2]+[.$B$21]" table:style-name="ce1">
            <text:p>77.5</text:p>
          </table:table-cell>
          <table:table-cell office:value-type="float" office:value="78.2" table:formula="of:=[.G2]+[.$B$21]" table:style-name="ce1">
            <text:p>78.2</text:p>
          </table:table-cell>
          <table:table-cell office:value-type="float" office:value="78.8" table:formula="of:=[.H2]+[.$B$21]" table:style-name="ce1">
            <text:p>78.8</text:p>
          </table:table-cell>
          <table:table-cell office:value-type="float" office:value="79.400000000000006" table:formula="of:=[.I2]+[.$B$21]" table:style-name="ce1">
            <text:p>79.4</text:p>
          </table:table-cell>
          <table:table-cell office:value-type="float" office:value="80" table:formula="of:=[.J2]+[.$B$21]" table:style-name="ce1">
            <text:p>80</text:p>
          </table:table-cell>
          <table:table-cell office:value-type="float" office:value="80.599999999999994" table:formula="of:=[.K2]+[.$B$21]" table:style-name="ce1">
            <text:p>80.6</text:p>
          </table:table-cell>
          <table:table-cell office:value-type="float" office:value="81.2" table:formula="of:=[.L2]+[.$B$21]" table:style-name="ce1">
            <text:p>81.2</text:p>
          </table:table-cell>
          <table:table-cell office:value-type="float" office:value="81.8" table:formula="of:=[.M2]+[.$B$21]" table:style-name="ce1">
            <text:p>81.8</text:p>
          </table:table-cell>
          <table:table-cell office:value-type="float" office:value="82.4" table:formula="of:=[.N2]+[.$B$21]" table:style-name="ce1">
            <text:p>82.4</text:p>
          </table:table-cell>
          <table:table-cell office:value-type="float" office:value="83" table:formula="of:=[.O2]+[.$B$21]" table:style-name="ce1">
            <text:p>83</text:p>
          </table:table-cell>
          <table:table-cell office:value-type="float" office:value="83.5" table:formula="of:=[.P2]+[.$B$21]" table:style-name="ce1">
            <text:p>83.5</text:p>
          </table:table-cell>
          <table:table-cell office:value-type="float" office:value="84.1" table:formula="of:=[.Q2]+[.$B$21]" table:style-name="ce1">
            <text:p>84.1</text:p>
          </table:table-cell>
          <table:table-cell office:value-type="float" office:value="84.7" table:formula="of:=[.R2]+[.$B$21]" table:style-name="ce1">
            <text:p>84.7</text:p>
          </table:table-cell>
          <table:table-cell office:value-type="float" office:value="85.3" table:formula="of:=[.S2]+[.$B$21]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[.$B$21]" table:style-name="ce1">
            <text:p>85.8</text:p>
          </table:table-cell>
          <table:table-cell office:value-type="float" office:value="86.4" table:formula="of:=[.B3]+[.$B$21]" table:style-name="ce1">
            <text:p>86.4</text:p>
          </table:table-cell>
          <table:table-cell office:value-type="float" office:value="86.9" table:formula="of:=[.C3]+[.$B$21]" table:style-name="ce1">
            <text:p>86.9</text:p>
          </table:table-cell>
          <table:table-cell office:value-type="float" office:value="87.5" table:formula="of:=[.D3]+[.$B$21]" table:style-name="ce1">
            <text:p>87.5</text:p>
          </table:table-cell>
          <table:table-cell office:value-type="float" office:value="86.7" table:formula="of:=[.E3]+[.$B$21]" table:style-name="ce1">
            <text:p>86.7</text:p>
          </table:table-cell>
          <table:table-cell office:value-type="float" office:value="85.9" table:formula="of:=[.F3]+[.$B$21]" table:style-name="ce1">
            <text:p>85.9</text:p>
          </table:table-cell>
          <table:table-cell office:value-type="float" office:value="85.2" table:formula="of:=[.G3]+[.$B$21]" table:style-name="ce1">
            <text:p>85.2</text:p>
          </table:table-cell>
          <table:table-cell office:value-type="float" office:value="77.7" table:formula="of:=[.H3]+[.$B$21]" table:style-name="ce1">
            <text:p>77.7</text:p>
          </table:table-cell>
          <table:table-cell office:value-type="float" office:value="78.400000000000006" table:formula="of:=[.I3]+[.$B$21]" table:style-name="ce1">
            <text:p>78.4</text:p>
          </table:table-cell>
          <table:table-cell office:value-type="float" office:value="79" table:formula="of:=[.J3]+[.$B$21]" table:style-name="ce1">
            <text:p>79</text:p>
          </table:table-cell>
          <table:table-cell office:value-type="float" office:value="79.7" table:formula="of:=[.K3]+[.$B$21]" table:style-name="ce1">
            <text:p>79.7</text:p>
          </table:table-cell>
          <table:table-cell office:value-type="float" office:value="80.400000000000006" table:formula="of:=[.L3]+[.$B$21]" table:style-name="ce1">
            <text:p>80.4</text:p>
          </table:table-cell>
          <table:table-cell office:value-type="float" office:value="81" table:formula="of:=[.M3]+[.$B$21]" table:style-name="ce1">
            <text:p>81</text:p>
          </table:table-cell>
          <table:table-cell office:value-type="float" office:value="81.7" table:formula="of:=[.N3]+[.$B$21]" table:style-name="ce1">
            <text:p>81.7</text:p>
          </table:table-cell>
          <table:table-cell office:value-type="float" office:value="82.3" table:formula="of:=[.O3]+[.$B$21]" table:style-name="ce1">
            <text:p>82.3</text:p>
          </table:table-cell>
          <table:table-cell office:value-type="float" office:value="82.9" table:formula="of:=[.P3]+[.$B$21]" table:style-name="ce1">
            <text:p>82.9</text:p>
          </table:table-cell>
          <table:table-cell office:value-type="float" office:value="83.6" table:formula="of:=[.Q3]+[.$B$21]" table:style-name="ce1">
            <text:p>83.6</text:p>
          </table:table-cell>
          <table:table-cell office:value-type="float" office:value="84.2" table:formula="of:=[.R3]+[.$B$21]" table:style-name="ce1">
            <text:p>84.2</text:p>
          </table:table-cell>
          <table:table-cell office:value-type="float" office:value="84.8" table:formula="of:=[.S3]+[.$B$21]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[.$B$21]" table:style-name="ce1">
            <text:p>85.4</text:p>
          </table:table-cell>
          <table:table-cell office:value-type="float" office:value="86.1" table:formula="of:=[.B4]+[.$B$21]" table:style-name="ce1">
            <text:p>86.1</text:p>
          </table:table-cell>
          <table:table-cell office:value-type="float" office:value="86.7" table:formula="of:=[.C4]+[.$B$21]" table:style-name="ce1">
            <text:p>86.7</text:p>
          </table:table-cell>
          <table:table-cell office:value-type="float" office:value="87.3" table:formula="of:=[.D4]+[.$B$21]" table:style-name="ce1">
            <text:p>87.3</text:p>
          </table:table-cell>
          <table:table-cell office:value-type="float" office:value="87.9" table:formula="of:=[.E4]+[.$B$21]" table:style-name="ce1">
            <text:p>87.9</text:p>
          </table:table-cell>
          <table:table-cell office:value-type="float" office:value="88.5" table:formula="of:=[.F4]+[.$B$21]" table:style-name="ce1">
            <text:p>88.5</text:p>
          </table:table-cell>
          <table:table-cell office:value-type="float" office:value="89.1" table:formula="of:=[.G4]+[.$B$21]" table:style-name="ce1">
            <text:p>89.1</text:p>
          </table:table-cell>
          <table:table-cell office:value-type="float" office:value="89.7" table:formula="of:=[.H4]+[.$B$21]" table:style-name="ce1">
            <text:p>89.7</text:p>
          </table:table-cell>
          <table:table-cell office:value-type="float" office:value="90.2" table:formula="of:=[.I4]+[.$B$21]" table:style-name="ce1">
            <text:p>90.2</text:p>
          </table:table-cell>
          <table:table-cell office:value-type="float" office:value="89.8" table:formula="of:=[.J4]+[.$B$21]" table:style-name="ce1">
            <text:p>89.8</text:p>
          </table:table-cell>
          <table:table-cell office:value-type="float" office:value="89" table:formula="of:=[.K4]+[.$B$21]" table:style-name="ce1">
            <text:p>89</text:p>
          </table:table-cell>
          <table:table-cell office:value-type="float" office:value="88.2" table:formula="of:=[.L4]+[.$B$21]" table:style-name="ce1">
            <text:p>88.2</text:p>
          </table:table-cell>
          <table:table-cell office:value-type="float" office:value="87.5" table:formula="of:=[.M4]+[.$B$21]" table:style-name="ce1">
            <text:p>87.5</text:p>
          </table:table-cell>
          <table:table-cell office:value-type="float" office:value="86.7" table:formula="of:=[.N4]+[.$B$21]" table:style-name="ce1">
            <text:p>86.7</text:p>
          </table:table-cell>
          <table:table-cell office:value-type="float" office:value="80.2" table:formula="of:=[.O4]+[.$B$21]" table:style-name="ce1">
            <text:p>80.2</text:p>
          </table:table-cell>
          <table:table-cell office:value-type="float" office:value="80.900000000000006" table:formula="of:=[.P4]+[.$B$21]" table:style-name="ce1">
            <text:p>80.9</text:p>
          </table:table-cell>
          <table:table-cell office:value-type="float" office:value="81.599999999999994" table:formula="of:=[.Q4]+[.$B$21]" table:style-name="ce1">
            <text:p>81.6</text:p>
          </table:table-cell>
          <table:table-cell office:value-type="float" office:value="82.3" table:formula="of:=[.R4]+[.$B$21]" table:style-name="ce1">
            <text:p>82.3</text:p>
          </table:table-cell>
          <table:table-cell office:value-type="float" office:value="82.9" table:formula="of:=[.S4]+[.$B$21]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[.$B$21]" table:style-name="ce1">
            <text:p>83.6</text:p>
          </table:table-cell>
          <table:table-cell office:value-type="float" office:value="84.3" table:formula="of:=[.B5]+[.$B$21]" table:style-name="ce1">
            <text:p>84.3</text:p>
          </table:table-cell>
          <table:table-cell office:value-type="float" office:value="84.9" table:formula="of:=[.C5]+[.$B$21]" table:style-name="ce1">
            <text:p>84.9</text:p>
          </table:table-cell>
          <table:table-cell office:value-type="float" office:value="85.6" table:formula="of:=[.D5]+[.$B$21]" table:style-name="ce1">
            <text:p>85.6</text:p>
          </table:table-cell>
          <table:table-cell office:value-type="float" office:value="86.3" table:formula="of:=[.E5]+[.$B$21]" table:style-name="ce1">
            <text:p>86.3</text:p>
          </table:table-cell>
          <table:table-cell office:value-type="float" office:value="86.9" table:formula="of:=[.F5]+[.$B$21]" table:style-name="ce1">
            <text:p>86.9</text:p>
          </table:table-cell>
          <table:table-cell office:value-type="float" office:value="87.6" table:formula="of:=[.G5]+[.$B$21]" table:style-name="ce1">
            <text:p>87.6</text:p>
          </table:table-cell>
          <table:table-cell office:value-type="float" office:value="88.2" table:formula="of:=[.H5]+[.$B$21]" table:style-name="ce1">
            <text:p>88.2</text:p>
          </table:table-cell>
          <table:table-cell office:value-type="float" office:value="88.8" table:formula="of:=[.I5]+[.$B$21]" table:style-name="ce1">
            <text:p>88.8</text:p>
          </table:table-cell>
          <table:table-cell office:value-type="float" office:value="89.5" table:formula="of:=[.J5]+[.$B$21]" table:style-name="ce1">
            <text:p>89.5</text:p>
          </table:table-cell>
          <table:table-cell office:value-type="float" office:value="90.1" table:formula="of:=[.K5]+[.$B$21]" table:style-name="ce1">
            <text:p>90.1</text:p>
          </table:table-cell>
          <table:table-cell office:value-type="float" office:value="90.7" table:formula="of:=[.L5]+[.$B$21]" table:style-name="ce1">
            <text:p>90.7</text:p>
          </table:table-cell>
          <table:table-cell office:value-type="float" office:value="91.3" table:formula="of:=[.M5]+[.$B$21]" table:style-name="ce1">
            <text:p>91.3</text:p>
          </table:table-cell>
          <table:table-cell office:value-type="float" office:value="91.9" table:formula="of:=[.N5]+[.$B$21]" table:style-name="ce1">
            <text:p>91.9</text:p>
          </table:table-cell>
          <table:table-cell office:value-type="float" office:value="91.8" table:formula="of:=[.O5]+[.$B$21]" table:style-name="ce1">
            <text:p>91.8</text:p>
          </table:table-cell>
          <table:table-cell office:value-type="float" office:value="91" table:formula="of:=[.P5]+[.$B$21]" table:style-name="ce1">
            <text:p>91</text:p>
          </table:table-cell>
          <table:table-cell office:value-type="float" office:value="90.2" table:formula="of:=[.Q5]+[.$B$21]" table:style-name="ce1">
            <text:p>90.2</text:p>
          </table:table-cell>
          <table:table-cell office:value-type="float" office:value="89.4" table:formula="of:=[.R5]+[.$B$21]" table:style-name="ce1">
            <text:p>89.4</text:p>
          </table:table-cell>
          <table:table-cell office:value-type="float" office:value="88.7" table:formula="of:=[.S5]+[.$B$21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[.$B$21]" table:style-name="ce1">
            <text:p>88</text:p>
          </table:table-cell>
          <table:table-cell office:value-type="float" office:value="87.3" table:formula="of:=[.B6]+[.$B$21]" table:style-name="ce1">
            <text:p>87.3</text:p>
          </table:table-cell>
          <table:table-cell office:value-type="float" office:value="82.9" table:formula="of:=[.C6]+[.$B$21]" table:style-name="ce1">
            <text:p>82.9</text:p>
          </table:table-cell>
          <table:table-cell office:value-type="float" office:value="83.6" table:formula="of:=[.D6]+[.$B$21]" table:style-name="ce1">
            <text:p>83.6</text:p>
          </table:table-cell>
          <table:table-cell office:value-type="float" office:value="84.3" table:formula="of:=[.E6]+[.$B$21]" table:style-name="ce1">
            <text:p>84.3</text:p>
          </table:table-cell>
          <table:table-cell office:value-type="float" office:value="85" table:formula="of:=[.F6]+[.$B$21]" table:style-name="ce1">
            <text:p>85</text:p>
          </table:table-cell>
          <table:table-cell office:value-type="float" office:value="85.7" table:formula="of:=[.G6]+[.$B$21]" table:style-name="ce1">
            <text:p>85.7</text:p>
          </table:table-cell>
          <table:table-cell office:value-type="float" office:value="86.4" table:formula="of:=[.H6]+[.$B$21]" table:style-name="ce1">
            <text:p>86.4</text:p>
          </table:table-cell>
          <table:table-cell office:value-type="float" office:value="87.1" table:formula="of:=[.I6]+[.$B$21]" table:style-name="ce1">
            <text:p>87.1</text:p>
          </table:table-cell>
          <table:table-cell office:value-type="float" office:value="87.8" table:formula="of:=[.J6]+[.$B$21]" table:style-name="ce1">
            <text:p>87.8</text:p>
          </table:table-cell>
          <table:table-cell office:value-type="float" office:value="88.5" table:formula="of:=[.K6]+[.$B$21]" table:style-name="ce1">
            <text:p>88.5</text:p>
          </table:table-cell>
          <table:table-cell office:value-type="float" office:value="89.2" table:formula="of:=[.L6]+[.$B$21]" table:style-name="ce1">
            <text:p>89.2</text:p>
          </table:table-cell>
          <table:table-cell office:value-type="float" office:value="89.8" table:formula="of:=[.M6]+[.$B$21]" table:style-name="ce1">
            <text:p>89.8</text:p>
          </table:table-cell>
          <table:table-cell office:value-type="float" office:value="90.5" table:formula="of:=[.N6]+[.$B$21]" table:style-name="ce1">
            <text:p>90.5</text:p>
          </table:table-cell>
          <table:table-cell office:value-type="float" office:value="91.2" table:formula="of:=[.O6]+[.$B$21]" table:style-name="ce1">
            <text:p>91.2</text:p>
          </table:table-cell>
          <table:table-cell office:value-type="float" office:value="91.8" table:formula="of:=[.P6]+[.$B$21]" table:style-name="ce1">
            <text:p>91.8</text:p>
          </table:table-cell>
          <table:table-cell office:value-type="float" office:value="92.5" table:formula="of:=[.Q6]+[.$B$21]" table:style-name="ce1">
            <text:p>92.5</text:p>
          </table:table-cell>
          <table:table-cell office:value-type="float" office:value="93.1" table:formula="of:=[.R6]+[.$B$21]" table:style-name="ce1">
            <text:p>93.1</text:p>
          </table:table-cell>
          <table:table-cell office:value-type="float" office:value="93.8" table:formula="of:=[.S6]+[.$B$21]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[.$B$21]" table:style-name="ce1">
            <text:p>94.1</text:p>
          </table:table-cell>
          <table:table-cell office:value-type="float" office:value="93.1" table:formula="of:=[.B7]+[.$B$21]" table:style-name="ce1">
            <text:p>93.1</text:p>
          </table:table-cell>
          <table:table-cell office:value-type="float" office:value="92.3" table:formula="of:=[.C7]+[.$B$21]" table:style-name="ce1">
            <text:p>92.3</text:p>
          </table:table-cell>
          <table:table-cell office:value-type="float" office:value="91.5" table:formula="of:=[.D7]+[.$B$21]" table:style-name="ce1">
            <text:p>91.5</text:p>
          </table:table-cell>
          <table:table-cell office:value-type="float" office:value="90.7" table:formula="of:=[.E7]+[.$B$21]" table:style-name="ce1">
            <text:p>90.7</text:p>
          </table:table-cell>
          <table:table-cell office:value-type="float" office:value="89.9" table:formula="of:=[.F7]+[.$B$21]" table:style-name="ce1">
            <text:p>89.9</text:p>
          </table:table-cell>
          <table:table-cell office:value-type="float" office:value="89.3" table:formula="of:=[.G7]+[.$B$21]" table:style-name="ce1">
            <text:p>89.3</text:p>
          </table:table-cell>
          <table:table-cell office:value-type="float" office:value="88.9" table:formula="of:=[.H7]+[.$B$21]" table:style-name="ce1">
            <text:p>88.9</text:p>
          </table:table-cell>
          <table:table-cell office:value-type="float" office:value="87.3" table:formula="of:=[.I7]+[.$B$21]" table:style-name="ce1">
            <text:p>87.3</text:p>
          </table:table-cell>
          <table:table-cell office:value-type="float" office:value="86.1" table:formula="of:=[.J7]+[.$B$21]" table:style-name="ce1">
            <text:p>86.1</text:p>
          </table:table-cell>
          <table:table-cell office:value-type="float" office:value="86.9" table:formula="of:=[.K7]+[.$B$21]" table:style-name="ce1">
            <text:p>86.9</text:p>
          </table:table-cell>
          <table:table-cell office:value-type="float" office:value="87.6" table:formula="of:=[.L7]+[.$B$21]" table:style-name="ce1">
            <text:p>87.6</text:p>
          </table:table-cell>
          <table:table-cell office:value-type="float" office:value="88.4" table:formula="of:=[.M7]+[.$B$21]" table:style-name="ce1">
            <text:p>88.4</text:p>
          </table:table-cell>
          <table:table-cell office:value-type="float" office:value="89.1" table:formula="of:=[.N7]+[.$B$21]" table:style-name="ce1">
            <text:p>89.1</text:p>
          </table:table-cell>
          <table:table-cell office:value-type="float" office:value="89.8" table:formula="of:=[.O7]+[.$B$21]" table:style-name="ce1">
            <text:p>89.8</text:p>
          </table:table-cell>
          <table:table-cell office:value-type="float" office:value="90.5" table:formula="of:=[.P7]+[.$B$21]" table:style-name="ce1">
            <text:p>90.5</text:p>
          </table:table-cell>
          <table:table-cell office:value-type="float" office:value="91.3" table:formula="of:=[.Q7]+[.$B$21]" table:style-name="ce1">
            <text:p>91.3</text:p>
          </table:table-cell>
          <table:table-cell office:value-type="float" office:value="92" table:formula="of:=[.R7]+[.$B$21]" table:style-name="ce1">
            <text:p>92</text:p>
          </table:table-cell>
          <table:table-cell office:value-type="float" office:value="92.7" table:formula="of:=[.S7]+[.$B$21]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[.$B$21]" table:style-name="ce1">
            <text:p>93.4</text:p>
          </table:table-cell>
          <table:table-cell office:value-type="float" office:value="94.1" table:formula="of:=[.B8]+[.$B$21]" table:style-name="ce1">
            <text:p>94.1</text:p>
          </table:table-cell>
          <table:table-cell office:value-type="float" office:value="94.8" table:formula="of:=[.C8]+[.$B$21]" table:style-name="ce1">
            <text:p>94.8</text:p>
          </table:table-cell>
          <table:table-cell office:value-type="float" office:value="95.4" table:formula="of:=[.D8]+[.$B$21]" table:style-name="ce1">
            <text:p>95.4</text:p>
          </table:table-cell>
          <table:table-cell office:value-type="float" office:value="96.1" table:formula="of:=[.E8]+[.$B$21]" table:style-name="ce1">
            <text:p>96.1</text:p>
          </table:table-cell>
          <table:table-cell office:value-type="float" office:value="96.8" table:formula="of:=[.F8]+[.$B$21]" table:style-name="ce1">
            <text:p>96.8</text:p>
          </table:table-cell>
          <table:table-cell office:value-type="float" office:value="96" table:formula="of:=[.G8]+[.$B$21]" table:style-name="ce1">
            <text:p>96</text:p>
          </table:table-cell>
          <table:table-cell office:value-type="float" office:value="95" table:formula="of:=[.H8]+[.$B$21]" table:style-name="ce1">
            <text:p>95</text:p>
          </table:table-cell>
          <table:table-cell office:value-type="float" office:value="94" table:formula="of:=[.I8]+[.$B$21]" table:style-name="ce1">
            <text:p>94</text:p>
          </table:table-cell>
          <table:table-cell office:value-type="float" office:value="93.2" table:formula="of:=[.J8]+[.$B$21]" table:style-name="ce1">
            <text:p>93.2</text:p>
          </table:table-cell>
          <table:table-cell office:value-type="float" office:value="92.4" table:formula="of:=[.K8]+[.$B$21]" table:style-name="ce1">
            <text:p>92.4</text:p>
          </table:table-cell>
          <table:table-cell office:value-type="float" office:value="91.6" table:formula="of:=[.L8]+[.$B$21]" table:style-name="ce1">
            <text:p>91.6</text:p>
          </table:table-cell>
          <table:table-cell office:value-type="float" office:value="90.8" table:formula="of:=[.M8]+[.$B$21]" table:style-name="ce1">
            <text:p>90.8</text:p>
          </table:table-cell>
          <table:table-cell office:value-type="float" office:value="89.3" table:formula="of:=[.N8]+[.$B$21]" table:style-name="ce1">
            <text:p>89.3</text:p>
          </table:table-cell>
          <table:table-cell office:value-type="float" office:value="88.9" table:formula="of:=[.O8]+[.$B$21]" table:style-name="ce1">
            <text:p>88.9</text:p>
          </table:table-cell>
          <table:table-cell office:value-type="float" office:value="87.3" table:formula="of:=[.P8]+[.$B$21]" table:style-name="ce1">
            <text:p>87.3</text:p>
          </table:table-cell>
          <table:table-cell office:value-type="float" office:value="87.5" table:formula="of:=[.Q8]+[.$B$21]" table:style-name="ce1">
            <text:p>87.5</text:p>
          </table:table-cell>
          <table:table-cell office:value-type="float" office:value="88.2" table:formula="of:=[.R8]+[.$B$21]" table:style-name="ce1">
            <text:p>88.2</text:p>
          </table:table-cell>
          <table:table-cell office:value-type="float" office:value="89" table:formula="of:=[.S8]+[.$B$21]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[.$B$21]" table:style-name="ce1">
            <text:p>89.8</text:p>
          </table:table-cell>
          <table:table-cell office:value-type="float" office:value="90.5" table:formula="of:=[.B9]+[.$B$21]" table:style-name="ce1">
            <text:p>90.5</text:p>
          </table:table-cell>
          <table:table-cell office:value-type="float" office:value="91.2" table:formula="of:=[.C9]+[.$B$21]" table:style-name="ce1">
            <text:p>91.2</text:p>
          </table:table-cell>
          <table:table-cell office:value-type="float" office:value="92" table:formula="of:=[.D9]+[.$B$21]" table:style-name="ce1">
            <text:p>92</text:p>
          </table:table-cell>
          <table:table-cell office:value-type="float" office:value="92.7" table:formula="of:=[.E9]+[.$B$21]" table:style-name="ce1">
            <text:p>92.7</text:p>
          </table:table-cell>
          <table:table-cell office:value-type="float" office:value="93.4" table:formula="of:=[.F9]+[.$B$21]" table:style-name="ce1">
            <text:p>93.4</text:p>
          </table:table-cell>
          <table:table-cell office:value-type="float" office:value="94.1" table:formula="of:=[.G9]+[.$B$21]" table:style-name="ce1">
            <text:p>94.1</text:p>
          </table:table-cell>
          <table:table-cell office:value-type="float" office:value="94.9" table:formula="of:=[.H9]+[.$B$21]" table:style-name="ce1">
            <text:p>94.9</text:p>
          </table:table-cell>
          <table:table-cell office:value-type="float" office:value="95.6" table:formula="of:=[.I9]+[.$B$21]" table:style-name="ce1">
            <text:p>95.6</text:p>
          </table:table-cell>
          <table:table-cell office:value-type="float" office:value="96.3" table:formula="of:=[.J9]+[.$B$21]" table:style-name="ce1">
            <text:p>96.3</text:p>
          </table:table-cell>
          <table:table-cell office:value-type="float" office:value="97" table:formula="of:=[.K9]+[.$B$21]" table:style-name="ce1">
            <text:p>97</text:p>
          </table:table-cell>
          <table:table-cell office:value-type="float" office:value="97.7" table:formula="of:=[.L9]+[.$B$21]" table:style-name="ce1">
            <text:p>97.7</text:p>
          </table:table-cell>
          <table:table-cell office:value-type="float" office:value="97.2" table:formula="of:=[.M9]+[.$B$21]" table:style-name="ce1">
            <text:p>97.2</text:p>
          </table:table-cell>
          <table:table-cell office:value-type="float" office:value="96.1" table:formula="of:=[.N9]+[.$B$21]" table:style-name="ce1">
            <text:p>96.1</text:p>
          </table:table-cell>
          <table:table-cell office:value-type="float" office:value="95.1" table:formula="of:=[.O9]+[.$B$21]" table:style-name="ce1">
            <text:p>95.1</text:p>
          </table:table-cell>
          <table:table-cell office:value-type="float" office:value="94.1" table:formula="of:=[.P9]+[.$B$21]" table:style-name="ce1">
            <text:p>94.1</text:p>
          </table:table-cell>
          <table:table-cell office:value-type="float" office:value="93.3" table:formula="of:=[.Q9]+[.$B$21]" table:style-name="ce1">
            <text:p>93.3</text:p>
          </table:table-cell>
          <table:table-cell office:value-type="float" office:value="92.5" table:formula="of:=[.R9]+[.$B$21]" table:style-name="ce1">
            <text:p>92.5</text:p>
          </table:table-cell>
          <table:table-cell office:value-type="float" office:value="91.7" table:formula="of:=[.S9]+[.$B$21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[.$B$21]" table:style-name="ce1">
            <text:p>91</text:p>
          </table:table-cell>
          <table:table-cell office:value-type="float" office:value="89.3" table:formula="of:=[.B10]+[.$B$21]" table:style-name="ce1">
            <text:p>89.3</text:p>
          </table:table-cell>
          <table:table-cell office:value-type="float" office:value="88.9" table:formula="of:=[.C10]+[.$B$21]" table:style-name="ce1">
            <text:p>88.9</text:p>
          </table:table-cell>
          <table:table-cell office:value-type="float" office:value="87.3" table:formula="of:=[.D10]+[.$B$21]" table:style-name="ce1">
            <text:p>87.3</text:p>
          </table:table-cell>
          <table:table-cell office:value-type="float" office:value="89" table:formula="of:=[.E10]+[.$B$21]" table:style-name="ce1">
            <text:p>89</text:p>
          </table:table-cell>
          <table:table-cell office:value-type="float" office:value="89.8" table:formula="of:=[.F10]+[.$B$21]" table:style-name="ce1">
            <text:p>89.8</text:p>
          </table:table-cell>
          <table:table-cell office:value-type="float" office:value="90.6" table:formula="of:=[.G10]+[.$B$21]" table:style-name="ce1">
            <text:p>90.6</text:p>
          </table:table-cell>
          <table:table-cell office:value-type="float" office:value="91.3" table:formula="of:=[.H10]+[.$B$21]" table:style-name="ce1">
            <text:p>91.3</text:p>
          </table:table-cell>
          <table:table-cell office:value-type="float" office:value="92.1" table:formula="of:=[.I10]+[.$B$21]" table:style-name="ce1">
            <text:p>92.1</text:p>
          </table:table-cell>
          <table:table-cell office:value-type="float" office:value="92.8" table:formula="of:=[.J10]+[.$B$21]" table:style-name="ce1">
            <text:p>92.8</text:p>
          </table:table-cell>
          <table:table-cell office:value-type="float" office:value="93.6" table:formula="of:=[.K10]+[.$B$21]" table:style-name="ce1">
            <text:p>93.6</text:p>
          </table:table-cell>
          <table:table-cell office:value-type="float" office:value="94.3" table:formula="of:=[.L10]+[.$B$21]" table:style-name="ce1">
            <text:p>94.3</text:p>
          </table:table-cell>
          <table:table-cell office:value-type="float" office:value="95.1" table:formula="of:=[.M10]+[.$B$21]" table:style-name="ce1">
            <text:p>95.1</text:p>
          </table:table-cell>
          <table:table-cell office:value-type="float" office:value="95.8" table:formula="of:=[.N10]+[.$B$21]" table:style-name="ce1">
            <text:p>95.8</text:p>
          </table:table-cell>
          <table:table-cell office:value-type="float" office:value="96.5" table:formula="of:=[.O10]+[.$B$21]" table:style-name="ce1">
            <text:p>96.5</text:p>
          </table:table-cell>
          <table:table-cell office:value-type="float" office:value="97.2" table:formula="of:=[.P10]+[.$B$21]" table:style-name="ce1">
            <text:p>97.2</text:p>
          </table:table-cell>
          <table:table-cell office:value-type="float" office:value="97.9" table:formula="of:=[.Q10]+[.$B$21]" table:style-name="ce1">
            <text:p>97.9</text:p>
          </table:table-cell>
          <table:table-cell office:value-type="float" office:value="98.7" table:formula="of:=[.R10]+[.$B$21]" table:style-name="ce1">
            <text:p>98.7</text:p>
          </table:table-cell>
          <table:table-cell office:value-type="float" office:value="97.8" table:formula="of:=[.S10]+[.$B$21]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[.$B$21]" table:style-name="ce1">
            <text:p>96.8</text:p>
          </table:table-cell>
          <table:table-cell office:value-type="float" office:value="95.8" table:formula="of:=[.B11]+[.$B$21]" table:style-name="ce1">
            <text:p>95.8</text:p>
          </table:table-cell>
          <table:table-cell office:value-type="float" office:value="94.8" table:formula="of:=[.C11]+[.$B$21]" table:style-name="ce1">
            <text:p>94.8</text:p>
          </table:table-cell>
          <table:table-cell office:value-type="float" office:value="93.8" table:formula="of:=[.D11]+[.$B$21]" table:style-name="ce1">
            <text:p>93.8</text:p>
          </table:table-cell>
          <table:table-cell office:value-type="float" office:value="93" table:formula="of:=[.E11]+[.$B$21]" table:style-name="ce1">
            <text:p>93</text:p>
          </table:table-cell>
          <table:table-cell office:value-type="float" office:value="92.2" table:formula="of:=[.F11]+[.$B$21]" table:style-name="ce1">
            <text:p>92.2</text:p>
          </table:table-cell>
          <table:table-cell office:value-type="float" office:value="91.4" table:formula="of:=[.G11]+[.$B$21]" table:style-name="ce1">
            <text:p>91.4</text:p>
          </table:table-cell>
          <table:table-cell office:value-type="float" office:value="91" table:formula="of:=[.H11]+[.$B$21]" table:style-name="ce1">
            <text:p>91</text:p>
          </table:table-cell>
          <table:table-cell office:value-type="float" office:value="89.3" table:formula="of:=[.I11]+[.$B$21]" table:style-name="ce1">
            <text:p>89.3</text:p>
          </table:table-cell>
          <table:table-cell office:value-type="float" office:value="88.9" table:formula="of:=[.J11]+[.$B$21]" table:style-name="ce1">
            <text:p>88.9</text:p>
          </table:table-cell>
          <table:table-cell office:value-type="float" office:value="87.3" table:formula="of:=[.K11]+[.$B$21]" table:style-name="ce1">
            <text:p>87.3</text:p>
          </table:table-cell>
          <table:table-cell office:value-type="float" office:value="88.7" table:formula="of:=[.L11]+[.$B$21]" table:style-name="ce1">
            <text:p>88.7</text:p>
          </table:table-cell>
          <table:table-cell office:value-type="float" office:value="89.5" table:formula="of:=[.M11]+[.$B$21]" table:style-name="ce1">
            <text:p>89.5</text:p>
          </table:table-cell>
          <table:table-cell office:value-type="float" office:value="90.3" table:formula="of:=[.N11]+[.$B$21]" table:style-name="ce1">
            <text:p>90.3</text:p>
          </table:table-cell>
          <table:table-cell office:value-type="float" office:value="91.1" table:formula="of:=[.O11]+[.$B$21]" table:style-name="ce1">
            <text:p>91.1</text:p>
          </table:table-cell>
          <table:table-cell office:value-type="float" office:value="91.8" table:formula="of:=[.P11]+[.$B$21]" table:style-name="ce1">
            <text:p>91.8</text:p>
          </table:table-cell>
          <table:table-cell office:value-type="float" office:value="92.6" table:formula="of:=[.Q11]+[.$B$21]" table:style-name="ce1">
            <text:p>92.6</text:p>
          </table:table-cell>
          <table:table-cell office:value-type="float" office:value="93.3" table:formula="of:=[.R11]+[.$B$21]" table:style-name="ce1">
            <text:p>93.3</text:p>
          </table:table-cell>
          <table:table-cell office:value-type="float" office:value="94.1" table:formula="of:=[.S11]+[.$B$21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[.$B$21]" table:style-name="ce1">
            <text:p>94.8</text:p>
          </table:table-cell>
          <table:table-cell office:value-type="float" office:value="95.5" table:formula="of:=[.B12]+[.$B$21]" table:style-name="ce1">
            <text:p>95.5</text:p>
          </table:table-cell>
          <table:table-cell office:value-type="float" office:value="96.2" table:formula="of:=[.C12]+[.$B$21]" table:style-name="ce1">
            <text:p>96.2</text:p>
          </table:table-cell>
          <table:table-cell office:value-type="float" office:value="97" table:formula="of:=[.D12]+[.$B$21]" table:style-name="ce1">
            <text:p>97</text:p>
          </table:table-cell>
          <table:table-cell office:value-type="float" office:value="97.7" table:formula="of:=[.E12]+[.$B$21]" table:style-name="ce1">
            <text:p>97.7</text:p>
          </table:table-cell>
          <table:table-cell office:value-type="float" office:value="97.3" table:formula="of:=[.F12]+[.$B$21]" table:style-name="ce1">
            <text:p>97.3</text:p>
          </table:table-cell>
          <table:table-cell office:value-type="float" office:value="96.3" table:formula="of:=[.G12]+[.$B$21]" table:style-name="ce1">
            <text:p>96.3</text:p>
          </table:table-cell>
          <table:table-cell office:value-type="float" office:value="95.2" table:formula="of:=[.H12]+[.$B$21]" table:style-name="ce1">
            <text:p>95.2</text:p>
          </table:table-cell>
          <table:table-cell office:value-type="float" office:value="94.2" table:formula="of:=[.I12]+[.$B$21]" table:style-name="ce1">
            <text:p>94.2</text:p>
          </table:table-cell>
          <table:table-cell office:value-type="float" office:value="93.3" table:formula="of:=[.J12]+[.$B$21]" table:style-name="ce1">
            <text:p>93.3</text:p>
          </table:table-cell>
          <table:table-cell office:value-type="float" office:value="92.3" table:formula="of:=[.K12]+[.$B$21]" table:style-name="ce1">
            <text:p>92.3</text:p>
          </table:table-cell>
          <table:table-cell office:value-type="float" office:value="91.5" table:formula="of:=[.L12]+[.$B$21]" table:style-name="ce1">
            <text:p>91.5</text:p>
          </table:table-cell>
          <table:table-cell office:value-type="float" office:value="90.7" table:formula="of:=[.M12]+[.$B$21]" table:style-name="ce1">
            <text:p>90.7</text:p>
          </table:table-cell>
          <table:table-cell office:value-type="float" office:value="91.4" table:formula="of:=[.N12]+[.$B$21]" table:style-name="ce1">
            <text:p>91.4</text:p>
          </table:table-cell>
          <table:table-cell office:value-type="float" office:value="91" table:formula="of:=[.O12]+[.$B$21]" table:style-name="ce1">
            <text:p>91</text:p>
          </table:table-cell>
          <table:table-cell office:value-type="float" office:value="89.3" table:formula="of:=[.P12]+[.$B$21]" table:style-name="ce1">
            <text:p>89.3</text:p>
          </table:table-cell>
          <table:table-cell office:value-type="float" office:value="88.9" table:formula="of:=[.Q12]+[.$B$21]" table:style-name="ce1">
            <text:p>88.9</text:p>
          </table:table-cell>
          <table:table-cell office:value-type="float" office:value="87.3" table:formula="of:=[.R12]+[.$B$21]" table:style-name="ce1">
            <text:p>87.3</text:p>
          </table:table-cell>
          <table:table-cell office:value-type="float" office:value="88.3" table:formula="of:=[.S12]+[.$B$21]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[.$B$21]" table:style-name="ce1">
            <text:p>89.1</text:p>
          </table:table-cell>
          <table:table-cell office:value-type="float" office:value="89.8" table:formula="of:=[.B13]+[.$B$21]" table:style-name="ce1">
            <text:p>89.8</text:p>
          </table:table-cell>
          <table:table-cell office:value-type="float" office:value="90.6" table:formula="of:=[.C13]+[.$B$21]" table:style-name="ce1">
            <text:p>90.6</text:p>
          </table:table-cell>
          <table:table-cell office:value-type="float" office:value="91.3" table:formula="of:=[.D13]+[.$B$21]" table:style-name="ce1">
            <text:p>91.3</text:p>
          </table:table-cell>
          <table:table-cell office:value-type="float" office:value="92.1" table:formula="of:=[.E13]+[.$B$21]" table:style-name="ce1">
            <text:p>92.1</text:p>
          </table:table-cell>
          <table:table-cell office:value-type="float" office:value="92.8" table:formula="of:=[.F13]+[.$B$21]" table:style-name="ce1">
            <text:p>92.8</text:p>
          </table:table-cell>
          <table:table-cell office:value-type="float" office:value="93.6" table:formula="of:=[.G13]+[.$B$21]" table:style-name="ce1">
            <text:p>93.6</text:p>
          </table:table-cell>
          <table:table-cell office:value-type="float" office:value="94.3" table:formula="of:=[.H13]+[.$B$21]" table:style-name="ce1">
            <text:p>94.3</text:p>
          </table:table-cell>
          <table:table-cell office:value-type="float" office:value="95" table:formula="of:=[.I13]+[.$B$21]" table:style-name="ce1">
            <text:p>95</text:p>
          </table:table-cell>
          <table:table-cell office:value-type="float" office:value="95.7" table:formula="of:=[.J13]+[.$B$21]" table:style-name="ce1">
            <text:p>95.7</text:p>
          </table:table-cell>
          <table:table-cell office:value-type="float" office:value="96.4" table:formula="of:=[.K13]+[.$B$21]" table:style-name="ce1">
            <text:p>96.4</text:p>
          </table:table-cell>
          <table:table-cell office:value-type="float" office:value="95.8" table:formula="of:=[.L13]+[.$B$21]" table:style-name="ce1">
            <text:p>95.8</text:p>
          </table:table-cell>
          <table:table-cell office:value-type="float" office:value="94.8" table:formula="of:=[.M13]+[.$B$21]" table:style-name="ce1">
            <text:p>94.8</text:p>
          </table:table-cell>
          <table:table-cell office:value-type="float" office:value="93.9" table:formula="of:=[.N13]+[.$B$21]" table:style-name="ce1">
            <text:p>93.9</text:p>
          </table:table-cell>
          <table:table-cell office:value-type="float" office:value="92.9" table:formula="of:=[.O13]+[.$B$21]" table:style-name="ce1">
            <text:p>92.9</text:p>
          </table:table-cell>
          <table:table-cell office:value-type="float" office:value="91.9" table:formula="of:=[.P13]+[.$B$21]" table:style-name="ce1">
            <text:p>91.9</text:p>
          </table:table-cell>
          <table:table-cell office:value-type="float" office:value="91" table:formula="of:=[.Q13]+[.$B$21]" table:style-name="ce1">
            <text:p>91</text:p>
          </table:table-cell>
          <table:table-cell office:value-type="float" office:value="90" table:formula="of:=[.R13]+[.$B$21]" table:style-name="ce1">
            <text:p>90</text:p>
          </table:table-cell>
          <table:table-cell office:value-type="float" office:value="89.2" table:formula="of:=[.S13]+[.$B$21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[.$B$21]" table:style-name="ce1">
            <text:p>90.7</text:p>
          </table:table-cell>
          <table:table-cell office:value-type="float" office:value="91.4" table:formula="of:=[.B14]+[.$B$21]" table:style-name="ce1">
            <text:p>91.4</text:p>
          </table:table-cell>
          <table:table-cell office:value-type="float" office:value="91" table:formula="of:=[.C14]+[.$B$21]" table:style-name="ce1">
            <text:p>91</text:p>
          </table:table-cell>
          <table:table-cell office:value-type="float" office:value="89.3" table:formula="of:=[.D14]+[.$B$21]" table:style-name="ce1">
            <text:p>89.3</text:p>
          </table:table-cell>
          <table:table-cell office:value-type="float" office:value="88.9" table:formula="of:=[.E14]+[.$B$21]" table:style-name="ce1">
            <text:p>88.9</text:p>
          </table:table-cell>
          <table:table-cell office:value-type="float" office:value="87.3" table:formula="of:=[.F14]+[.$B$21]" table:style-name="ce1">
            <text:p>87.3</text:p>
          </table:table-cell>
          <table:table-cell office:value-type="float" office:value="87.3" table:formula="of:=[.G14]+[.$B$21]" table:style-name="ce1">
            <text:p>87.3</text:p>
          </table:table-cell>
          <table:table-cell office:value-type="float" office:value="88" table:formula="of:=[.H14]+[.$B$21]" table:style-name="ce1">
            <text:p>88</text:p>
          </table:table-cell>
          <table:table-cell office:value-type="float" office:value="88.8" table:formula="of:=[.I14]+[.$B$21]" table:style-name="ce1">
            <text:p>88.8</text:p>
          </table:table-cell>
          <table:table-cell office:value-type="float" office:value="89.5" table:formula="of:=[.J14]+[.$B$21]" table:style-name="ce1">
            <text:p>89.5</text:p>
          </table:table-cell>
          <table:table-cell office:value-type="float" office:value="90.3" table:formula="of:=[.K14]+[.$B$21]" table:style-name="ce1">
            <text:p>90.3</text:p>
          </table:table-cell>
          <table:table-cell office:value-type="float" office:value="91" table:formula="of:=[.L14]+[.$B$21]" table:style-name="ce1">
            <text:p>91</text:p>
          </table:table-cell>
          <table:table-cell office:value-type="float" office:value="91.8" table:formula="of:=[.M14]+[.$B$21]" table:style-name="ce1">
            <text:p>91.8</text:p>
          </table:table-cell>
          <table:table-cell office:value-type="float" office:value="92.5" table:formula="of:=[.N14]+[.$B$21]" table:style-name="ce1">
            <text:p>92.5</text:p>
          </table:table-cell>
          <table:table-cell office:value-type="float" office:value="93.2" table:formula="of:=[.O14]+[.$B$21]" table:style-name="ce1">
            <text:p>93.2</text:p>
          </table:table-cell>
          <table:table-cell office:value-type="float" office:value="93.9" table:formula="of:=[.P14]+[.$B$21]" table:style-name="ce1">
            <text:p>93.9</text:p>
          </table:table-cell>
          <table:table-cell office:value-type="float" office:value="94.6" table:formula="of:=[.Q14]+[.$B$21]" table:style-name="ce1">
            <text:p>94.6</text:p>
          </table:table-cell>
          <table:table-cell office:value-type="float" office:value="94.5" table:formula="of:=[.R14]+[.$B$21]" table:style-name="ce1">
            <text:p>94.5</text:p>
          </table:table-cell>
          <table:table-cell office:value-type="float" office:value="93.6" table:formula="of:=[.S14]+[.$B$21]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[.$B$21]" table:style-name="ce1">
            <text:p>92.7</text:p>
          </table:table-cell>
          <table:table-cell office:value-type="float" office:value="91.8" table:formula="of:=[.B15]+[.$B$21]" table:style-name="ce1">
            <text:p>91.8</text:p>
          </table:table-cell>
          <table:table-cell office:value-type="float" office:value="90.9" table:formula="of:=[.C15]+[.$B$21]" table:style-name="ce1">
            <text:p>90.9</text:p>
          </table:table-cell>
          <table:table-cell office:value-type="float" office:value="90.1" table:formula="of:=[.D15]+[.$B$21]" table:style-name="ce1">
            <text:p>90.1</text:p>
          </table:table-cell>
          <table:table-cell office:value-type="float" office:value="89.2" table:formula="of:=[.E15]+[.$B$21]" table:style-name="ce1">
            <text:p>89.2</text:p>
          </table:table-cell>
          <table:table-cell office:value-type="float" office:value="88.4" table:formula="of:=[.F15]+[.$B$21]" table:style-name="ce1">
            <text:p>88.4</text:p>
          </table:table-cell>
          <table:table-cell office:value-type="float" office:value="89.2" table:formula="of:=[.G15]+[.$B$21]" table:style-name="ce1">
            <text:p>89.2</text:p>
          </table:table-cell>
          <table:table-cell office:value-type="float" office:value="90.7" table:formula="of:=[.H15]+[.$B$21]" table:style-name="ce1">
            <text:p>90.7</text:p>
          </table:table-cell>
          <table:table-cell office:value-type="float" office:value="91.4" table:formula="of:=[.I15]+[.$B$21]" table:style-name="ce1">
            <text:p>91.4</text:p>
          </table:table-cell>
          <table:table-cell office:value-type="float" office:value="91" table:formula="of:=[.J15]+[.$B$21]" table:style-name="ce1">
            <text:p>91</text:p>
          </table:table-cell>
          <table:table-cell office:value-type="float" office:value="89.3" table:formula="of:=[.K15]+[.$B$21]" table:style-name="ce1">
            <text:p>89.3</text:p>
          </table:table-cell>
          <table:table-cell office:value-type="float" office:value="88.9" table:formula="of:=[.L15]+[.$B$21]" table:style-name="ce1">
            <text:p>88.9</text:p>
          </table:table-cell>
          <table:table-cell office:value-type="float" office:value="87.3" table:formula="of:=[.M15]+[.$B$21]" table:style-name="ce1">
            <text:p>87.3</text:p>
          </table:table-cell>
          <table:table-cell office:value-type="float" office:value="88.5" table:formula="of:=[.N15]+[.$B$21]" table:style-name="ce1">
            <text:p>88.5</text:p>
          </table:table-cell>
          <table:table-cell office:value-type="float" office:value="89.3" table:formula="of:=[.O15]+[.$B$21]" table:style-name="ce1">
            <text:p>89.3</text:p>
          </table:table-cell>
          <table:table-cell office:value-type="float" office:value="90" table:formula="of:=[.P15]+[.$B$21]" table:style-name="ce1">
            <text:p>90</text:p>
          </table:table-cell>
          <table:table-cell office:value-type="float" office:value="90.8" table:formula="of:=[.Q15]+[.$B$21]" table:style-name="ce1">
            <text:p>90.8</text:p>
          </table:table-cell>
          <table:table-cell office:value-type="float" office:value="91.5" table:formula="of:=[.R15]+[.$B$21]" table:style-name="ce1">
            <text:p>91.5</text:p>
          </table:table-cell>
          <table:table-cell office:value-type="float" office:value="92.3" table:formula="of:=[.S15]+[.$B$21]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[.$B$21]" table:style-name="ce1">
            <text:p>93</text:p>
          </table:table-cell>
          <table:table-cell office:value-type="float" office:value="93.8" table:formula="of:=[.B16]+[.$B$21]" table:style-name="ce1">
            <text:p>93.8</text:p>
          </table:table-cell>
          <table:table-cell office:value-type="float" office:value="94.5" table:formula="of:=[.C16]+[.$B$21]" table:style-name="ce1">
            <text:p>94.5</text:p>
          </table:table-cell>
          <table:table-cell office:value-type="float" office:value="95.2" table:formula="of:=[.D16]+[.$B$21]" table:style-name="ce1">
            <text:p>95.2</text:p>
          </table:table-cell>
          <table:table-cell office:value-type="float" office:value="94.5" table:formula="of:=[.E16]+[.$B$21]" table:style-name="ce1">
            <text:p>94.5</text:p>
          </table:table-cell>
          <table:table-cell office:value-type="float" office:value="93.7" table:formula="of:=[.F16]+[.$B$21]" table:style-name="ce1">
            <text:p>93.7</text:p>
          </table:table-cell>
          <table:table-cell office:value-type="float" office:value="92.8" table:formula="of:=[.G16]+[.$B$21]" table:style-name="ce1">
            <text:p>92.8</text:p>
          </table:table-cell>
          <table:table-cell office:value-type="float" office:value="91.9" table:formula="of:=[.H16]+[.$B$21]" table:style-name="ce1">
            <text:p>91.9</text:p>
          </table:table-cell>
          <table:table-cell office:value-type="float" office:value="91.1" table:formula="of:=[.I16]+[.$B$21]" table:style-name="ce1">
            <text:p>91.1</text:p>
          </table:table-cell>
          <table:table-cell office:value-type="float" office:value="90.4" table:formula="of:=[.J16]+[.$B$21]" table:style-name="ce1">
            <text:p>90.4</text:p>
          </table:table-cell>
          <table:table-cell office:value-type="float" office:value="89.6" table:formula="of:=[.K16]+[.$B$21]" table:style-name="ce1">
            <text:p>89.6</text:p>
          </table:table-cell>
          <table:table-cell office:value-type="float" office:value="88.9" table:formula="of:=[.L16]+[.$B$21]" table:style-name="ce1">
            <text:p>88.9</text:p>
          </table:table-cell>
          <table:table-cell office:value-type="float" office:value="88.4" table:formula="of:=[.M16]+[.$B$21]" table:style-name="ce1">
            <text:p>88.4</text:p>
          </table:table-cell>
          <table:table-cell office:value-type="float" office:value="89.2" table:formula="of:=[.N16]+[.$B$21]" table:style-name="ce1">
            <text:p>89.2</text:p>
          </table:table-cell>
          <table:table-cell office:value-type="float" office:value="90.7" table:formula="of:=[.O16]+[.$B$21]" table:style-name="ce1">
            <text:p>90.7</text:p>
          </table:table-cell>
          <table:table-cell office:value-type="float" office:value="91.4" table:formula="of:=[.P16]+[.$B$21]" table:style-name="ce1">
            <text:p>91.4</text:p>
          </table:table-cell>
          <table:table-cell office:value-type="float" office:value="91" table:formula="of:=[.Q16]+[.$B$21]" table:style-name="ce1">
            <text:p>91</text:p>
          </table:table-cell>
          <table:table-cell office:value-type="float" office:value="89.3" table:formula="of:=[.R16]+[.$B$21]" table:style-name="ce1">
            <text:p>89.3</text:p>
          </table:table-cell>
          <table:table-cell office:value-type="float" office:value="88.9" table:formula="of:=[.S16]+[.$B$21]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[.$B$21]" table:style-name="ce1">
            <text:p>87.3</text:p>
          </table:table-cell>
          <table:table-cell office:value-type="float" office:value="88.3" table:formula="of:=[.B17]+[.$B$21]" table:style-name="ce1">
            <text:p>88.3</text:p>
          </table:table-cell>
          <table:table-cell office:value-type="float" office:value="89" table:formula="of:=[.C17]+[.$B$21]" table:style-name="ce1">
            <text:p>89</text:p>
          </table:table-cell>
          <table:table-cell office:value-type="float" office:value="89.8" table:formula="of:=[.D17]+[.$B$21]" table:style-name="ce1">
            <text:p>89.8</text:p>
          </table:table-cell>
          <table:table-cell office:value-type="float" office:value="90.6" table:formula="of:=[.E17]+[.$B$21]" table:style-name="ce1">
            <text:p>90.6</text:p>
          </table:table-cell>
          <table:table-cell office:value-type="float" office:value="91.3" table:formula="of:=[.F17]+[.$B$21]" table:style-name="ce1">
            <text:p>91.3</text:p>
          </table:table-cell>
          <table:table-cell office:value-type="float" office:value="92.1" table:formula="of:=[.G17]+[.$B$21]" table:style-name="ce1">
            <text:p>92.1</text:p>
          </table:table-cell>
          <table:table-cell office:value-type="float" office:value="92.8" table:formula="of:=[.H17]+[.$B$21]" table:style-name="ce1">
            <text:p>92.8</text:p>
          </table:table-cell>
          <table:table-cell office:value-type="float" office:value="93.5" table:formula="of:=[.I17]+[.$B$21]" table:style-name="ce1">
            <text:p>93.5</text:p>
          </table:table-cell>
          <table:table-cell office:value-type="float" office:value="93.9" table:formula="of:=[.J17]+[.$B$21]" table:style-name="ce1">
            <text:p>93.9</text:p>
          </table:table-cell>
          <table:table-cell office:value-type="float" office:value="93" table:formula="of:=[.K17]+[.$B$21]" table:style-name="ce1">
            <text:p>93</text:p>
          </table:table-cell>
          <table:table-cell office:value-type="float" office:value="92.1" table:formula="of:=[.L17]+[.$B$21]" table:style-name="ce1">
            <text:p>92.1</text:p>
          </table:table-cell>
          <table:table-cell office:value-type="float" office:value="91.3" table:formula="of:=[.M17]+[.$B$21]" table:style-name="ce1">
            <text:p>91.3</text:p>
          </table:table-cell>
          <table:table-cell office:value-type="float" office:value="90.5" table:formula="of:=[.N17]+[.$B$21]" table:style-name="ce1">
            <text:p>90.5</text:p>
          </table:table-cell>
          <table:table-cell office:value-type="float" office:value="89.7" table:formula="of:=[.O17]+[.$B$21]" table:style-name="ce1">
            <text:p>89.7</text:p>
          </table:table-cell>
          <table:table-cell office:value-type="float" office:value="89" table:formula="of:=[.P17]+[.$B$21]" table:style-name="ce1">
            <text:p>89</text:p>
          </table:table-cell>
          <table:table-cell office:value-type="float" office:value="88.2" table:formula="of:=[.Q17]+[.$B$21]" table:style-name="ce1">
            <text:p>88.2</text:p>
          </table:table-cell>
          <table:table-cell office:value-type="float" office:value="87.4" table:formula="of:=[.R17]+[.$B$21]" table:style-name="ce1">
            <text:p>87.4</text:p>
          </table:table-cell>
          <table:table-cell office:value-type="float" office:value="88.9" table:formula="of:=[.S17]+[.$B$21]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[.$B$21]" table:style-name="ce1">
            <text:p>88.4</text:p>
          </table:table-cell>
          <table:table-cell office:value-type="float" office:value="89.2" table:formula="of:=[.B18]+[.$B$21]" table:style-name="ce1">
            <text:p>89.2</text:p>
          </table:table-cell>
          <table:table-cell office:value-type="float" office:value="90.7" table:formula="of:=[.C18]+[.$B$21]" table:style-name="ce1">
            <text:p>90.7</text:p>
          </table:table-cell>
          <table:table-cell office:value-type="float" office:value="91.4" table:formula="of:=[.D18]+[.$B$21]" table:style-name="ce1">
            <text:p>91.4</text:p>
          </table:table-cell>
          <table:table-cell office:value-type="float" office:value="91" table:formula="of:=[.E18]+[.$B$21]" table:style-name="ce1">
            <text:p>91</text:p>
          </table:table-cell>
          <table:table-cell office:value-type="float" office:value="89.3" table:formula="of:=[.F18]+[.$B$21]" table:style-name="ce1">
            <text:p>89.3</text:p>
          </table:table-cell>
          <table:table-cell office:value-type="float" office:value="88.9" table:formula="of:=[.G18]+[.$B$21]" table:style-name="ce1">
            <text:p>88.9</text:p>
          </table:table-cell>
          <table:table-cell office:value-type="float" office:value="87.3" table:formula="of:=[.H18]+[.$B$21]" table:style-name="ce1">
            <text:p>87.3</text:p>
          </table:table-cell>
          <table:table-cell office:value-type="float" office:value="87.3" table:formula="of:=[.I18]+[.$B$21]" table:style-name="ce1">
            <text:p>87.3</text:p>
          </table:table-cell>
          <table:table-cell office:value-type="float" office:value="88" table:formula="of:=[.J18]+[.$B$21]" table:style-name="ce1">
            <text:p>88</text:p>
          </table:table-cell>
          <table:table-cell office:value-type="float" office:value="88.8" table:formula="of:=[.K18]+[.$B$21]" table:style-name="ce1">
            <text:p>88.8</text:p>
          </table:table-cell>
          <table:table-cell office:value-type="float" office:value="89.5" table:formula="of:=[.L18]+[.$B$21]" table:style-name="ce1">
            <text:p>89.5</text:p>
          </table:table-cell>
          <table:table-cell office:value-type="float" office:value="90.3" table:formula="of:=[.M18]+[.$B$21]" table:style-name="ce1">
            <text:p>90.3</text:p>
          </table:table-cell>
          <table:table-cell office:value-type="float" office:value="91" table:formula="of:=[.N18]+[.$B$21]" table:style-name="ce1">
            <text:p>91</text:p>
          </table:table-cell>
          <table:table-cell office:value-type="float" office:value="91.7" table:formula="of:=[.O18]+[.$B$21]" table:style-name="ce1">
            <text:p>91.7</text:p>
          </table:table-cell>
          <table:table-cell office:value-type="float" office:value="92.5" table:formula="of:=[.P18]+[.$B$21]" table:style-name="ce1">
            <text:p>92.5</text:p>
          </table:table-cell>
          <table:table-cell office:value-type="float" office:value="93.2" table:formula="of:=[.Q18]+[.$B$21]" table:style-name="ce1">
            <text:p>93.2</text:p>
          </table:table-cell>
          <table:table-cell office:value-type="float" office:value="92.7" table:formula="of:=[.R18]+[.$B$21]" table:style-name="ce1">
            <text:p>92.7</text:p>
          </table:table-cell>
          <table:table-cell office:value-type="float" office:value="91.9" table:formula="of:=[.S18]+[.$B$21]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[.$B$21]" table:style-name="ce1">
            <text:p>91</text:p>
          </table:table-cell>
          <table:table-cell office:value-type="float" office:value="90.3" table:formula="of:=[.B19]+[.$B$21]" table:style-name="ce1">
            <text:p>90.3</text:p>
          </table:table-cell>
          <table:table-cell office:value-type="float" office:value="89.5" table:formula="of:=[.C19]+[.$B$21]" table:style-name="ce1">
            <text:p>89.5</text:p>
          </table:table-cell>
          <table:table-cell office:value-type="float" office:value="88.8" table:formula="of:=[.D19]+[.$B$21]" table:style-name="ce1">
            <text:p>88.8</text:p>
          </table:table-cell>
          <table:table-cell office:value-type="float" office:value="88" table:formula="of:=[.E19]+[.$B$21]" table:style-name="ce1">
            <text:p>88</text:p>
          </table:table-cell>
          <table:table-cell office:value-type="float" office:value="87.2" table:formula="of:=[.F19]+[.$B$21]" table:style-name="ce1">
            <text:p>87.2</text:p>
          </table:table-cell>
          <table:table-cell office:value-type="float" office:value="88.9" table:formula="of:=[.G19]+[.$B$21]" table:style-name="ce1">
            <text:p>88.9</text:p>
          </table:table-cell>
          <table:table-cell office:value-type="float" office:value="88.4" table:formula="of:=[.H19]+[.$B$21]" table:style-name="ce1">
            <text:p>88.4</text:p>
          </table:table-cell>
          <table:table-cell office:value-type="float" office:value="89.2" table:formula="of:=[.I19]+[.$B$21]" table:style-name="ce1">
            <text:p>89.2</text:p>
          </table:table-cell>
          <table:table-cell office:value-type="float" office:value="90.7" table:formula="of:=[.J19]+[.$B$21]" table:style-name="ce1">
            <text:p>90.7</text:p>
          </table:table-cell>
          <table:table-cell office:value-type="float" office:value="91.4" table:formula="of:=[.K19]+[.$B$21]" table:style-name="ce1">
            <text:p>91.4</text:p>
          </table:table-cell>
          <table:table-cell office:value-type="float" office:value="91" table:formula="of:=[.L19]+[.$B$21]" table:style-name="ce1">
            <text:p>91</text:p>
          </table:table-cell>
          <table:table-cell office:value-type="float" office:value="89.3" table:formula="of:=[.M19]+[.$B$21]" table:style-name="ce1">
            <text:p>89.3</text:p>
          </table:table-cell>
          <table:table-cell office:value-type="float" office:value="88.9" table:formula="of:=[.N19]+[.$B$21]" table:style-name="ce1">
            <text:p>88.9</text:p>
          </table:table-cell>
          <table:table-cell office:value-type="float" office:value="87.3" table:formula="of:=[.O19]+[.$B$21]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0.66692307692307695" table:formula="of:=[.O5]-([.O$18]-[.O$5])/13" table:style-name="ce1">
            <text:p>0.666923077</text:p>
          </table:table-cell>
          <table:table-cell office:value-type="float" office:value="0.73236263736263751" table:formula="of:=[.P5]-([.P$18]-[.P$5])/13" table:style-name="ce1">
            <text:p>0.732362637</text:p>
          </table:table-cell>
          <table:table-cell office:value-type="float" office:value="0.79780219780219797" table:formula="of:=[.Q5]-([.Q$18]-[.Q$5])/13" table:style-name="ce1">
            <text:p>0.797802198</text:p>
          </table:table-cell>
          <table:table-cell office:value-type="float" office:value="0.86324175824175842" table:formula="of:=[.R5]-([.R$18]-[.R$5])/13" table:style-name="ce1">
            <text:p>0.863241758</text:p>
          </table:table-cell>
          <table:table-cell office:value-type="float" office:value="0.92868131868131887" table:formula="of:=[.S5]-([.S$18]-[.S$5])/13" table:style-name="ce1">
            <text:p>0.928681319</text:p>
          </table:table-cell>
          <table:table-cell office:value-type="float" office:value="0.99412087912087943" table:formula="of:=[.T5]-([.T$18]-[.T$5])/13" table:style-name="ce1">
            <text:p>0.994120879</text:p>
          </table:table-cell>
          <table:table-cell office:value-type="float" office:value="1.0595604395604397" table:formula="of:=[.U5]-([.U$18]-[.U$5])/13" table:style-name="ce1">
            <text:p>1.05956044</text:p>
          </table:table-cell>
          <table:table-cell office:value-type="float" office:value="1.125" table:formula="of:=[.V5]-([.V$18]-[.V$5])/13" table:style-name="ce1">
            <text:p>1.125</text:p>
          </table:table-cell>
          <table:table-cell office:value-type="float" office:value="1.1904395604395606" table:formula="of:=[.W5]-([.W$18]-[.W$5])/13" table:style-name="ce1">
            <text:p>1.19043956</text:p>
          </table:table-cell>
          <table:table-cell office:value-type="float" office:value="1.2558791208791209" table:formula="of:=[.X5]-([.X$18]-[.X$5])/13" table:style-name="ce1">
            <text:p>1.255879121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0.68" table:style-name="ce1">
            <text:p>0.68</text:p>
          </table:table-cell>
          <table:table-cell office:value-type="float" office:value="0.74357142857142866" table:formula="of:=[.O5]+([.$I$25]-[.$B$25])/7" table:style-name="ce1">
            <text:p>0.743571429</text:p>
          </table:table-cell>
          <table:table-cell office:value-type="float" office:value="0.80714285714285727" table:formula="of:=[.P5]+([.$I$25]-[.$B$25])/7" table:style-name="ce1">
            <text:p>0.807142857</text:p>
          </table:table-cell>
          <table:table-cell office:value-type="float" office:value="0.87071428571428588" table:formula="of:=[.Q5]+([.$I$25]-[.$B$25])/7" table:style-name="ce1">
            <text:p>0.870714286</text:p>
          </table:table-cell>
          <table:table-cell office:value-type="float" office:value="0.9342857142857145" table:formula="of:=[.R5]+([.$I$25]-[.$B$25])/7" table:style-name="ce1">
            <text:p>0.934285714</text:p>
          </table:table-cell>
          <table:table-cell office:value-type="float" office:value="0.99785714285714311" table:formula="of:=[.S5]+([.$I$25]-[.$B$25])/7" table:style-name="ce1">
            <text:p>0.997857143</text:p>
          </table:table-cell>
          <table:table-cell office:value-type="float" office:value="1.0614285714285716" table:formula="of:=[.T5]+([.$V$5]-[.$O$5])/7" table:style-name="ce1">
            <text:p>1.061428571</text:p>
          </table:table-cell>
          <table:table-cell office:value-type="float" office:value="1.125" table:style-name="ce1">
            <text:p>1.125</text:p>
          </table:table-cell>
          <table:table-cell office:value-type="float" office:value="1.1885714285714286" table:formula="of:=[.V5]+([.$V$5]-[.$O$5])/7" table:style-name="ce1">
            <text:p>1.188571429</text:p>
          </table:table-cell>
          <table:table-cell office:value-type="float" office:value="1.2521428571428572" table:formula="of:=[.W5]+([.$V$5]-[.$O$5])/7" table:style-name="ce1">
            <text:p>1.252142857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0.69307692307692315" table:formula="of:=[.O5]+([.O$18]-[.O$5])/13" table:style-name="ce1">
            <text:p>0.693076923</text:p>
          </table:table-cell>
          <table:table-cell office:value-type="float" office:value="0.75478021978021981" table:formula="of:=[.P5]+([.P$18]-[.P$5])/13" table:style-name="ce1">
            <text:p>0.75478022</text:p>
          </table:table-cell>
          <table:table-cell office:value-type="float" office:value="0.81648351648351658" table:formula="of:=[.Q5]+([.Q$18]-[.Q$5])/13" table:style-name="ce1">
            <text:p>0.816483516</text:p>
          </table:table-cell>
          <table:table-cell office:value-type="float" office:value="0.87818681318681335" table:formula="of:=[.R5]+([.R$18]-[.R$5])/13" table:style-name="ce1">
            <text:p>0.878186813</text:p>
          </table:table-cell>
          <table:table-cell office:value-type="float" office:value="0.93989010989011013" table:formula="of:=[.S5]+([.S$18]-[.S$5])/13" table:style-name="ce1">
            <text:p>0.93989011</text:p>
          </table:table-cell>
          <table:table-cell office:value-type="float" office:value="1.0015934065934069" table:formula="of:=[.T5]+([.T$18]-[.T$5])/13" table:style-name="ce1">
            <text:p>1.001593407</text:p>
          </table:table-cell>
          <table:table-cell office:value-type="float" office:value="1.0632967032967036" table:formula="of:=[.U5]+([.U$18]-[.U$5])/13" table:style-name="ce1">
            <text:p>1.063296703</text:p>
          </table:table-cell>
          <table:table-cell office:value-type="float" office:value="1.125" table:formula="of:=[.V5]+([.V$18]-[.V$5])/13" table:style-name="ce1">
            <text:p>1.125</text:p>
          </table:table-cell>
          <table:table-cell office:value-type="float" office:value="1.1867032967032967" table:formula="of:=[.W5]+([.W$18]-[.W$5])/13" table:style-name="ce1">
            <text:p>1.186703297</text:p>
          </table:table-cell>
          <table:table-cell office:value-type="float" office:value="1.2484065934065935" table:formula="of:=[.X5]+([.X$18]-[.X$5])/13" table:style-name="ce1">
            <text:p>1.248406593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0.70615384615384624" table:formula="of:=[.O6]+([.O$18]-[.O$5])/13" table:style-name="ce1">
            <text:p>0.706153846</text:p>
          </table:table-cell>
          <table:table-cell office:value-type="float" office:value="0.76598901098901095" table:formula="of:=[.P6]+([.P$18]-[.P$5])/13" table:style-name="ce1">
            <text:p>0.765989011</text:p>
          </table:table-cell>
          <table:table-cell office:value-type="float" office:value="0.82582417582417589" table:formula="of:=[.Q6]+([.Q$18]-[.Q$5])/13" table:style-name="ce1">
            <text:p>0.825824176</text:p>
          </table:table-cell>
          <table:table-cell office:value-type="float" office:value="0.88565934065934082" table:formula="of:=[.R6]+([.R$18]-[.R$5])/13" table:style-name="ce1">
            <text:p>0.885659341</text:p>
          </table:table-cell>
          <table:table-cell office:value-type="float" office:value="0.94549450549450575" table:formula="of:=[.S6]+([.S$18]-[.S$5])/13" table:style-name="ce1">
            <text:p>0.945494505</text:p>
          </table:table-cell>
          <table:table-cell office:value-type="float" office:value="1.0053296703296706" table:formula="of:=[.T6]+([.T$18]-[.T$5])/13" table:style-name="ce1">
            <text:p>1.00532967</text:p>
          </table:table-cell>
          <table:table-cell office:value-type="float" office:value="1.0651648351648355" table:formula="of:=[.U6]+([.U$18]-[.U$5])/13" table:style-name="ce1">
            <text:p>1.065164835</text:p>
          </table:table-cell>
          <table:table-cell office:value-type="float" office:value="1.125" table:formula="of:=[.V6]+([.V$18]-[.V$5])/13" table:style-name="ce1">
            <text:p>1.125</text:p>
          </table:table-cell>
          <table:table-cell office:value-type="float" office:value="1.1848351648351647" table:formula="of:=[.W6]+([.W$18]-[.W$5])/13" table:style-name="ce1">
            <text:p>1.184835165</text:p>
          </table:table-cell>
          <table:table-cell office:value-type="float" office:value="1.2446703296703299" table:formula="of:=[.X6]+([.X$18]-[.X$5])/13" table:style-name="ce1">
            <text:p>1.24467033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0.71923076923076934" table:formula="of:=[.O7]+([.O$18]-[.O$5])/13" table:style-name="ce1">
            <text:p>0.719230769</text:p>
          </table:table-cell>
          <table:table-cell office:value-type="float" office:value="0.7771978021978021" table:formula="of:=[.P7]+([.P$18]-[.P$5])/13" table:style-name="ce1">
            <text:p>0.777197802</text:p>
          </table:table-cell>
          <table:table-cell office:value-type="float" office:value="0.8351648351648352" table:formula="of:=[.Q7]+([.Q$18]-[.Q$5])/13" table:style-name="ce1">
            <text:p>0.835164835</text:p>
          </table:table-cell>
          <table:table-cell office:value-type="float" office:value="0.89313186813186829" table:formula="of:=[.R7]+([.R$18]-[.R$5])/13" table:style-name="ce1">
            <text:p>0.893131868</text:p>
          </table:table-cell>
          <table:table-cell office:value-type="float" office:value="0.95109890109890138" table:formula="of:=[.S7]+([.S$18]-[.S$5])/13" table:style-name="ce1">
            <text:p>0.951098901</text:p>
          </table:table-cell>
          <table:table-cell office:value-type="float" office:value="1.0090659340659343" table:formula="of:=[.T7]+([.T$18]-[.T$5])/13" table:style-name="ce1">
            <text:p>1.009065934</text:p>
          </table:table-cell>
          <table:table-cell office:value-type="float" office:value="1.0670329670329675" table:formula="of:=[.U7]+([.U$18]-[.U$5])/13" table:style-name="ce1">
            <text:p>1.067032967</text:p>
          </table:table-cell>
          <table:table-cell office:value-type="float" office:value="1.125" table:formula="of:=[.V7]+([.V$18]-[.V$5])/13" table:style-name="ce1">
            <text:p>1.125</text:p>
          </table:table-cell>
          <table:table-cell office:value-type="float" office:value="1.1829670329670328" table:formula="of:=[.W7]+([.W$18]-[.W$5])/13" table:style-name="ce1">
            <text:p>1.182967033</text:p>
          </table:table-cell>
          <table:table-cell office:value-type="float" office:value="1.2409340659340662" table:formula="of:=[.X7]+([.X$18]-[.X$5])/13" table:style-name="ce1">
            <text:p>1.240934066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0.73230769230769244" table:formula="of:=[.O8]+([.O$18]-[.O$5])/13" table:style-name="ce1">
            <text:p>0.732307692</text:p>
          </table:table-cell>
          <table:table-cell office:value-type="float" office:value="0.78840659340659325" table:formula="of:=[.P8]+([.P$18]-[.P$5])/13" table:style-name="ce1">
            <text:p>0.788406593</text:p>
          </table:table-cell>
          <table:table-cell office:value-type="float" office:value="0.8445054945054945" table:formula="of:=[.Q8]+([.Q$18]-[.Q$5])/13" table:style-name="ce1">
            <text:p>0.844505495</text:p>
          </table:table-cell>
          <table:table-cell office:value-type="float" office:value="0.90060439560439576" table:formula="of:=[.R8]+([.R$18]-[.R$5])/13" table:style-name="ce1">
            <text:p>0.900604396</text:p>
          </table:table-cell>
          <table:table-cell office:value-type="float" office:value="0.95670329670329701" table:formula="of:=[.S8]+([.S$18]-[.S$5])/13" table:style-name="ce1">
            <text:p>0.956703297</text:p>
          </table:table-cell>
          <table:table-cell office:value-type="float" office:value="1.0128021978021979" table:formula="of:=[.T8]+([.T$18]-[.T$5])/13" table:style-name="ce1">
            <text:p>1.012802198</text:p>
          </table:table-cell>
          <table:table-cell office:value-type="float" office:value="1.0689010989010994" table:formula="of:=[.U8]+([.U$18]-[.U$5])/13" table:style-name="ce1">
            <text:p>1.068901099</text:p>
          </table:table-cell>
          <table:table-cell office:value-type="float" office:value="1.125" table:formula="of:=[.V8]+([.V$18]-[.V$5])/13" table:style-name="ce1">
            <text:p>1.125</text:p>
          </table:table-cell>
          <table:table-cell office:value-type="float" office:value="1.1810989010989008" table:formula="of:=[.W8]+([.W$18]-[.W$5])/13" table:style-name="ce1">
            <text:p>1.181098901</text:p>
          </table:table-cell>
          <table:table-cell office:value-type="float" office:value="1.2371978021978025" table:formula="of:=[.X8]+([.X$18]-[.X$5])/13" table:style-name="ce1">
            <text:p>1.23719780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.74538461538461553" table:formula="of:=[.O9]+([.O$18]-[.O$5])/13" table:style-name="ce1">
            <text:p>0.745384615</text:p>
          </table:table-cell>
          <table:table-cell office:value-type="float" office:value="0.79961538461538439" table:formula="of:=[.P9]+([.P$18]-[.P$5])/13" table:style-name="ce1">
            <text:p>0.799615385</text:p>
          </table:table-cell>
          <table:table-cell office:value-type="float" office:value="0.85384615384615381" table:formula="of:=[.Q9]+([.Q$18]-[.Q$5])/13" table:style-name="ce1">
            <text:p>0.853846154</text:p>
          </table:table-cell>
          <table:table-cell office:value-type="float" office:value="0.90807692307692323" table:formula="of:=[.R9]+([.R$18]-[.R$5])/13" table:style-name="ce1">
            <text:p>0.908076923</text:p>
          </table:table-cell>
          <table:table-cell office:value-type="float" office:value="0.96230769230769264" table:formula="of:=[.S9]+([.S$18]-[.S$5])/13" table:style-name="ce1">
            <text:p>0.962307692</text:p>
          </table:table-cell>
          <table:table-cell office:value-type="float" office:value="1.0165384615384616" table:formula="of:=[.T9]+([.T$18]-[.T$5])/13" table:style-name="ce1">
            <text:p>1.016538462</text:p>
          </table:table-cell>
          <table:table-cell office:value-type="float" office:value="1.0707692307692314" table:formula="of:=[.U9]+([.U$18]-[.U$5])/13" table:style-name="ce1">
            <text:p>1.070769231</text:p>
          </table:table-cell>
          <table:table-cell office:value-type="float" office:value="1.125" table:formula="of:=[.V9]+([.V$18]-[.V$5])/13" table:style-name="ce1">
            <text:p>1.125</text:p>
          </table:table-cell>
          <table:table-cell office:value-type="float" office:value="1.1792307692307689" table:formula="of:=[.W9]+([.W$18]-[.W$5])/13" table:style-name="ce1">
            <text:p>1.179230769</text:p>
          </table:table-cell>
          <table:table-cell office:value-type="float" office:value="1.2334615384615388" table:formula="of:=[.X9]+([.X$18]-[.X$5])/13" table:style-name="ce1">
            <text:p>1.233461538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0.75846153846153863" table:formula="of:=[.O10]+([.O$18]-[.O$5])/13" table:style-name="ce1">
            <text:p>0.758461538</text:p>
          </table:table-cell>
          <table:table-cell office:value-type="float" office:value="0.81082417582417554" table:formula="of:=[.P10]+([.P$18]-[.P$5])/13" table:style-name="ce1">
            <text:p>0.810824176</text:p>
          </table:table-cell>
          <table:table-cell office:value-type="float" office:value="0.86318681318681312" table:formula="of:=[.Q10]+([.Q$18]-[.Q$5])/13" table:style-name="ce1">
            <text:p>0.863186813</text:p>
          </table:table-cell>
          <table:table-cell office:value-type="float" office:value="0.91554945054945069" table:formula="of:=[.R10]+([.R$18]-[.R$5])/13" table:style-name="ce1">
            <text:p>0.915549451</text:p>
          </table:table-cell>
          <table:table-cell office:value-type="float" office:value="0.96791208791208827" table:formula="of:=[.S10]+([.S$18]-[.S$5])/13" table:style-name="ce1">
            <text:p>0.967912088</text:p>
          </table:table-cell>
          <table:table-cell office:value-type="float" office:value="1.0202747252747253" table:formula="of:=[.T10]+([.T$18]-[.T$5])/13" table:style-name="ce1">
            <text:p>1.020274725</text:p>
          </table:table-cell>
          <table:table-cell office:value-type="float" office:value="1.0726373626373633" table:formula="of:=[.U10]+([.U$18]-[.U$5])/13" table:style-name="ce1">
            <text:p>1.072637363</text:p>
          </table:table-cell>
          <table:table-cell office:value-type="float" office:value="1.125" table:formula="of:=[.V10]+([.V$18]-[.V$5])/13" table:style-name="ce1">
            <text:p>1.125</text:p>
          </table:table-cell>
          <table:table-cell office:value-type="float" office:value="1.1773626373626369" table:formula="of:=[.W10]+([.W$18]-[.W$5])/13" table:style-name="ce1">
            <text:p>1.177362637</text:p>
          </table:table-cell>
          <table:table-cell office:value-type="float" office:value="1.2297252747252752" table:formula="of:=[.X10]+([.X$18]-[.X$5])/13" table:style-name="ce1">
            <text:p>1.229725275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0.77153846153846173" table:formula="of:=[.O11]+([.O$18]-[.O$5])/13" table:style-name="ce1">
            <text:p>0.771538462</text:p>
          </table:table-cell>
          <table:table-cell office:value-type="float" office:value="0.82203296703296669" table:formula="of:=[.P11]+([.P$18]-[.P$5])/13" table:style-name="ce1">
            <text:p>0.822032967</text:p>
          </table:table-cell>
          <table:table-cell office:value-type="float" office:value="0.87252747252747243" table:formula="of:=[.Q11]+([.Q$18]-[.Q$5])/13" table:style-name="ce1">
            <text:p>0.872527473</text:p>
          </table:table-cell>
          <table:table-cell office:value-type="float" office:value="0.92302197802197816" table:formula="of:=[.R11]+([.R$18]-[.R$5])/13" table:style-name="ce1">
            <text:p>0.923021978</text:p>
          </table:table-cell>
          <table:table-cell office:value-type="float" office:value="0.9735164835164839" table:formula="of:=[.S11]+([.S$18]-[.S$5])/13" table:style-name="ce1">
            <text:p>0.973516484</text:p>
          </table:table-cell>
          <table:table-cell office:value-type="float" office:value="1.024010989010989" table:formula="of:=[.T11]+([.T$18]-[.T$5])/13" table:style-name="ce1">
            <text:p>1.024010989</text:p>
          </table:table-cell>
          <table:table-cell office:value-type="float" office:value="1.0745054945054953" table:formula="of:=[.U11]+([.U$18]-[.U$5])/13" table:style-name="ce1">
            <text:p>1.074505495</text:p>
          </table:table-cell>
          <table:table-cell office:value-type="float" office:value="1.125" table:formula="of:=[.V11]+([.V$18]-[.V$5])/13" table:style-name="ce1">
            <text:p>1.125</text:p>
          </table:table-cell>
          <table:table-cell office:value-type="float" office:value="1.175494505494505" table:formula="of:=[.W11]+([.W$18]-[.W$5])/13" table:style-name="ce1">
            <text:p>1.175494505</text:p>
          </table:table-cell>
          <table:table-cell office:value-type="float" office:value="1.2259890109890115" table:formula="of:=[.X11]+([.X$18]-[.X$5])/13" table:style-name="ce1">
            <text:p>1.225989011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0.78461538461538483" table:formula="of:=[.O12]+([.O$18]-[.O$5])/13" table:style-name="ce1">
            <text:p>0.784615385</text:p>
          </table:table-cell>
          <table:table-cell office:value-type="float" office:value="0.83324175824175784" table:formula="of:=[.P12]+([.P$18]-[.P$5])/13" table:style-name="ce1">
            <text:p>0.833241758</text:p>
          </table:table-cell>
          <table:table-cell office:value-type="float" office:value="0.88186813186813173" table:formula="of:=[.Q12]+([.Q$18]-[.Q$5])/13" table:style-name="ce1">
            <text:p>0.881868132</text:p>
          </table:table-cell>
          <table:table-cell office:value-type="float" office:value="0.93049450549450563" table:formula="of:=[.R12]+([.R$18]-[.R$5])/13" table:style-name="ce1">
            <text:p>0.930494505</text:p>
          </table:table-cell>
          <table:table-cell office:value-type="float" office:value="0.97912087912087953" table:formula="of:=[.S12]+([.S$18]-[.S$5])/13" table:style-name="ce1">
            <text:p>0.979120879</text:p>
          </table:table-cell>
          <table:table-cell office:value-type="float" office:value="1.0277472527472526" table:formula="of:=[.T12]+([.T$18]-[.T$5])/13" table:style-name="ce1">
            <text:p>1.027747253</text:p>
          </table:table-cell>
          <table:table-cell office:value-type="float" office:value="1.0763736263736272" table:formula="of:=[.U12]+([.U$18]-[.U$5])/13" table:style-name="ce1">
            <text:p>1.076373626</text:p>
          </table:table-cell>
          <table:table-cell office:value-type="float" office:value="1.125" table:formula="of:=[.V12]+([.V$18]-[.V$5])/13" table:style-name="ce1">
            <text:p>1.125</text:p>
          </table:table-cell>
          <table:table-cell office:value-type="float" office:value="1.173626373626373" table:formula="of:=[.W12]+([.W$18]-[.W$5])/13" table:style-name="ce1">
            <text:p>1.173626374</text:p>
          </table:table-cell>
          <table:table-cell office:value-type="float" office:value="1.2222527472527478" table:formula="of:=[.X12]+([.X$18]-[.X$5])/13" table:style-name="ce1">
            <text:p>1.222252747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0.79769230769230792" table:formula="of:=[.O13]+([.O$18]-[.O$5])/13" table:style-name="ce1">
            <text:p>0.797692308</text:p>
          </table:table-cell>
          <table:table-cell office:value-type="float" office:value="0.84445054945054898" table:formula="of:=[.P13]+([.P$18]-[.P$5])/13" table:style-name="ce1">
            <text:p>0.844450549</text:p>
          </table:table-cell>
          <table:table-cell office:value-type="float" office:value="0.89120879120879104" table:formula="of:=[.Q13]+([.Q$18]-[.Q$5])/13" table:style-name="ce1">
            <text:p>0.891208791</text:p>
          </table:table-cell>
          <table:table-cell office:value-type="float" office:value="0.9379670329670331" table:formula="of:=[.R13]+([.R$18]-[.R$5])/13" table:style-name="ce1">
            <text:p>0.937967033</text:p>
          </table:table-cell>
          <table:table-cell office:value-type="float" office:value="0.98472527472527516" table:formula="of:=[.S13]+([.S$18]-[.S$5])/13" table:style-name="ce1">
            <text:p>0.984725275</text:p>
          </table:table-cell>
          <table:table-cell office:value-type="float" office:value="1.0314835164835163" table:formula="of:=[.T13]+([.T$18]-[.T$5])/13" table:style-name="ce1">
            <text:p>1.031483516</text:p>
          </table:table-cell>
          <table:table-cell office:value-type="float" office:value="1.0782417582417592" table:formula="of:=[.U13]+([.U$18]-[.U$5])/13" table:style-name="ce1">
            <text:p>1.078241758</text:p>
          </table:table-cell>
          <table:table-cell office:value-type="float" office:value="1.125" table:formula="of:=[.V13]+([.V$18]-[.V$5])/13" table:style-name="ce1">
            <text:p>1.125</text:p>
          </table:table-cell>
          <table:table-cell office:value-type="float" office:value="1.1717582417582411" table:formula="of:=[.W13]+([.W$18]-[.W$5])/13" table:style-name="ce1">
            <text:p>1.171758242</text:p>
          </table:table-cell>
          <table:table-cell office:value-type="float" office:value="1.2185164835164841" table:formula="of:=[.X13]+([.X$18]-[.X$5])/13" table:style-name="ce1">
            <text:p>1.21851648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0.81076923076923102" table:formula="of:=[.O14]+([.O$18]-[.O$5])/13" table:style-name="ce1">
            <text:p>0.810769231</text:p>
          </table:table-cell>
          <table:table-cell office:value-type="float" office:value="0.85565934065934013" table:formula="of:=[.P14]+([.P$18]-[.P$5])/13" table:style-name="ce1">
            <text:p>0.855659341</text:p>
          </table:table-cell>
          <table:table-cell office:value-type="float" office:value="0.90054945054945035" table:formula="of:=[.Q14]+([.Q$18]-[.Q$5])/13" table:style-name="ce1">
            <text:p>0.900549451</text:p>
          </table:table-cell>
          <table:table-cell office:value-type="float" office:value="0.94543956043956057" table:formula="of:=[.R14]+([.R$18]-[.R$5])/13" table:style-name="ce1">
            <text:p>0.94543956</text:p>
          </table:table-cell>
          <table:table-cell office:value-type="float" office:value="0.99032967032967079" table:formula="of:=[.S14]+([.S$18]-[.S$5])/13" table:style-name="ce1">
            <text:p>0.99032967</text:p>
          </table:table-cell>
          <table:table-cell office:value-type="float" office:value="1.03521978021978" table:formula="of:=[.T14]+([.T$18]-[.T$5])/13" table:style-name="ce1">
            <text:p>1.03521978</text:p>
          </table:table-cell>
          <table:table-cell office:value-type="float" office:value="1.0801098901098911" table:formula="of:=[.U14]+([.U$18]-[.U$5])/13" table:style-name="ce1">
            <text:p>1.08010989</text:p>
          </table:table-cell>
          <table:table-cell office:value-type="float" office:value="1.125" table:formula="of:=[.V14]+([.V$18]-[.V$5])/13" table:style-name="ce1">
            <text:p>1.125</text:p>
          </table:table-cell>
          <table:table-cell office:value-type="float" office:value="1.1698901098901091" table:formula="of:=[.W14]+([.W$18]-[.W$5])/13" table:style-name="ce1">
            <text:p>1.16989011</text:p>
          </table:table-cell>
          <table:table-cell office:value-type="float" office:value="1.2147802197802204" table:formula="of:=[.X14]+([.X$18]-[.X$5])/13" table:style-name="ce1">
            <text:p>1.2147802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0.82384615384615412" table:formula="of:=[.O15]+([.O$18]-[.O$5])/13" table:style-name="ce1">
            <text:p>0.823846154</text:p>
          </table:table-cell>
          <table:table-cell office:value-type="float" office:value="0.86686813186813128" table:formula="of:=[.P15]+([.P$18]-[.P$5])/13" table:style-name="ce1">
            <text:p>0.866868132</text:p>
          </table:table-cell>
          <table:table-cell office:value-type="float" office:value="0.90989010989010966" table:formula="of:=[.Q15]+([.Q$18]-[.Q$5])/13" table:style-name="ce1">
            <text:p>0.90989011</text:p>
          </table:table-cell>
          <table:table-cell office:value-type="float" office:value="0.95291208791208803" table:formula="of:=[.R15]+([.R$18]-[.R$5])/13" table:style-name="ce1">
            <text:p>0.952912088</text:p>
          </table:table-cell>
          <table:table-cell office:value-type="float" office:value="0.99593406593406641" table:formula="of:=[.S15]+([.S$18]-[.S$5])/13" table:style-name="ce1">
            <text:p>0.995934066</text:p>
          </table:table-cell>
          <table:table-cell office:value-type="float" office:value="1.0389560439560437" table:formula="of:=[.T15]+([.T$18]-[.T$5])/13" table:style-name="ce1">
            <text:p>1.038956044</text:p>
          </table:table-cell>
          <table:table-cell office:value-type="float" office:value="1.0819780219780231" table:formula="of:=[.U15]+([.U$18]-[.U$5])/13" table:style-name="ce1">
            <text:p>1.081978022</text:p>
          </table:table-cell>
          <table:table-cell office:value-type="float" office:value="1.125" table:formula="of:=[.V15]+([.V$18]-[.V$5])/13" table:style-name="ce1">
            <text:p>1.125</text:p>
          </table:table-cell>
          <table:table-cell office:value-type="float" office:value="1.1680219780219772" table:formula="of:=[.W15]+([.W$18]-[.W$5])/13" table:style-name="ce1">
            <text:p>1.168021978</text:p>
          </table:table-cell>
          <table:table-cell office:value-type="float" office:value="1.2110439560439568" table:formula="of:=[.X15]+([.X$18]-[.X$5])/13" table:style-name="ce1">
            <text:p>1.211043956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0.83692307692307721" table:formula="of:=[.O16]+([.O$18]-[.O$5])/13" table:style-name="ce1">
            <text:p>0.836923077</text:p>
          </table:table-cell>
          <table:table-cell office:value-type="float" office:value="0.87807692307692242" table:formula="of:=[.P16]+([.P$18]-[.P$5])/13" table:style-name="ce1">
            <text:p>0.878076923</text:p>
          </table:table-cell>
          <table:table-cell office:value-type="float" office:value="0.91923076923076896" table:formula="of:=[.Q16]+([.Q$18]-[.Q$5])/13" table:style-name="ce1">
            <text:p>0.919230769</text:p>
          </table:table-cell>
          <table:table-cell office:value-type="float" office:value="0.9603846153846155" table:formula="of:=[.R16]+([.R$18]-[.R$5])/13" table:style-name="ce1">
            <text:p>0.960384615</text:p>
          </table:table-cell>
          <table:table-cell office:value-type="float" office:value="1.0015384615384619" table:formula="of:=[.S16]+([.S$18]-[.S$5])/13" table:style-name="ce1">
            <text:p>1.001538462</text:p>
          </table:table-cell>
          <table:table-cell office:value-type="float" office:value="1.0426923076923074" table:formula="of:=[.T16]+([.T$18]-[.T$5])/13" table:style-name="ce1">
            <text:p>1.042692308</text:p>
          </table:table-cell>
          <table:table-cell office:value-type="float" office:value="1.083846153846155" table:formula="of:=[.U16]+([.U$18]-[.U$5])/13" table:style-name="ce1">
            <text:p>1.083846154</text:p>
          </table:table-cell>
          <table:table-cell office:value-type="float" office:value="1.125" table:formula="of:=[.V16]+([.V$18]-[.V$5])/13" table:style-name="ce1">
            <text:p>1.125</text:p>
          </table:table-cell>
          <table:table-cell office:value-type="float" office:value="1.1661538461538452" table:formula="of:=[.W16]+([.W$18]-[.W$5])/13" table:style-name="ce1">
            <text:p>1.166153846</text:p>
          </table:table-cell>
          <table:table-cell office:value-type="float" office:value="1.2073076923076931" table:formula="of:=[.X16]+([.X$18]-[.X$5])/13" table:style-name="ce1">
            <text:p>1.207307692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0.85" table:style-name="ce1">
            <text:p>0.85</text:p>
          </table:table-cell>
          <table:table-cell office:value-type="float" office:value="0.88928571428571423" table:formula="of:=[.O18]+([.$V$18]-[.$O$18])/7" table:style-name="ce1">
            <text:p>0.889285714</text:p>
          </table:table-cell>
          <table:table-cell office:value-type="float" office:value="0.92857142857142849" table:formula="of:=[.P18]+([.$V$18]-[.$O$18])/7" table:style-name="ce1">
            <text:p>0.928571429</text:p>
          </table:table-cell>
          <table:table-cell office:value-type="float" office:value="0.96785714285714275" table:formula="of:=[.Q18]+([.$V$18]-[.$O$18])/7" table:style-name="ce1">
            <text:p>0.967857143</text:p>
          </table:table-cell>
          <table:table-cell office:value-type="float" office:value="1.0071428571428571" table:formula="of:=[.R18]+([.$V$18]-[.$O$18])/7" table:style-name="ce1">
            <text:p>1.007142857</text:p>
          </table:table-cell>
          <table:table-cell office:value-type="float" office:value="1.0464285714285715" table:formula="of:=[.S18]+([.$V$18]-[.$O$18])/7" table:style-name="ce1">
            <text:p>1.046428571</text:p>
          </table:table-cell>
          <table:table-cell office:value-type="float" office:value="1.0857142857142859" table:formula="of:=[.T18]+([.$V$18]-[.$O$18])/7" table:style-name="ce1">
            <text:p>1.085714286</text:p>
          </table:table-cell>
          <table:table-cell office:value-type="float" office:value="1.125" table:style-name="ce1">
            <text:p>1.125</text:p>
          </table:table-cell>
          <table:table-cell office:value-type="float" office:value="1.1642857142857144" table:formula="of:=[.V18]+([.$V$18]-[.$O$18])/7" table:style-name="ce1">
            <text:p>1.164285714</text:p>
          </table:table-cell>
          <table:table-cell office:value-type="float" office:value="1.2035714285714287" table:formula="of:=[.W18]+([.$V$18]-[.$O$18])/7" table:style-name="ce1">
            <text:p>1.203571429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0.86307692307692307" table:formula="of:=[.O18]+([.O$18]-[.O$5])/13" table:style-name="ce1">
            <text:p>0.863076923</text:p>
          </table:table-cell>
          <table:table-cell office:value-type="float" office:value="0.90049450549450538" table:formula="of:=[.P18]+([.P$18]-[.P$5])/13" table:style-name="ce1">
            <text:p>0.900494505</text:p>
          </table:table-cell>
          <table:table-cell office:value-type="float" office:value="0.9379120879120878" table:formula="of:=[.Q18]+([.Q$18]-[.Q$5])/13" table:style-name="ce1">
            <text:p>0.937912088</text:p>
          </table:table-cell>
          <table:table-cell office:value-type="float" office:value="0.97532967032967022" table:formula="of:=[.R18]+([.R$18]-[.R$5])/13" table:style-name="ce1">
            <text:p>0.97532967</text:p>
          </table:table-cell>
          <table:table-cell office:value-type="float" office:value="1.0127472527472527" table:formula="of:=[.S18]+([.S$18]-[.S$5])/13" table:style-name="ce1">
            <text:p>1.012747253</text:p>
          </table:table-cell>
          <table:table-cell office:value-type="float" office:value="1.0501648351648352" table:formula="of:=[.T18]+([.T$18]-[.T$5])/13" table:style-name="ce1">
            <text:p>1.050164835</text:p>
          </table:table-cell>
          <table:table-cell office:value-type="float" office:value="1.0875824175824178" table:formula="of:=[.U18]+([.U$18]-[.U$5])/13" table:style-name="ce1">
            <text:p>1.087582418</text:p>
          </table:table-cell>
          <table:table-cell office:value-type="float" office:value="1.125" table:formula="of:=[.V18]+([.V$18]-[.V$5])/13" table:style-name="ce1">
            <text:p>1.125</text:p>
          </table:table-cell>
          <table:table-cell office:value-type="float" office:value="1.1624175824175824" table:formula="of:=[.W18]+([.W$18]-[.W$5])/13" table:style-name="ce1">
            <text:p>1.162417582</text:p>
          </table:table-cell>
          <table:table-cell office:value-type="float" office:value="1.1998351648351651" table:formula="of:=[.X18]+([.X$18]-[.X$5])/13" table:style-name="ce1">
            <text:p>1.199835165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0.87615384615384617" table:formula="of:=[.O19]+([.O$18]-[.O$5])/13" table:style-name="ce1">
            <text:p>0.876153846</text:p>
          </table:table-cell>
          <table:table-cell office:value-type="float" office:value="0.91170329670329653" table:formula="of:=[.P19]+([.P$18]-[.P$5])/13" table:style-name="ce1">
            <text:p>0.911703297</text:p>
          </table:table-cell>
          <table:table-cell office:value-type="float" office:value="0.94725274725274711" table:formula="of:=[.Q19]+([.Q$18]-[.Q$5])/13" table:style-name="ce1">
            <text:p>0.947252747</text:p>
          </table:table-cell>
          <table:table-cell office:value-type="float" office:value="0.98280219780219769" table:formula="of:=[.R19]+([.R$18]-[.R$5])/13" table:style-name="ce1">
            <text:p>0.982802198</text:p>
          </table:table-cell>
          <table:table-cell office:value-type="float" office:value="1.0183516483516484" table:formula="of:=[.S19]+([.S$18]-[.S$5])/13" table:style-name="ce1">
            <text:p>1.018351648</text:p>
          </table:table-cell>
          <table:table-cell office:value-type="float" office:value="1.0539010989010988" table:formula="of:=[.T19]+([.T$18]-[.T$5])/13" table:style-name="ce1">
            <text:p>1.053901099</text:p>
          </table:table-cell>
          <table:table-cell office:value-type="float" office:value="1.0894505494505498" table:formula="of:=[.U19]+([.U$18]-[.U$5])/13" table:style-name="ce1">
            <text:p>1.089450549</text:p>
          </table:table-cell>
          <table:table-cell office:value-type="float" office:value="1.125" table:formula="of:=[.V19]+([.V$18]-[.V$5])/13" table:style-name="ce1">
            <text:p>1.125</text:p>
          </table:table-cell>
          <table:table-cell office:value-type="float" office:value="1.1605494505494505" table:formula="of:=[.W19]+([.W$18]-[.W$5])/13" table:style-name="ce1">
            <text:p>1.160549451</text:p>
          </table:table-cell>
          <table:table-cell office:value-type="float" office:value="1.1960989010989014" table:formula="of:=[.X19]+([.X$18]-[.X$5])/13" table:style-name="ce1">
            <text:p>1.196098901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0.88923076923076927" table:formula="of:=[.O20]+([.O$18]-[.O$5])/13" table:style-name="ce1">
            <text:p>0.889230769</text:p>
          </table:table-cell>
          <table:table-cell office:value-type="float" office:value="0.92291208791208768" table:formula="of:=[.P20]+([.P$18]-[.P$5])/13" table:style-name="ce1">
            <text:p>0.922912088</text:p>
          </table:table-cell>
          <table:table-cell office:value-type="float" office:value="0.95659340659340641" table:formula="of:=[.Q20]+([.Q$18]-[.Q$5])/13" table:style-name="ce1">
            <text:p>0.956593407</text:p>
          </table:table-cell>
          <table:table-cell office:value-type="float" office:value="0.99027472527472515" table:formula="of:=[.R20]+([.R$18]-[.R$5])/13" table:style-name="ce1">
            <text:p>0.990274725</text:p>
          </table:table-cell>
          <table:table-cell office:value-type="float" office:value="1.023956043956044" table:formula="of:=[.S20]+([.S$18]-[.S$5])/13" table:style-name="ce1">
            <text:p>1.023956044</text:p>
          </table:table-cell>
          <table:table-cell office:value-type="float" office:value="1.0576373626373625" table:formula="of:=[.T20]+([.T$18]-[.T$5])/13" table:style-name="ce1">
            <text:p>1.057637363</text:p>
          </table:table-cell>
          <table:table-cell office:value-type="float" office:value="1.0913186813186817" table:formula="of:=[.U20]+([.U$18]-[.U$5])/13" table:style-name="ce1">
            <text:p>1.091318681</text:p>
          </table:table-cell>
          <table:table-cell office:value-type="float" office:value="1.125" table:formula="of:=[.V20]+([.V$18]-[.V$5])/13" table:style-name="ce1">
            <text:p>1.125</text:p>
          </table:table-cell>
          <table:table-cell office:value-type="float" office:value="1.1586813186813185" table:formula="of:=[.W20]+([.W$18]-[.W$5])/13" table:style-name="ce1">
            <text:p>1.158681319</text:p>
          </table:table-cell>
          <table:table-cell office:value-type="float" office:value="1.1923626373626377" table:formula="of:=[.X20]+([.X$18]-[.X$5])/13" table:style-name="ce1">
            <text:p>1.192362637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0.90230769230769237" table:formula="of:=[.O21]+([.O$18]-[.O$5])/13" table:style-name="ce1">
            <text:p>0.902307692</text:p>
          </table:table-cell>
          <table:table-cell office:value-type="float" office:value="0.93412087912087882" table:formula="of:=[.P21]+([.P$18]-[.P$5])/13" table:style-name="ce1">
            <text:p>0.934120879</text:p>
          </table:table-cell>
          <table:table-cell office:value-type="float" office:value="0.96593406593406572" table:formula="of:=[.Q21]+([.Q$18]-[.Q$5])/13" table:style-name="ce1">
            <text:p>0.965934066</text:p>
          </table:table-cell>
          <table:table-cell office:value-type="float" office:value="0.99774725274725262" table:formula="of:=[.R21]+([.R$18]-[.R$5])/13" table:style-name="ce1">
            <text:p>0.997747253</text:p>
          </table:table-cell>
          <table:table-cell office:value-type="float" office:value="1.0295604395604396" table:formula="of:=[.S21]+([.S$18]-[.S$5])/13" table:style-name="ce1">
            <text:p>1.02956044</text:p>
          </table:table-cell>
          <table:table-cell office:value-type="float" office:value="1.0613736263736262" table:formula="of:=[.T21]+([.T$18]-[.T$5])/13" table:style-name="ce1">
            <text:p>1.061373626</text:p>
          </table:table-cell>
          <table:table-cell office:value-type="float" office:value="1.0931868131868137" table:formula="of:=[.U21]+([.U$18]-[.U$5])/13" table:style-name="ce1">
            <text:p>1.093186813</text:p>
          </table:table-cell>
          <table:table-cell office:value-type="float" office:value="1.125" table:formula="of:=[.V21]+([.V$18]-[.V$5])/13" table:style-name="ce1">
            <text:p>1.125</text:p>
          </table:table-cell>
          <table:table-cell office:value-type="float" office:value="1.1568131868131866" table:formula="of:=[.W21]+([.W$18]-[.W$5])/13" table:style-name="ce1">
            <text:p>1.156813187</text:p>
          </table:table-cell>
          <table:table-cell office:value-type="float" office:value="1.188626373626374" table:formula="of:=[.X21]+([.X$18]-[.X$5])/13" table:style-name="ce1">
            <text:p>1.188626374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4357142857142866" table:formula="of:=[.B25]+([.$I$25]-[.$B$25])/7" table:style-name="ce1">
            <text:p>0.743571429</text:p>
          </table:table-cell>
          <table:table-cell office:value-type="float" office:value="0.80714285714285727" table:formula="of:=[.C25]+([.$I$25]-[.$B$25])/7" table:style-name="ce1">
            <text:p>0.807142857</text:p>
          </table:table-cell>
          <table:table-cell office:value-type="float" office:value="0.87071428571428588" table:formula="of:=[.D25]+([.$I$25]-[.$B$25])/7" table:style-name="ce1">
            <text:p>0.870714286</text:p>
          </table:table-cell>
          <table:table-cell office:value-type="float" office:value="0.9342857142857145" table:formula="of:=[.E25]+([.$I$25]-[.$B$25])/7" table:style-name="ce1">
            <text:p>0.934285714</text:p>
          </table:table-cell>
          <table:table-cell office:value-type="float" office:value="0.99785714285714311" table:formula="of:=[.F25]+([.$I$25]-[.$B$25])/7" table:style-name="ce1">
            <text:p>0.997857143</text:p>
          </table:table-cell>
          <table:table-cell office:value-type="float" office:value="1.0614285714285716" table:formula="of:=[.G25]+([.$I$25]-[.$B$25])/7" table:style-name="ce1">
            <text:p>1.061428571</text:p>
          </table:table-cell>
          <table:table-cell office:value-type="float" office:value="1.125" table:style-name="ce1">
            <text:p>1.125</text:p>
          </table:table-cell>
          <table:table-cell office:value-type="float" office:value="1.1885714285714286" table:formula="of:=[.I25]+([.$I$25]-[.$B$25])/7" table:style-name="ce1">
            <text:p>1.188571429</text:p>
          </table:table-cell>
          <table:table-cell office:value-type="float" office:value="1.2521428571428572" table:formula="of:=[.J25]+([.$I$25]-[.$B$25])/7" table:style-name="ce1">
            <text:p>1.252142857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8388000000001E-2" table:formula="of:=[.B4]*[.B$25]" table:style-name="ce1">
            <text:p>0.06238388</text:p>
          </table:table-cell>
          <table:table-cell office:value-type="float" office:value="4.2398442857142865E-2" table:formula="of:=[.C4]*[.C$25]" table:style-name="ce1">
            <text:p>0.042398443</text:p>
          </table:table-cell>
          <table:table-cell office:value-type="float" office:value="2.5448407142857149E-2" table:formula="of:=[.D4]*[.D$25]" table:style-name="ce1">
            <text:p>0.025448407</text:p>
          </table:table-cell>
          <table:table-cell office:value-type="float" office:value="1.2273588571428573E-2" table:formula="of:=[.E4]*[.E$25]" table:style-name="ce1">
            <text:p>0.012273589</text:p>
          </table:table-cell>
          <table:table-cell office:value-type="float" office:value="-1.614819428571429E-2" table:formula="of:=[.F4]*[.F$25]" table:style-name="ce1">
            <text:p>-0.016148194</text:p>
          </table:table-cell>
          <table:table-cell office:value-type="float" office:value="-3.7204105714285722E-2" table:formula="of:=[.G4]*[.G$25]" table:style-name="ce1">
            <text:p>-0.037204106</text:p>
          </table:table-cell>
          <table:table-cell office:value-type="float" office:value="-6.0583158571428583E-2" table:formula="of:=[.H4]*[.H$25]" table:style-name="ce1">
            <text:p>-0.060583159</text:p>
          </table:table-cell>
          <table:table-cell office:value-type="float" office:value="-0.23157112499999999" table:formula="of:=[.I4]*[.I$25]" table:style-name="ce1">
            <text:p>-0.231571125</text:p>
          </table:table-cell>
          <table:table-cell office:value-type="float" office:value="-0.37487423999999997" table:formula="of:=[.J4]*[.J$25]" table:style-name="ce1">
            <text:p>-0.37487424</text:p>
          </table:table-cell>
          <table:table-cell office:value-type="float" office:value="-0.61194350071428572" table:formula="of:=[.K4]*[.K$25]" table:style-name="ce1">
            <text:p>-0.6119435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1184190000000006E-2" table:formula="of:=[.B4]*[.O4]" table:style-name="ce1">
            <text:p>0.06118419</text:p>
          </table:table-cell>
          <table:table-cell office:value-type="float" office:value="4.1759317582417591E-2" table:formula="of:=[.C4]*[.P4]" table:style-name="ce1">
            <text:p>0.041759318</text:p>
          </table:table-cell>
          <table:table-cell office:value-type="float" office:value="2.51539054945055E-2" table:formula="of:=[.D4]*[.Q4]" table:style-name="ce1">
            <text:p>0.025153905</text:p>
          </table:table-cell>
          <table:table-cell office:value-type="float" office:value="1.2168255824175826E-2" table:formula="of:=[.E4]*[.R4]" table:style-name="ce1">
            <text:p>0.012168256</text:p>
          </table:table-cell>
          <table:table-cell office:value-type="float" office:value="-1.6051327912087916E-2" table:formula="of:=[.F4]*[.S4]" table:style-name="ce1">
            <text:p>-0.016051328</text:p>
          </table:table-cell>
          <table:table-cell office:value-type="float" office:value="-3.7064802857142864E-2" table:formula="of:=[.G4]*[.T4]" table:style-name="ce1">
            <text:p>-0.037064803</text:p>
          </table:table-cell>
          <table:table-cell office:value-type="float" office:value="-6.047653120879122E-2" table:formula="of:=[.H4]*[.U4]" table:style-name="ce1">
            <text:p>-0.060476531</text:p>
          </table:table-cell>
          <table:table-cell office:value-type="float" office:value="-0.23157112499999999" table:formula="of:=[.I4]*[.V4]" table:style-name="ce1">
            <text:p>-0.231571125</text:p>
          </table:table-cell>
          <table:table-cell office:value-type="float" office:value="-0.37546344692307693" table:formula="of:=[.J4]*[.W4]" table:style-name="ce1">
            <text:p>-0.375463447</text:p>
          </table:table-cell>
          <table:table-cell office:value-type="float" office:value="-0.6137694763186814" table:formula="of:=[.K4]*[.X4]" table:style-name="ce1">
            <text:p>-0.613769476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7110799999999997E-2" table:formula="of:=[.B5]*[.B$25]" table:style-name="ce1">
            <text:p>0.0971108</text:p>
          </table:table-cell>
          <table:table-cell office:value-type="float" office:value="5.3697010714285724E-2" table:formula="of:=[.C5]*[.C$25]" table:style-name="ce1">
            <text:p>0.053697011</text:p>
          </table:table-cell>
          <table:table-cell office:value-type="float" office:value="3.0692414285714287E-2" table:formula="of:=[.D5]*[.D$25]" table:style-name="ce1">
            <text:p>0.030692414</text:p>
          </table:table-cell>
          <table:table-cell office:value-type="float" office:value="1.7766054285714289E-2" table:formula="of:=[.E5]*[.E$25]" table:style-name="ce1">
            <text:p>0.017766054</text:p>
          </table:table-cell>
          <table:table-cell office:value-type="float" office:value="-8.9626028571428602E-3" table:formula="of:=[.F5]*[.F$25]" table:style-name="ce1">
            <text:p>-0.008962603</text:p>
          </table:table-cell>
          <table:table-cell office:value-type="float" office:value="-2.6514062142857151E-2" table:formula="of:=[.G5]*[.G$25]" table:style-name="ce1">
            <text:p>-0.026514062</text:p>
          </table:table-cell>
          <table:table-cell office:value-type="float" office:value="-2.6064440000000005E-2" table:formula="of:=[.H5]*[.H$25]" table:style-name="ce1">
            <text:p>-0.02606444</text:p>
          </table:table-cell>
          <table:table-cell office:value-type="float" office:value="-0.17024399999999998" table:formula="of:=[.I5]*[.I$25]" table:style-name="ce1">
            <text:p>-0.170244</text:p>
          </table:table-cell>
          <table:table-cell office:value-type="float" office:value="-0.31640246857142856" table:formula="of:=[.J5]*[.J$25]" table:style-name="ce1">
            <text:p>-0.316402469</text:p>
          </table:table-cell>
          <table:table-cell office:value-type="float" office:value="-0.54972577428571434" table:formula="of:=[.K5]*[.K$25]" table:style-name="ce1">
            <text:p>-0.5497257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.7110799999999997E-2" table:formula="of:=[.B5]*[.O5]" table:style-name="ce1">
            <text:p>0.0971108</text:p>
          </table:table-cell>
          <table:table-cell office:value-type="float" office:value="5.3697010714285724E-2" table:formula="of:=[.C5]*[.P5]" table:style-name="ce1">
            <text:p>0.053697011</text:p>
          </table:table-cell>
          <table:table-cell office:value-type="float" office:value="3.0692414285714287E-2" table:formula="of:=[.D5]*[.Q5]" table:style-name="ce1">
            <text:p>0.030692414</text:p>
          </table:table-cell>
          <table:table-cell office:value-type="float" office:value="1.7766054285714289E-2" table:formula="of:=[.E5]*[.R5]" table:style-name="ce1">
            <text:p>0.017766054</text:p>
          </table:table-cell>
          <table:table-cell office:value-type="float" office:value="-8.9626028571428602E-3" table:formula="of:=[.F5]*[.S5]" table:style-name="ce1">
            <text:p>-0.008962603</text:p>
          </table:table-cell>
          <table:table-cell office:value-type="float" office:value="-2.6514062142857151E-2" table:formula="of:=[.G5]*[.T5]" table:style-name="ce1">
            <text:p>-0.026514062</text:p>
          </table:table-cell>
          <table:table-cell office:value-type="float" office:value="-2.6064440000000005E-2" table:formula="of:=[.H5]*[.U5]" table:style-name="ce1">
            <text:p>-0.02606444</text:p>
          </table:table-cell>
          <table:table-cell office:value-type="float" office:value="-0.17024399999999998" table:formula="of:=[.I5]*[.V5]" table:style-name="ce1">
            <text:p>-0.170244</text:p>
          </table:table-cell>
          <table:table-cell office:value-type="float" office:value="-0.31640246857142856" table:formula="of:=[.J5]*[.W5]" table:style-name="ce1">
            <text:p>-0.316402469</text:p>
          </table:table-cell>
          <table:table-cell office:value-type="float" office:value="-0.54972577428571434" table:formula="of:=[.K5]*[.X5]" table:style-name="ce1">
            <text:p>-0.549725774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908916000000001" table:formula="of:=[.B6]*[.B$25]" table:style-name="ce1">
            <text:p>0.12908916</text:p>
          </table:table-cell>
          <table:table-cell office:value-type="float" office:value="6.1212287142857154E-2" table:formula="of:=[.C6]*[.C$25]" table:style-name="ce1">
            <text:p>0.061212287</text:p>
          </table:table-cell>
          <table:table-cell office:value-type="float" office:value="3.3940357142857147E-2" table:formula="of:=[.D6]*[.D$25]" table:style-name="ce1">
            <text:p>0.033940357</text:p>
          </table:table-cell>
          <table:table-cell office:value-type="float" office:value="2.3289865714285721E-2" table:formula="of:=[.E6]*[.E$25]" table:style-name="ce1">
            <text:p>0.023289866</text:p>
          </table:table-cell>
          <table:table-cell office:value-type="float" office:value="1.624629428571429E-2" table:formula="of:=[.F6]*[.F$25]" table:style-name="ce1">
            <text:p>0.016246294</text:p>
          </table:table-cell>
          <table:table-cell office:value-type="float" office:value="3.981450000000001E-3" table:formula="of:=[.G6]*[.G$25]" table:style-name="ce1">
            <text:p>0.00398145</text:p>
          </table:table-cell>
          <table:table-cell office:value-type="float" office:value="-2.8574718571428577E-2" table:formula="of:=[.H6]*[.H$25]" table:style-name="ce1">
            <text:p>-0.028574719</text:p>
          </table:table-cell>
          <table:table-cell office:value-type="float" office:value="-6.3915750000000007E-2" table:formula="of:=[.I6]*[.I$25]" table:style-name="ce1">
            <text:p>-0.06391575</text:p>
          </table:table-cell>
          <table:table-cell office:value-type="float" office:value="-9.739867428571429E-2" table:formula="of:=[.J6]*[.J$25]" table:style-name="ce1">
            <text:p>-0.097398674</text:p>
          </table:table-cell>
          <table:table-cell office:value-type="float" office:value="-0.46253030214285723" table:formula="of:=[.K6]*[.K$25]" table:style-name="ce1">
            <text:p>-0.4625303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13157164384615386" table:formula="of:=[.B6]*[.O6]" table:style-name="ce1">
            <text:p>0.131571644</text:p>
          </table:table-cell>
          <table:table-cell office:value-type="float" office:value="6.2135017252747261E-2" table:formula="of:=[.C6]*[.P6]" table:style-name="ce1">
            <text:p>0.062135017</text:p>
          </table:table-cell>
          <table:table-cell office:value-type="float" office:value="3.4333131868131868E-2" table:formula="of:=[.D6]*[.Q6]" table:style-name="ce1">
            <text:p>0.034333132</text:p>
          </table:table-cell>
          <table:table-cell office:value-type="float" office:value="2.3489740879120886E-2" table:formula="of:=[.E6]*[.R6]" table:style-name="ce1">
            <text:p>0.023489741</text:p>
          </table:table-cell>
          <table:table-cell office:value-type="float" office:value="1.6343749120879127E-2" table:formula="of:=[.F6]*[.S6]" table:style-name="ce1">
            <text:p>0.016343749</text:p>
          </table:table-cell>
          <table:table-cell office:value-type="float" office:value="3.9963576923076928E-3" table:formula="of:=[.G6]*[.T6]" table:style-name="ce1">
            <text:p>0.003996358</text:p>
          </table:table-cell>
          <table:table-cell office:value-type="float" office:value="-2.8625010549450557E-2" table:formula="of:=[.H6]*[.U6]" table:style-name="ce1">
            <text:p>-0.028625011</text:p>
          </table:table-cell>
          <table:table-cell office:value-type="float" office:value="-6.3915750000000007E-2" table:formula="of:=[.I6]*[.V6]" table:style-name="ce1">
            <text:p>-0.06391575</text:p>
          </table:table-cell>
          <table:table-cell office:value-type="float" office:value="-9.7245588351648357E-2" table:formula="of:=[.J6]*[.W6]" table:style-name="ce1">
            <text:p>-0.097245588</text:p>
          </table:table-cell>
          <table:table-cell office:value-type="float" office:value="-0.46115015994505504" table:formula="of:=[.K6]*[.X6]" table:style-name="ce1">
            <text:p>-0.46115016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830076000000003" table:formula="of:=[.B7]*[.B$25]" table:style-name="ce1">
            <text:p>0.17830076</text:p>
          </table:table-cell>
          <table:table-cell office:value-type="float" office:value="9.372494785714286E-2" table:formula="of:=[.C7]*[.C$25]" table:style-name="ce1">
            <text:p>0.093724948</text:p>
          </table:table-cell>
          <table:table-cell office:value-type="float" office:value="6.2316271428571435E-2" table:formula="of:=[.D7]*[.D$25]" table:style-name="ce1">
            <text:p>0.062316271</text:p>
          </table:table-cell>
          <table:table-cell office:value-type="float" office:value="3.9984070714285717E-2" table:formula="of:=[.E7]*[.E$25]" table:style-name="ce1">
            <text:p>0.039984071</text:p>
          </table:table-cell>
          <table:table-cell office:value-type="float" office:value="2.3094608571428577E-2" table:formula="of:=[.F7]*[.F$25]" table:style-name="ce1">
            <text:p>0.023094609</text:p>
          </table:table-cell>
          <table:table-cell office:value-type="float" office:value="6.0490100000000014E-3" table:formula="of:=[.G7]*[.G$25]" table:style-name="ce1">
            <text:p>0.00604901</text:p>
          </table:table-cell>
          <table:table-cell office:value-type="float" office:value="-2.9848432857142865E-3" table:formula="of:=[.H7]*[.H$25]" table:style-name="ce1">
            <text:p>-0.002984843</text:p>
          </table:table-cell>
          <table:table-cell office:value-type="float" office:value="-2.5649999999999999E-2" table:formula="of:=[.I7]*[.I$25]" table:style-name="ce1">
            <text:p>-0.02565</text:p>
          </table:table-cell>
          <table:table-cell office:value-type="float" office:value="-8.2867200000000002E-2" table:formula="of:=[.J7]*[.J$25]" table:style-name="ce1">
            <text:p>-0.0828672</text:p>
          </table:table-cell>
          <table:table-cell office:value-type="float" office:value="-0.36766795928571427" table:formula="of:=[.K7]*[.K$25]" table:style-name="ce1">
            <text:p>-0.36766795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18515848153846157" table:formula="of:=[.B7]*[.O7]" table:style-name="ce1">
            <text:p>0.185158482</text:p>
          </table:table-cell>
          <table:table-cell office:value-type="float" office:value="9.6550616868131864E-2" table:formula="of:=[.C7]*[.P7]" table:style-name="ce1">
            <text:p>0.096550617</text:p>
          </table:table-cell>
          <table:table-cell office:value-type="float" office:value="6.3758581318681326E-2" table:formula="of:=[.D7]*[.Q7]" table:style-name="ce1">
            <text:p>0.063758581</text:p>
          </table:table-cell>
          <table:table-cell office:value-type="float" office:value="4.0670362582417588E-2" table:formula="of:=[.E7]*[.R7]" table:style-name="ce1">
            <text:p>0.040670363</text:p>
          </table:table-cell>
          <table:table-cell office:value-type="float" office:value="2.3371678681318689E-2" table:formula="of:=[.F7]*[.S7]" table:style-name="ce1">
            <text:p>0.023371679</text:p>
          </table:table-cell>
          <table:table-cell office:value-type="float" office:value="6.0943084615384625E-3" table:formula="of:=[.G7]*[.T7]" table:style-name="ce1">
            <text:p>0.006094308</text:p>
          </table:table-cell>
          <table:table-cell office:value-type="float" office:value="-2.995350032967034E-3" table:formula="of:=[.H7]*[.U7]" table:style-name="ce1">
            <text:p>-0.00299535</text:p>
          </table:table-cell>
          <table:table-cell office:value-type="float" office:value="-2.5649999999999999E-2" table:formula="of:=[.I7]*[.V7]" table:style-name="ce1">
            <text:p>-0.02565</text:p>
          </table:table-cell>
          <table:table-cell office:value-type="float" office:value="-8.2606707692307685E-2" table:formula="of:=[.J7]*[.W7]" table:style-name="ce1">
            <text:p>-0.082606708</text:p>
          </table:table-cell>
          <table:table-cell office:value-type="float" office:value="-0.36547379357142862" table:formula="of:=[.K7]*[.X7]" table:style-name="ce1">
            <text:p>-0.365473794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2455640000000004" table:formula="of:=[.B8]*[.B$25]" table:style-name="ce1">
            <text:p>0.2245564</text:p>
          </table:table-cell>
          <table:table-cell office:value-type="float" office:value="0.12102145500000003" table:formula="of:=[.C8]*[.C$25]" table:style-name="ce1">
            <text:p>0.121021455</text:p>
          </table:table-cell>
          <table:table-cell office:value-type="float" office:value="0.10015674285714288" table:formula="of:=[.D8]*[.D$25]" table:style-name="ce1">
            <text:p>0.100156743</text:p>
          </table:table-cell>
          <table:table-cell office:value-type="float" office:value="6.0583429285714301E-2" table:formula="of:=[.E8]*[.E$25]" table:style-name="ce1">
            <text:p>0.060583429</text:p>
          </table:table-cell>
          <table:table-cell office:value-type="float" office:value="5.4099814285714296E-2" table:formula="of:=[.F8]*[.F$25]" table:style-name="ce1">
            <text:p>0.054099814</text:p>
          </table:table-cell>
          <table:table-cell office:value-type="float" office:value="4.9514669285714297E-2" table:formula="of:=[.G8]*[.G$25]" table:style-name="ce1">
            <text:p>0.049514669</text:p>
          </table:table-cell>
          <table:table-cell office:value-type="float" office:value="3.1619957142857147E-2" table:formula="of:=[.H8]*[.H$25]" table:style-name="ce1">
            <text:p>0.031619957</text:p>
          </table:table-cell>
          <table:table-cell office:value-type="float" office:value="6.1069499999999999E-2" table:formula="of:=[.I8]*[.I$25]" table:style-name="ce1">
            <text:p>0.0610695</text:p>
          </table:table-cell>
          <table:table-cell office:value-type="float" office:value="6.4441965714285718E-2" table:formula="of:=[.J8]*[.J$25]" table:style-name="ce1">
            <text:p>0.064441966</text:p>
          </table:table-cell>
          <table:table-cell office:value-type="float" office:value="-0.2762602785714286" table:formula="of:=[.K8]*[.K$25]" table:style-name="ce1">
            <text:p>-0.27626027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23751157692307698" table:formula="of:=[.B8]*[.O8]" table:style-name="ce1">
            <text:p>0.237511577</text:p>
          </table:table-cell>
          <table:table-cell office:value-type="float" office:value="0.1264943826923077" table:formula="of:=[.C8]*[.P8]" table:style-name="ce1">
            <text:p>0.126494383</text:p>
          </table:table-cell>
          <table:table-cell office:value-type="float" office:value="0.10363393406593407" table:formula="of:=[.D8]*[.Q8]" table:style-name="ce1">
            <text:p>0.103633934</text:p>
          </table:table-cell>
          <table:table-cell office:value-type="float" office:value="6.2143222252747266E-2" table:formula="of:=[.E8]*[.R8]" table:style-name="ce1">
            <text:p>0.062143222</text:p>
          </table:table-cell>
          <table:table-cell office:value-type="float" office:value="5.5073381868131883E-2" table:formula="of:=[.F8]*[.S8]" table:style-name="ce1">
            <text:p>0.055073382</text:p>
          </table:table-cell>
          <table:table-cell office:value-type="float" office:value="5.0070860714285723E-2" table:formula="of:=[.G8]*[.T8]" table:style-name="ce1">
            <text:p>0.050070861</text:p>
          </table:table-cell>
          <table:table-cell office:value-type="float" office:value="3.1786912087912102E-2" table:formula="of:=[.H8]*[.U8]" table:style-name="ce1">
            <text:p>0.031786912</text:p>
          </table:table-cell>
          <table:table-cell office:value-type="float" office:value="6.1069499999999999E-2" table:formula="of:=[.I8]*[.V8]" table:style-name="ce1">
            <text:p>0.0610695</text:p>
          </table:table-cell>
          <table:table-cell office:value-type="float" office:value="6.4138106593406588E-2" table:formula="of:=[.J8]*[.W8]" table:style-name="ce1">
            <text:p>0.064138107</text:p>
          </table:table-cell>
          <table:table-cell office:value-type="float" office:value="-0.27378728296703303" table:formula="of:=[.K8]*[.X8]" table:style-name="ce1">
            <text:p>-0.273787283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743924000000002" table:formula="of:=[.B9]*[.B$25]" table:style-name="ce1">
            <text:p>0.26743924</text:p>
          </table:table-cell>
          <table:table-cell office:value-type="float" office:value="0.18596424" table:formula="of:=[.C9]*[.C$25]" table:style-name="ce1">
            <text:p>0.18596424</text:p>
          </table:table-cell>
          <table:table-cell office:value-type="float" office:value="0.12648493571428573" table:formula="of:=[.D9]*[.D$25]" table:style-name="ce1">
            <text:p>0.126484936</text:p>
          </table:table-cell>
          <table:table-cell office:value-type="float" office:value="9.7884829285714306E-2" table:formula="of:=[.E9]*[.E$25]" table:style-name="ce1">
            <text:p>0.097884829</text:p>
          </table:table-cell>
          <table:table-cell office:value-type="float" office:value="8.5410531428571454E-2" table:formula="of:=[.F9]*[.F$25]" table:style-name="ce1">
            <text:p>0.085410531</text:p>
          </table:table-cell>
          <table:table-cell office:value-type="float" office:value="7.6592520714285739E-2" table:formula="of:=[.G9]*[.G$25]" table:style-name="ce1">
            <text:p>0.076592521</text:p>
          </table:table-cell>
          <table:table-cell office:value-type="float" office:value="5.9535528571428582E-2" table:formula="of:=[.H9]*[.H$25]" table:style-name="ce1">
            <text:p>0.059535529</text:p>
          </table:table-cell>
          <table:table-cell office:value-type="float" office:value="2.0822625000000001E-2" table:formula="of:=[.I9]*[.I$25]" table:style-name="ce1">
            <text:p>0.020822625</text:p>
          </table:table-cell>
          <table:table-cell office:value-type="float" office:value="-6.836662857142857E-2" table:formula="of:=[.J9]*[.J$25]" table:style-name="ce1">
            <text:p>-0.068366629</text:p>
          </table:table-cell>
          <table:table-cell office:value-type="float" office:value="-0.19423240000000003" table:formula="of:=[.K9]*[.K$25]" table:style-name="ce1">
            <text:p>-0.19423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2880114892307693" table:formula="of:=[.B9]*[.O9]" table:style-name="ce1">
            <text:p>0.288011489</text:p>
          </table:table-cell>
          <table:table-cell office:value-type="float" office:value="0.19717733538461532" table:formula="of:=[.C9]*[.P9]" table:style-name="ce1">
            <text:p>0.197177335</text:p>
          </table:table-cell>
          <table:table-cell office:value-type="float" office:value="0.13233992252747254" table:formula="of:=[.D9]*[.Q9]" table:style-name="ce1">
            <text:p>0.132339923</text:p>
          </table:table-cell>
          <table:table-cell office:value-type="float" office:value="0.10124504554945057" table:formula="of:=[.E9]*[.R9]" table:style-name="ce1">
            <text:p>0.101245046</text:p>
          </table:table-cell>
          <table:table-cell office:value-type="float" office:value="8.7459901978022003E-2" table:formula="of:=[.F9]*[.S9]" table:style-name="ce1">
            <text:p>0.087459902</text:p>
          </table:table-cell>
          <table:table-cell office:value-type="float" office:value="7.7739658296703318E-2" table:formula="of:=[.G9]*[.T9]" table:style-name="ce1">
            <text:p>0.077739658</text:p>
          </table:table-cell>
          <table:table-cell office:value-type="float" office:value="5.9954662637362668E-2" table:formula="of:=[.H9]*[.U9]" table:style-name="ce1">
            <text:p>0.059954663</text:p>
          </table:table-cell>
          <table:table-cell office:value-type="float" office:value="2.0822625000000001E-2" table:formula="of:=[.I9]*[.V9]" table:style-name="ce1">
            <text:p>0.020822625</text:p>
          </table:table-cell>
          <table:table-cell office:value-type="float" office:value="-6.793680879120878E-2" table:formula="of:=[.J9]*[.W9]" table:style-name="ce1">
            <text:p>-0.067936809</text:p>
          </table:table-cell>
          <table:table-cell office:value-type="float" office:value="-0.19191412307692313" table:formula="of:=[.K9]*[.X9]" table:style-name="ce1">
            <text:p>-0.19191412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0758916000000003" table:formula="of:=[.B10]*[.B$25]" table:style-name="ce1">
            <text:p>0.30758916</text:p>
          </table:table-cell>
          <table:table-cell office:value-type="float" office:value="0.23129979000000003" table:formula="of:=[.C10]*[.C$25]" table:style-name="ce1">
            <text:p>0.23129979</text:p>
          </table:table-cell>
          <table:table-cell office:value-type="float" office:value="0.17059206428571433" table:formula="of:=[.D10]*[.D$25]" table:style-name="ce1">
            <text:p>0.170592064</text:p>
          </table:table-cell>
          <table:table-cell office:value-type="float" office:value="0.13772436142857147" table:formula="of:=[.E10]*[.E$25]" table:style-name="ce1">
            <text:p>0.137724361</text:p>
          </table:table-cell>
          <table:table-cell office:value-type="float" office:value="0.1190550942857143" table:formula="of:=[.F10]*[.F$25]" table:style-name="ce1">
            <text:p>0.119055094</text:p>
          </table:table-cell>
          <table:table-cell office:value-type="float" office:value="0.10469018214285716" table:formula="of:=[.G10]*[.G$25]" table:style-name="ce1">
            <text:p>0.104690182</text:p>
          </table:table-cell>
          <table:table-cell office:value-type="float" office:value="8.6157218571428579E-2" table:formula="of:=[.H10]*[.H$25]" table:style-name="ce1">
            <text:p>0.086157219</text:p>
          </table:table-cell>
          <table:table-cell office:value-type="float" office:value="5.3346375000000001E-2" table:formula="of:=[.I10]*[.I$25]" table:style-name="ce1">
            <text:p>0.053346375</text:p>
          </table:table-cell>
          <table:table-cell office:value-type="float" office:value="-8.79424E-3" table:formula="of:=[.J10]*[.J$25]" table:style-name="ce1">
            <text:p>-0.00879424</text:p>
          </table:table-cell>
          <table:table-cell office:value-type="float" office:value="-0.12330351571428573" table:formula="of:=[.K10]*[.K$25]" table:style-name="ce1">
            <text:p>-0.1233035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33716504076923082" table:formula="of:=[.B10]*[.O10]" table:style-name="ce1">
            <text:p>0.337165041</text:p>
          </table:table-cell>
          <table:table-cell office:value-type="float" office:value="0.24873315923076916" table:formula="of:=[.C10]*[.P10]" table:style-name="ce1">
            <text:p>0.248733159</text:p>
          </table:table-cell>
          <table:table-cell office:value-type="float" office:value="0.18046294615384617" table:formula="of:=[.D10]*[.Q10]" table:style-name="ce1">
            <text:p>0.180462946</text:p>
          </table:table-cell>
          <table:table-cell office:value-type="float" office:value="0.14363415923076928" table:formula="of:=[.E10]*[.R10]" table:style-name="ce1">
            <text:p>0.143634159</text:p>
          </table:table-cell>
          <table:table-cell office:value-type="float" office:value="0.12262590692307695" table:formula="of:=[.F10]*[.S10]" table:style-name="ce1">
            <text:p>0.122625907</text:p>
          </table:table-cell>
          <table:table-cell office:value-type="float" office:value="0.10665013269230769" table:formula="of:=[.G10]*[.T10]" table:style-name="ce1">
            <text:p>0.106650133</text:p>
          </table:table-cell>
          <table:table-cell office:value-type="float" office:value="8.6915409230769278E-2" table:formula="of:=[.H10]*[.U10]" table:style-name="ce1">
            <text:p>0.086915409</text:p>
          </table:table-cell>
          <table:table-cell office:value-type="float" office:value="5.3346375000000001E-2" table:formula="of:=[.I10]*[.V10]" table:style-name="ce1">
            <text:p>0.053346375</text:p>
          </table:table-cell>
          <table:table-cell office:value-type="float" office:value="-8.7251284615384589E-3" table:formula="of:=[.J10]*[.W10]" table:style-name="ce1">
            <text:p>-0.008725128</text:p>
          </table:table-cell>
          <table:table-cell office:value-type="float" office:value="-0.12146389153846159" table:formula="of:=[.K10]*[.X10]" table:style-name="ce1">
            <text:p>-0.121463892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4643824000000006" table:formula="of:=[.B11]*[.B$25]" table:style-name="ce1">
            <text:p>0.34643824</text:p>
          </table:table-cell>
          <table:table-cell office:value-type="float" office:value="0.27777449142857147" table:formula="of:=[.C11]*[.C$25]" table:style-name="ce1">
            <text:p>0.277774491</text:p>
          </table:table-cell>
          <table:table-cell office:value-type="float" office:value="0.2178970928571429" table:formula="of:=[.D11]*[.D$25]" table:style-name="ce1">
            <text:p>0.217897093</text:p>
          </table:table-cell>
          <table:table-cell office:value-type="float" office:value="0.18207158142857147" table:formula="of:=[.E11]*[.E$25]" table:style-name="ce1">
            <text:p>0.182071581</text:p>
          </table:table-cell>
          <table:table-cell office:value-type="float" office:value="0.15756728571428574" table:formula="of:=[.F11]*[.F$25]" table:style-name="ce1">
            <text:p>0.157567286</text:p>
          </table:table-cell>
          <table:table-cell office:value-type="float" office:value="0.13692895071428576" table:formula="of:=[.G11]*[.G$25]" table:style-name="ce1">
            <text:p>0.136928951</text:p>
          </table:table-cell>
          <table:table-cell office:value-type="float" office:value="0.11504081285714286" table:formula="of:=[.H11]*[.H$25]" table:style-name="ce1">
            <text:p>0.115040813</text:p>
          </table:table-cell>
          <table:table-cell office:value-type="float" office:value="8.5117500000000013E-2" table:formula="of:=[.I11]*[.I$25]" table:style-name="ce1">
            <text:p>0.0851175</text:p>
          </table:table-cell>
          <table:table-cell office:value-type="float" office:value="3.4116754285714285E-2" table:formula="of:=[.J11]*[.J$25]" table:style-name="ce1">
            <text:p>0.034116754</text:p>
          </table:table-cell>
          <table:table-cell office:value-type="float" office:value="-6.1942255000000002E-2" table:formula="of:=[.K11]*[.K$25]" table:style-name="ce1">
            <text:p>-0.061942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3864118830769232" table:formula="of:=[.B11]*[.O11]" table:style-name="ce1">
            <text:p>0.386411883</text:p>
          </table:table-cell>
          <table:table-cell office:value-type="float" office:value="0.30289796571428562" table:formula="of:=[.C11]*[.P11]" table:style-name="ce1">
            <text:p>0.302897966</text:p>
          </table:table-cell>
          <table:table-cell office:value-type="float" office:value="0.23302677527472526" table:formula="of:=[.D11]*[.Q11]" table:style-name="ce1">
            <text:p>0.233026775</text:p>
          </table:table-cell>
          <table:table-cell office:value-type="float" office:value="0.19144688340659344" table:formula="of:=[.E11]*[.R11]" table:style-name="ce1">
            <text:p>0.191446883</text:p>
          </table:table-cell>
          <table:table-cell office:value-type="float" office:value="0.1632383736263737" table:formula="of:=[.F11]*[.S11]" table:style-name="ce1">
            <text:p>0.163238374</text:p>
          </table:table-cell>
          <table:table-cell office:value-type="float" office:value="0.14000515862637364" table:formula="of:=[.G11]*[.T11]" table:style-name="ce1">
            <text:p>0.140005159</text:p>
          </table:table-cell>
          <table:table-cell office:value-type="float" office:value="0.11625565527472534" table:formula="of:=[.H11]*[.U11]" table:style-name="ce1">
            <text:p>0.116255655</text:p>
          </table:table-cell>
          <table:table-cell office:value-type="float" office:value="8.5117500000000013E-2" table:formula="of:=[.I11]*[.V11]" table:style-name="ce1">
            <text:p>0.0851175</text:p>
          </table:table-cell>
          <table:table-cell office:value-type="float" office:value="3.3795017142857132E-2" table:formula="of:=[.J11]*[.W11]" table:style-name="ce1">
            <text:p>0.033795017</text:p>
          </table:table-cell>
          <table:table-cell office:value-type="float" office:value="-6.0833279615384636E-2" table:formula="of:=[.K11]*[.X11]" table:style-name="ce1">
            <text:p>-0.06083328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0433752000000001" table:formula="of:=[.B12]*[.B$25]" table:style-name="ce1">
            <text:p>0.40433752</text:p>
          </table:table-cell>
          <table:table-cell office:value-type="float" office:value="0.32713796785714289" table:formula="of:=[.C12]*[.C$25]" table:style-name="ce1">
            <text:p>0.327137968</text:p>
          </table:table-cell>
          <table:table-cell office:value-type="float" office:value="0.27009340714285718" table:formula="of:=[.D12]*[.D$25]" table:style-name="ce1">
            <text:p>0.270093407</text:p>
          </table:table-cell>
          <table:table-cell office:value-type="float" office:value="0.23289604500000005" table:formula="of:=[.E12]*[.E$25]" table:style-name="ce1">
            <text:p>0.232896045</text:p>
          </table:table-cell>
          <table:table-cell office:value-type="float" office:value="0.20346220285714289" table:formula="of:=[.F12]*[.F$25]" table:style-name="ce1">
            <text:p>0.203462203</text:p>
          </table:table-cell>
          <table:table-cell office:value-type="float" office:value="0.17651993071428576" table:formula="of:=[.G12]*[.G$25]" table:style-name="ce1">
            <text:p>0.176519931</text:p>
          </table:table-cell>
          <table:table-cell office:value-type="float" office:value="0.15009024571428575" table:formula="of:=[.H12]*[.H$25]" table:style-name="ce1">
            <text:p>0.150090246</text:p>
          </table:table-cell>
          <table:table-cell office:value-type="float" office:value="0.1205415" table:formula="of:=[.I12]*[.I$25]" table:style-name="ce1">
            <text:p>0.1205415</text:p>
          </table:table-cell>
          <table:table-cell office:value-type="float" office:value="7.6729417142857151E-2" table:formula="of:=[.J12]*[.J$25]" table:style-name="ce1">
            <text:p>0.076729417</text:p>
          </table:table-cell>
          <table:table-cell office:value-type="float" office:value="-6.3057914285714282E-3" table:formula="of:=[.K12]*[.K$25]" table:style-name="ce1">
            <text:p>-0.0063057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5876757076923086" table:formula="of:=[.B12]*[.O12]" table:style-name="ce1">
            <text:p>0.458767571</text:p>
          </table:table-cell>
          <table:table-cell office:value-type="float" office:value="0.36165751401098883" table:formula="of:=[.C12]*[.P12]" table:style-name="ce1">
            <text:p>0.361657514</text:p>
          </table:table-cell>
          <table:table-cell office:value-type="float" office:value="0.2919729956043956" table:formula="of:=[.D12]*[.Q12]" table:style-name="ce1">
            <text:p>0.291972996</text:p>
          </table:table-cell>
          <table:table-cell office:value-type="float" office:value="0.24688714961538466" table:formula="of:=[.E12]*[.R12]" table:style-name="ce1">
            <text:p>0.24688715</text:p>
          </table:table-cell>
          <table:table-cell office:value-type="float" office:value="0.21200560516483524" table:formula="of:=[.F12]*[.S12]" table:style-name="ce1">
            <text:p>0.212005605</text:p>
          </table:table-cell>
          <table:table-cell office:value-type="float" office:value="0.18114651994505493" table:formula="of:=[.G12]*[.T12]" table:style-name="ce1">
            <text:p>0.18114652</text:p>
          </table:table-cell>
          <table:table-cell office:value-type="float" office:value="0.15193937494505505" table:formula="of:=[.H12]*[.U12]" table:style-name="ce1">
            <text:p>0.151939375</text:p>
          </table:table-cell>
          <table:table-cell office:value-type="float" office:value="0.1205415" table:formula="of:=[.I12]*[.V12]" table:style-name="ce1">
            <text:p>0.1205415</text:p>
          </table:table-cell>
          <table:table-cell office:value-type="float" office:value="7.5885223296703261E-2" table:formula="of:=[.J12]*[.W12]" table:style-name="ce1">
            <text:p>0.075885223</text:p>
          </table:table-cell>
          <table:table-cell office:value-type="float" office:value="-6.1740806593406613E-3" table:formula="of:=[.K12]*[.X12]" table:style-name="ce1">
            <text:p>-0.006174081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4882380000000005" table:formula="of:=[.B13]*[.B$25]" table:style-name="ce1">
            <text:p>0.4488238</text:p>
          </table:table-cell>
          <table:table-cell office:value-type="float" office:value="0.38115768857142857" table:formula="of:=[.C13]*[.C$25]" table:style-name="ce1">
            <text:p>0.381157689</text:p>
          </table:table-cell>
          <table:table-cell office:value-type="float" office:value="0.32862902142857148" table:formula="of:=[.D13]*[.D$25]" table:style-name="ce1">
            <text:p>0.328629021</text:p>
          </table:table-cell>
          <table:table-cell office:value-type="float" office:value="0.29173717500000007" table:formula="of:=[.E13]*[.E$25]" table:style-name="ce1">
            <text:p>0.291737175</text:p>
          </table:table-cell>
          <table:table-cell office:value-type="float" office:value="0.25872987428571437" table:formula="of:=[.F13]*[.F$25]" table:style-name="ce1">
            <text:p>0.258729874</text:p>
          </table:table-cell>
          <table:table-cell office:value-type="float" office:value="0.22618328071428578" table:formula="of:=[.G13]*[.G$25]" table:style-name="ce1">
            <text:p>0.226183281</text:p>
          </table:table-cell>
          <table:table-cell office:value-type="float" office:value="0.19490694428571434" table:formula="of:=[.H13]*[.H$25]" table:style-name="ce1">
            <text:p>0.194906944</text:p>
          </table:table-cell>
          <table:table-cell office:value-type="float" office:value="0.16408125000000001" table:formula="of:=[.I13]*[.I$25]" table:style-name="ce1">
            <text:p>0.16408125</text:p>
          </table:table-cell>
          <table:table-cell office:value-type="float" office:value="0.12413558857142858" table:formula="of:=[.J13]*[.J$25]" table:style-name="ce1">
            <text:p>0.124135589</text:p>
          </table:table-cell>
          <table:table-cell office:value-type="float" office:value="4.8848597142857143E-2" table:formula="of:=[.K13]*[.K$25]" table:style-name="ce1">
            <text:p>0.0488485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51787361538461552" table:formula="of:=[.B13]*[.O13]" table:style-name="ce1">
            <text:p>0.517873615</text:p>
          </table:table-cell>
          <table:table-cell office:value-type="float" office:value="0.427123058241758" table:formula="of:=[.C13]*[.P13]" table:style-name="ce1">
            <text:p>0.427123058</text:p>
          </table:table-cell>
          <table:table-cell office:value-type="float" office:value="0.35905349175824169" table:formula="of:=[.D13]*[.Q13]" table:style-name="ce1">
            <text:p>0.359053492</text:p>
          </table:table-cell>
          <table:table-cell office:value-type="float" office:value="0.3117668365384616" table:formula="of:=[.E13]*[.R13]" table:style-name="ce1">
            <text:p>0.311766837</text:p>
          </table:table-cell>
          <table:table-cell office:value-type="float" office:value="0.27114598681318691" table:formula="of:=[.F13]*[.S13]" table:style-name="ce1">
            <text:p>0.271145987</text:p>
          </table:table-cell>
          <table:table-cell office:value-type="float" office:value="0.23295844203296703" table:formula="of:=[.G13]*[.T13]" table:style-name="ce1">
            <text:p>0.232958442</text:p>
          </table:table-cell>
          <table:table-cell office:value-type="float" office:value="0.19765125989011006" table:formula="of:=[.H13]*[.U13]" table:style-name="ce1">
            <text:p>0.19765126</text:p>
          </table:table-cell>
          <table:table-cell office:value-type="float" office:value="0.16408125000000001" table:formula="of:=[.I13]*[.V13]" table:style-name="ce1">
            <text:p>0.16408125</text:p>
          </table:table-cell>
          <table:table-cell office:value-type="float" office:value="0.12257471208791203" table:formula="of:=[.J13]*[.W13]" table:style-name="ce1">
            <text:p>0.122574712</text:p>
          </table:table-cell>
          <table:table-cell office:value-type="float" office:value="4.7682524175824192E-2" table:formula="of:=[.K13]*[.X13]" table:style-name="ce1">
            <text:p>0.047682524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9884867999999999" table:formula="of:=[.B14]*[.B$25]" table:style-name="ce1">
            <text:p>0.49884868</text:p>
          </table:table-cell>
          <table:table-cell office:value-type="float" office:value="0.44131410428571433" table:formula="of:=[.C14]*[.C$25]" table:style-name="ce1">
            <text:p>0.441314104</text:p>
          </table:table-cell>
          <table:table-cell office:value-type="float" office:value="0.39434659285714291" table:formula="of:=[.D14]*[.D$25]" table:style-name="ce1">
            <text:p>0.394346593</text:p>
          </table:table-cell>
          <table:table-cell office:value-type="float" office:value="0.35927674071428578" table:formula="of:=[.E14]*[.E$25]" table:style-name="ce1">
            <text:p>0.359276741</text:p>
          </table:table-cell>
          <table:table-cell office:value-type="float" office:value="0.32434943142857148" table:formula="of:=[.F14]*[.F$25]" table:style-name="ce1">
            <text:p>0.324349431</text:p>
          </table:table-cell>
          <table:table-cell office:value-type="float" office:value="0.28759240714285722" table:formula="of:=[.G14]*[.G$25]" table:style-name="ce1">
            <text:p>0.287592407</text:p>
          </table:table-cell>
          <table:table-cell office:value-type="float" office:value="0.25215191000000003" table:formula="of:=[.H14]*[.H$25]" table:style-name="ce1">
            <text:p>0.25215191</text:p>
          </table:table-cell>
          <table:table-cell office:value-type="float" office:value="0.21953475" table:formula="of:=[.I14]*[.I$25]" table:style-name="ce1">
            <text:p>0.21953475</text:p>
          </table:table-cell>
          <table:table-cell office:value-type="float" office:value="0.1812393142857143" table:formula="of:=[.J14]*[.J$25]" table:style-name="ce1">
            <text:p>0.181239314</text:p>
          </table:table-cell>
          <table:table-cell office:value-type="float" office:value="0.109273255" table:formula="of:=[.K14]*[.K$25]" table:style-name="ce1">
            <text:p>0.109273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5851878746153848" table:formula="of:=[.B14]*[.O14]" table:style-name="ce1">
            <text:p>0.585187875</text:p>
          </table:table-cell>
          <table:table-cell office:value-type="float" office:value="0.50118646780219755" table:formula="of:=[.C14]*[.P14]" table:style-name="ce1">
            <text:p>0.501186468</text:p>
          </table:table-cell>
          <table:table-cell office:value-type="float" office:value="0.43541877032967025" table:formula="of:=[.D14]*[.Q14]" table:style-name="ce1">
            <text:p>0.43541877</text:p>
          </table:table-cell>
          <table:table-cell office:value-type="float" office:value="0.38702677104395611" table:formula="of:=[.E14]*[.R14]" table:style-name="ce1">
            <text:p>0.387026771</text:p>
          </table:table-cell>
          <table:table-cell office:value-type="float" office:value="0.34186018054945072" table:formula="of:=[.F14]*[.S14]" table:style-name="ce1">
            <text:p>0.341860181</text:p>
          </table:table-cell>
          <table:table-cell office:value-type="float" office:value="0.29728386428571424" table:formula="of:=[.G14]*[.T14]" table:style-name="ce1">
            <text:p>0.297283864</text:p>
          </table:table-cell>
          <table:table-cell office:value-type="float" office:value="0.25614603384615403" table:formula="of:=[.H14]*[.U14]" table:style-name="ce1">
            <text:p>0.256146034</text:p>
          </table:table-cell>
          <table:table-cell office:value-type="float" office:value="0.21953475" table:formula="of:=[.I14]*[.V14]" table:style-name="ce1">
            <text:p>0.21953475</text:p>
          </table:table-cell>
          <table:table-cell office:value-type="float" office:value="0.17867555549450539" table:formula="of:=[.J14]*[.W14]" table:style-name="ce1">
            <text:p>0.178675555</text:p>
          </table:table-cell>
          <table:table-cell office:value-type="float" office:value="0.10633871500000006" table:formula="of:=[.K14]*[.X14]" table:style-name="ce1">
            <text:p>0.106338715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5671124000000005" table:formula="of:=[.B15]*[.B$25]" table:style-name="ce1">
            <text:p>0.55671124</text:p>
          </table:table-cell>
          <table:table-cell office:value-type="float" office:value="0.50851362857142868" table:formula="of:=[.C15]*[.C$25]" table:style-name="ce1">
            <text:p>0.508513629</text:p>
          </table:table-cell>
          <table:table-cell office:value-type="float" office:value="0.46713877142857152" table:formula="of:=[.D15]*[.D$25]" table:style-name="ce1">
            <text:p>0.467138771</text:p>
          </table:table-cell>
          <table:table-cell office:value-type="float" office:value="0.43493397571428583" table:formula="of:=[.E15]*[.E$25]" table:style-name="ce1">
            <text:p>0.434933976</text:p>
          </table:table-cell>
          <table:table-cell office:value-type="float" office:value="0.39981729428571439" table:formula="of:=[.F15]*[.F$25]" table:style-name="ce1">
            <text:p>0.399817294</text:p>
          </table:table-cell>
          <table:table-cell office:value-type="float" office:value="0.36082913428571434" table:formula="of:=[.G15]*[.G$25]" table:style-name="ce1">
            <text:p>0.360829134</text:p>
          </table:table-cell>
          <table:table-cell office:value-type="float" office:value="0.32293009000000006" table:formula="of:=[.H15]*[.H$25]" table:style-name="ce1">
            <text:p>0.32293009</text:p>
          </table:table-cell>
          <table:table-cell office:value-type="float" office:value="0.28934662500000002" table:formula="of:=[.I15]*[.I$25]" table:style-name="ce1">
            <text:p>0.289346625</text:p>
          </table:table-cell>
          <table:table-cell office:value-type="float" office:value="0.25198308571428574" table:formula="of:=[.J15]*[.J$25]" table:style-name="ce1">
            <text:p>0.251983086</text:p>
          </table:table-cell>
          <table:table-cell office:value-type="float" office:value="0.18036116142857145" table:formula="of:=[.K15]*[.K$25]" table:style-name="ce1">
            <text:p>0.1803611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66377109384615407" table:formula="of:=[.B15]*[.O15]" table:style-name="ce1">
            <text:p>0.663771094</text:p>
          </table:table-cell>
          <table:table-cell office:value-type="float" office:value="0.58516830989010959" table:formula="of:=[.C15]*[.P15]" table:style-name="ce1">
            <text:p>0.58516831</text:p>
          </table:table-cell>
          <table:table-cell office:value-type="float" office:value="0.52119839780219768" table:formula="of:=[.D15]*[.Q15]" table:style-name="ce1">
            <text:p>0.521198398</text:p>
          </table:table-cell>
          <table:table-cell office:value-type="float" office:value="0.47226029659340668" table:formula="of:=[.E15]*[.R15]" table:style-name="ce1">
            <text:p>0.472260297</text:p>
          </table:table-cell>
          <table:table-cell office:value-type="float" office:value="0.42380068879120902" table:formula="of:=[.F15]*[.S15]" table:style-name="ce1">
            <text:p>0.423800689</text:p>
          </table:table-cell>
          <table:table-cell office:value-type="float" office:value="0.37433961340659333" table:formula="of:=[.G15]*[.T15]" table:style-name="ce1">
            <text:p>0.374339613</text:p>
          </table:table-cell>
          <table:table-cell office:value-type="float" office:value="0.32861371307692339" table:formula="of:=[.H15]*[.U15]" table:style-name="ce1">
            <text:p>0.328613713</text:p>
          </table:table-cell>
          <table:table-cell office:value-type="float" office:value="0.28934662500000002" table:formula="of:=[.I15]*[.V15]" table:style-name="ce1">
            <text:p>0.289346625</text:p>
          </table:table-cell>
          <table:table-cell office:value-type="float" office:value="0.24802255274725257" table:formula="of:=[.J15]*[.W15]" table:style-name="ce1">
            <text:p>0.248022553</text:p>
          </table:table-cell>
          <table:table-cell office:value-type="float" office:value="0.17497937241758252" table:formula="of:=[.K15]*[.X15]" table:style-name="ce1">
            <text:p>0.17497937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61903392000000013" table:formula="of:=[.B16]*[.B$25]" table:style-name="ce1">
            <text:p>0.61903392</text:p>
          </table:table-cell>
          <table:table-cell office:value-type="float" office:value="0.58280756785714294" table:formula="of:=[.C16]*[.C$25]" table:style-name="ce1">
            <text:p>0.582807568</text:p>
          </table:table-cell>
          <table:table-cell office:value-type="float" office:value="0.54561404285714288" table:formula="of:=[.D16]*[.D$25]" table:style-name="ce1">
            <text:p>0.545614043</text:p>
          </table:table-cell>
          <table:table-cell office:value-type="float" office:value="0.5164781100000001" table:formula="of:=[.E16]*[.E$25]" table:style-name="ce1">
            <text:p>0.51647811</text:p>
          </table:table-cell>
          <table:table-cell office:value-type="float" office:value="0.48269310857142866" table:formula="of:=[.F16]*[.F$25]" table:style-name="ce1">
            <text:p>0.482693109</text:p>
          </table:table-cell>
          <table:table-cell office:value-type="float" office:value="0.44386881000000011" table:formula="of:=[.G16]*[.G$25]" table:style-name="ce1">
            <text:p>0.44386881</text:p>
          </table:table-cell>
          <table:table-cell office:value-type="float" office:value="0.40619703857142864" table:formula="of:=[.H16]*[.H$25]" table:style-name="ce1">
            <text:p>0.406197039</text:p>
          </table:table-cell>
          <table:table-cell office:value-type="float" office:value="0.37393200000000004" table:formula="of:=[.I16]*[.I$25]" table:style-name="ce1">
            <text:p>0.373932</text:p>
          </table:table-cell>
          <table:table-cell office:value-type="float" office:value="0.33858477714285712" table:formula="of:=[.J16]*[.J$25]" table:style-name="ce1">
            <text:p>0.338584777</text:p>
          </table:table-cell>
          <table:table-cell office:value-type="float" office:value="0.26630449071428575" table:formula="of:=[.K16]*[.K$25]" table:style-name="ce1">
            <text:p>0.2663044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74998340307692335" table:formula="of:=[.B16]*[.O16]" table:style-name="ce1">
            <text:p>0.749983403</text:p>
          </table:table-cell>
          <table:table-cell office:value-type="float" office:value="0.67944690741758196" table:formula="of:=[.C16]*[.P16]" table:style-name="ce1">
            <text:p>0.679446907</text:p>
          </table:table-cell>
          <table:table-cell office:value-type="float" office:value="0.61506933626373606" table:formula="of:=[.D16]*[.Q16]" table:style-name="ce1">
            <text:p>0.615069336</text:p>
          </table:table-cell>
          <table:table-cell office:value-type="float" office:value="0.56523505153846154" table:formula="of:=[.E16]*[.R16]" table:style-name="ce1">
            <text:p>0.565235052</text:p>
          </table:table-cell>
          <table:table-cell office:value-type="float" office:value="0.51454335956043984" table:formula="of:=[.F16]*[.S16]" table:style-name="ce1">
            <text:p>0.51454336</text:p>
          </table:table-cell>
          <table:table-cell office:value-type="float" office:value="0.46215050538461527" table:formula="of:=[.G16]*[.T16]" table:style-name="ce1">
            <text:p>0.462150505</text:p>
          </table:table-cell>
          <table:table-cell office:value-type="float" office:value="0.41406108725274765" table:formula="of:=[.H16]*[.U16]" table:style-name="ce1">
            <text:p>0.414061087</text:p>
          </table:table-cell>
          <table:table-cell office:value-type="float" office:value="0.37393200000000004" table:formula="of:=[.I16]*[.V16]" table:style-name="ce1">
            <text:p>0.373932</text:p>
          </table:table-cell>
          <table:table-cell office:value-type="float" office:value="0.33273091681318656" table:formula="of:=[.J16]*[.W16]" table:style-name="ce1">
            <text:p>0.332730917</text:p>
          </table:table-cell>
          <table:table-cell office:value-type="float" office:value="0.2575636175274727" table:formula="of:=[.K16]*[.X16]" table:style-name="ce1">
            <text:p>0.257563618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9711220000000007" table:formula="of:=[.B17]*[.B$25]" table:style-name="ce1">
            <text:p>0.6971122</text:p>
          </table:table-cell>
          <table:table-cell office:value-type="float" office:value="0.66313410214285728" table:formula="of:=[.C17]*[.C$25]" table:style-name="ce1">
            <text:p>0.663134102</text:p>
          </table:table-cell>
          <table:table-cell office:value-type="float" office:value="0.6267851714285716" table:formula="of:=[.D17]*[.D$25]" table:style-name="ce1">
            <text:p>0.626785171</text:p>
          </table:table-cell>
          <table:table-cell office:value-type="float" office:value="0.5996539628571429" table:formula="of:=[.E17]*[.E$25]" table:style-name="ce1">
            <text:p>0.599653963</text:p>
          </table:table-cell>
          <table:table-cell office:value-type="float" office:value="0.56816530285714295" table:formula="of:=[.F17]*[.F$25]" table:style-name="ce1">
            <text:p>0.568165303</text:p>
          </table:table-cell>
          <table:table-cell office:value-type="float" office:value="0.53206740714285727" table:formula="of:=[.G17]*[.G$25]" table:style-name="ce1">
            <text:p>0.532067407</text:p>
          </table:table-cell>
          <table:table-cell office:value-type="float" office:value="0.49818256142857154" table:formula="of:=[.H17]*[.H$25]" table:style-name="ce1">
            <text:p>0.498182561</text:p>
          </table:table-cell>
          <table:table-cell office:value-type="float" office:value="0.47102624999999998" table:formula="of:=[.I17]*[.I$25]" table:style-name="ce1">
            <text:p>0.47102625</text:p>
          </table:table-cell>
          <table:table-cell office:value-type="float" office:value="0.44080548571428568" table:formula="of:=[.J17]*[.J$25]" table:style-name="ce1">
            <text:p>0.440805486</text:p>
          </table:table-cell>
          <table:table-cell office:value-type="float" office:value="0.36926569357142858" table:formula="of:=[.K17]*[.K$25]" table:style-name="ce1">
            <text:p>0.3692656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8579842461538465" table:formula="of:=[.B17]*[.O17]" table:style-name="ce1">
            <text:p>0.857984246</text:p>
          </table:table-cell>
          <table:table-cell office:value-type="float" office:value="0.7830891957692302" table:formula="of:=[.C17]*[.P17]" table:style-name="ce1">
            <text:p>0.783089196</text:p>
          </table:table-cell>
          <table:table-cell office:value-type="float" office:value="0.71382681538461523" table:formula="of:=[.D17]*[.Q17]" table:style-name="ce1">
            <text:p>0.713826815</text:p>
          </table:table-cell>
          <table:table-cell office:value-type="float" office:value="0.66140920153846161" table:formula="of:=[.E17]*[.R17]" table:style-name="ce1">
            <text:p>0.661409202</text:p>
          </table:table-cell>
          <table:table-cell office:value-type="float" office:value="0.60906358153846174" table:formula="of:=[.F17]*[.S17]" table:style-name="ce1">
            <text:p>0.609063582</text:p>
          </table:table-cell>
          <table:table-cell office:value-type="float" office:value="0.55597396538461519" table:formula="of:=[.G17]*[.T17]" table:style-name="ce1">
            <text:p>0.555973965</text:p>
          </table:table-cell>
          <table:table-cell office:value-type="float" office:value="0.50870427615384672" table:formula="of:=[.H17]*[.U17]" table:style-name="ce1">
            <text:p>0.508704276</text:p>
          </table:table-cell>
          <table:table-cell office:value-type="float" office:value="0.47102624999999998" table:formula="of:=[.I17]*[.V17]" table:style-name="ce1">
            <text:p>0.47102625</text:p>
          </table:table-cell>
          <table:table-cell office:value-type="float" office:value="0.43249147692307655" table:formula="of:=[.J17]*[.W17]" table:style-name="ce1">
            <text:p>0.432491477</text:p>
          </table:table-cell>
          <table:table-cell office:value-type="float" office:value="0.35604348961538479" table:formula="of:=[.K17]*[.X17]" table:style-name="ce1">
            <text:p>0.35604349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8679332000000002" table:formula="of:=[.B18]*[.B$25]" table:style-name="ce1">
            <text:p>0.78679332</text:p>
          </table:table-cell>
          <table:table-cell office:value-type="float" office:value="0.74706249642857148" table:formula="of:=[.C18]*[.C$25]" table:style-name="ce1">
            <text:p>0.747062496</text:p>
          </table:table-cell>
          <table:table-cell office:value-type="float" office:value="0.70576571428571433" table:formula="of:=[.D18]*[.D$25]" table:style-name="ce1">
            <text:p>0.705765714</text:p>
          </table:table-cell>
          <table:table-cell office:value-type="float" office:value="0.67782146714285729" table:formula="of:=[.E18]*[.E$25]" table:style-name="ce1">
            <text:p>0.677821467</text:p>
          </table:table-cell>
          <table:table-cell office:value-type="float" office:value="0.64862879142857155" table:formula="of:=[.F18]*[.F$25]" table:style-name="ce1">
            <text:p>0.648628791</text:p>
          </table:table-cell>
          <table:table-cell office:value-type="float" office:value="0.617684547857143" table:formula="of:=[.G18]*[.G$25]" table:style-name="ce1">
            <text:p>0.617684548</text:p>
          </table:table-cell>
          <table:table-cell office:value-type="float" office:value="0.59183240428571438" table:formula="of:=[.H18]*[.H$25]" table:style-name="ce1">
            <text:p>0.591832404</text:p>
          </table:table-cell>
          <table:table-cell office:value-type="float" office:value="0.57504712499999999" table:formula="of:=[.I18]*[.I$25]" table:style-name="ce1">
            <text:p>0.575047125</text:p>
          </table:table-cell>
          <table:table-cell office:value-type="float" office:value="0.55523995428571427" table:formula="of:=[.J18]*[.J$25]" table:style-name="ce1">
            <text:p>0.555239954</text:p>
          </table:table-cell>
          <table:table-cell office:value-type="float" office:value="0.48858989928571434" table:formula="of:=[.K18]*[.K$25]" table:style-name="ce1">
            <text:p>0.48858989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98349164999999994" table:formula="of:=[.B18]*[.O18]" table:style-name="ce1">
            <text:p>0.98349165</text:p>
          </table:table-cell>
          <table:table-cell office:value-type="float" office:value="0.89346091071428557" table:formula="of:=[.C18]*[.P18]" table:style-name="ce1">
            <text:p>0.893460911</text:p>
          </table:table-cell>
          <table:table-cell office:value-type="float" office:value="0.81194285714285708" table:formula="of:=[.D18]*[.Q18]" table:style-name="ce1">
            <text:p>0.811942857</text:p>
          </table:table-cell>
          <table:table-cell office:value-type="float" office:value="0.75344387857142847" table:formula="of:=[.E18]*[.R18]" table:style-name="ce1">
            <text:p>0.753443879</text:p>
          </table:table-cell>
          <table:table-cell office:value-type="float" office:value="0.69920993571428569" table:formula="of:=[.F18]*[.S18]" table:style-name="ce1">
            <text:p>0.699209936</text:p>
          </table:table-cell>
          <table:table-cell office:value-type="float" office:value="0.64775079642857147" table:formula="of:=[.G18]*[.T18]" table:style-name="ce1">
            <text:p>0.647750796</text:p>
          </table:table-cell>
          <table:table-cell office:value-type="float" office:value="0.60537365714285718" table:formula="of:=[.H18]*[.U18]" table:style-name="ce1">
            <text:p>0.605373657</text:p>
          </table:table-cell>
          <table:table-cell office:value-type="float" office:value="0.57504712499999999" table:formula="of:=[.I18]*[.V18]" table:style-name="ce1">
            <text:p>0.575047125</text:p>
          </table:table-cell>
          <table:table-cell office:value-type="float" office:value="0.54389490714285715" table:formula="of:=[.J18]*[.W18]" table:style-name="ce1">
            <text:p>0.543894907</text:p>
          </table:table-cell>
          <table:table-cell office:value-type="float" office:value="0.46963718214285721" table:formula="of:=[.K18]*[.X18]" table:style-name="ce1">
            <text:p>0.469637182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7130644000000013" table:formula="of:=[.B19]*[.B$25]" table:style-name="ce1">
            <text:p>0.87130644</text:p>
          </table:table-cell>
          <table:table-cell office:value-type="float" office:value="0.83056408071428578" table:formula="of:=[.C19]*[.C$25]" table:style-name="ce1">
            <text:p>0.830564081</text:p>
          </table:table-cell>
          <table:table-cell office:value-type="float" office:value="0.77548187142857161" table:formula="of:=[.D19]*[.D$25]" table:style-name="ce1">
            <text:p>0.775481871</text:p>
          </table:table-cell>
          <table:table-cell office:value-type="float" office:value="0.7416160907142858" table:formula="of:=[.E19]*[.E$25]" table:style-name="ce1">
            <text:p>0.741616091</text:p>
          </table:table-cell>
          <table:table-cell office:value-type="float" office:value="0.71328510000000012" table:formula="of:=[.F19]*[.F$25]" table:style-name="ce1">
            <text:p>0.7132851</text:p>
          </table:table-cell>
          <table:table-cell office:value-type="float" office:value="0.68940952142857159" table:formula="of:=[.G19]*[.G$25]" table:style-name="ce1">
            <text:p>0.689409521</text:p>
          </table:table-cell>
          <table:table-cell office:value-type="float" office:value="0.67627435428571447" table:formula="of:=[.H19]*[.H$25]" table:style-name="ce1">
            <text:p>0.676274354</text:p>
          </table:table-cell>
          <table:table-cell office:value-type="float" office:value="0.67648724999999998" table:formula="of:=[.I19]*[.I$25]" table:style-name="ce1">
            <text:p>0.67648725</text:p>
          </table:table-cell>
          <table:table-cell office:value-type="float" office:value="0.67461888000000003" table:formula="of:=[.J19]*[.J$25]" table:style-name="ce1">
            <text:p>0.67461888</text:p>
          </table:table-cell>
          <table:table-cell office:value-type="float" office:value="0.62001982214285722" table:formula="of:=[.K19]*[.K$25]" table:style-name="ce1">
            <text:p>0.6200198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1058889430769232" table:formula="of:=[.B19]*[.O19]" table:style-name="ce1">
            <text:p>1.105888943</text:p>
          </table:table-cell>
          <table:table-cell office:value-type="float" office:value="1.005846059175824" table:formula="of:=[.C19]*[.P19]" table:style-name="ce1">
            <text:p>1.005846059</text:p>
          </table:table-cell>
          <table:table-cell office:value-type="float" office:value="0.90112154835164826" table:formula="of:=[.D19]*[.Q19]" table:style-name="ce1">
            <text:p>0.901121548</text:p>
          </table:table-cell>
          <table:table-cell office:value-type="float" office:value="0.83072046609890093" table:formula="of:=[.E19]*[.R19]" table:style-name="ce1">
            <text:p>0.830720466</text:p>
          </table:table-cell>
          <table:table-cell office:value-type="float" office:value="0.77318695384615388" table:formula="of:=[.F19]*[.S19]" table:style-name="ce1">
            <text:p>0.773186954</text:p>
          </table:table-cell>
          <table:table-cell office:value-type="float" office:value="0.72554838296703295" table:formula="of:=[.G19]*[.T19]" table:style-name="ce1">
            <text:p>0.725548383</text:p>
          </table:table-cell>
          <table:table-cell office:value-type="float" office:value="0.69293791120879134" table:formula="of:=[.H19]*[.U19]" table:style-name="ce1">
            <text:p>0.692937911</text:p>
          </table:table-cell>
          <table:table-cell office:value-type="float" office:value="0.67648724999999998" table:formula="of:=[.I19]*[.V19]" table:style-name="ce1">
            <text:p>0.67648725</text:p>
          </table:table-cell>
          <table:table-cell office:value-type="float" office:value="0.65977427076923079" table:formula="of:=[.J19]*[.W19]" table:style-name="ce1">
            <text:p>0.659774271</text:p>
          </table:table-cell>
          <table:table-cell office:value-type="float" office:value="0.59411877906593424" table:formula="of:=[.K19]*[.X19]" table:style-name="ce1">
            <text:p>0.594118779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2339579999999999" table:formula="of:=[.B20]*[.B$25]" table:style-name="ce1">
            <text:p>0.9233958</text:p>
          </table:table-cell>
          <table:table-cell office:value-type="float" office:value="0.90778471714285724" table:formula="of:=[.C20]*[.C$25]" table:style-name="ce1">
            <text:p>0.907784717</text:p>
          </table:table-cell>
          <table:table-cell office:value-type="float" office:value="0.82640451428571449" table:formula="of:=[.D20]*[.D$25]" table:style-name="ce1">
            <text:p>0.826404514</text:p>
          </table:table-cell>
          <table:table-cell office:value-type="float" office:value="0.77862231857142872" table:formula="of:=[.E20]*[.E$25]" table:style-name="ce1">
            <text:p>0.778622319</text:p>
          </table:table-cell>
          <table:table-cell office:value-type="float" office:value="0.74775744000000011" table:formula="of:=[.F20]*[.F$25]" table:style-name="ce1">
            <text:p>0.74775744</text:p>
          </table:table-cell>
          <table:table-cell office:value-type="float" office:value="0.73191624000000022" table:formula="of:=[.G20]*[.G$25]" table:style-name="ce1">
            <text:p>0.73191624</text:p>
          </table:table-cell>
          <table:table-cell office:value-type="float" office:value="0.7362960171428572" table:formula="of:=[.H20]*[.H$25]" table:style-name="ce1">
            <text:p>0.736296017</text:p>
          </table:table-cell>
          <table:table-cell office:value-type="float" office:value="0.73652737499999998" table:formula="of:=[.I20]*[.I$25]" table:style-name="ce1">
            <text:p>0.736527375</text:p>
          </table:table-cell>
          <table:table-cell office:value-type="float" office:value="0.7344931657142858" table:formula="of:=[.J20]*[.J$25]" table:style-name="ce1">
            <text:p>0.734493166</text:p>
          </table:table-cell>
          <table:table-cell office:value-type="float" office:value="0.67504899642857152" table:formula="of:=[.K20]*[.K$25]" table:style-name="ce1">
            <text:p>0.6750489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.189759973076923" table:formula="of:=[.B20]*[.O20]" table:style-name="ce1">
            <text:p>1.189759973</text:p>
          </table:table-cell>
          <table:table-cell office:value-type="float" office:value="1.1130474995604394" table:formula="of:=[.C20]*[.P20]" table:style-name="ce1">
            <text:p>1.1130475</text:p>
          </table:table-cell>
          <table:table-cell office:value-type="float" office:value="0.9698579868131868" table:formula="of:=[.D20]*[.Q20]" table:style-name="ce1">
            <text:p>0.969857987</text:p>
          </table:table-cell>
          <table:table-cell office:value-type="float" office:value="0.87885514054945046" table:formula="of:=[.E20]*[.R20]" table:style-name="ce1">
            <text:p>0.878855141</text:p>
          </table:table-cell>
          <table:table-cell office:value-type="float" office:value="0.81503977846153841" table:formula="of:=[.F20]*[.S20]" table:style-name="ce1">
            <text:p>0.815039778</text:p>
          </table:table-cell>
          <table:table-cell office:value-type="float" office:value="0.77302380923076919" table:formula="of:=[.G20]*[.T20]" table:style-name="ce1">
            <text:p>0.773023809</text:p>
          </table:table-cell>
          <table:table-cell office:value-type="float" office:value="0.75573441494505511" table:formula="of:=[.H20]*[.U20]" table:style-name="ce1">
            <text:p>0.755734415</text:p>
          </table:table-cell>
          <table:table-cell office:value-type="float" office:value="0.73652737499999998" table:formula="of:=[.I20]*[.V20]" table:style-name="ce1">
            <text:p>0.736527375</text:p>
          </table:table-cell>
          <table:table-cell office:value-type="float" office:value="0.71717662010989014" table:formula="of:=[.J20]*[.W20]" table:style-name="ce1">
            <text:p>0.71717662</text:p>
          </table:table-cell>
          <table:table-cell office:value-type="float" office:value="0.64483485906593419" table:formula="of:=[.K20]*[.X20]" table:style-name="ce1">
            <text:p>0.644834859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9376016800000001" table:formula="of:=[.B21]*[.B$25]" table:style-name="ce1">
            <text:p>0.93760168</text:p>
          </table:table-cell>
          <table:table-cell office:value-type="float" office:value="0.9217504757142857" table:formula="of:=[.C21]*[.C$25]" table:style-name="ce1">
            <text:p>0.921750476</text:p>
          </table:table-cell>
          <table:table-cell office:value-type="float" office:value="0.84628767142857153" table:formula="of:=[.D21]*[.D$25]" table:style-name="ce1">
            <text:p>0.846287671</text:p>
          </table:table-cell>
          <table:table-cell office:value-type="float" office:value="0.79735660714285728" table:formula="of:=[.E21]*[.E$25]" table:style-name="ce1">
            <text:p>0.797356607</text:p>
          </table:table-cell>
          <table:table-cell office:value-type="float" office:value="0.76574898000000025" table:formula="of:=[.F21]*[.F$25]" table:style-name="ce1">
            <text:p>0.76574898</text:p>
          </table:table-cell>
          <table:table-cell office:value-type="float" office:value="0.74952742071428591" table:formula="of:=[.G21]*[.G$25]" table:style-name="ce1">
            <text:p>0.749527421</text:p>
          </table:table-cell>
          <table:table-cell office:value-type="float" office:value="0.75401232142857155" table:formula="of:=[.H21]*[.H$25]" table:style-name="ce1">
            <text:p>0.754012321</text:p>
          </table:table-cell>
          <table:table-cell office:value-type="float" office:value="0.75424950000000002" table:formula="of:=[.I21]*[.I$25]" table:style-name="ce1">
            <text:p>0.7542495</text:p>
          </table:table-cell>
          <table:table-cell office:value-type="float" office:value="0.75216603428571427" table:formula="of:=[.J21]*[.J$25]" table:style-name="ce1">
            <text:p>0.752166034</text:p>
          </table:table-cell>
          <table:table-cell office:value-type="float" office:value="0.69129054142857138" table:formula="of:=[.K21]*[.K$25]" table:style-name="ce1">
            <text:p>0.69129054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2260945046153848" table:formula="of:=[.B21]*[.O21]" table:style-name="ce1">
            <text:p>1.226094505</text:p>
          </table:table-cell>
          <table:table-cell office:value-type="float" office:value="1.1440658198901095" table:formula="of:=[.C21]*[.P21]" table:style-name="ce1">
            <text:p>1.14406582</text:p>
          </table:table-cell>
          <table:table-cell office:value-type="float" office:value="1.0029862736263733" table:formula="of:=[.D21]*[.Q21]" table:style-name="ce1">
            <text:p>1.002986274</text:p>
          </table:table-cell>
          <table:table-cell office:value-type="float" office:value="0.90684407967032954" table:formula="of:=[.E21]*[.R21]" table:style-name="ce1">
            <text:p>0.90684408</text:p>
          </table:table-cell>
          <table:table-cell office:value-type="float" office:value="0.83924358923076925" table:formula="of:=[.F21]*[.S21]" table:style-name="ce1">
            <text:p>0.839243589</text:p>
          </table:table-cell>
          <table:table-cell office:value-type="float" office:value="0.79443055565934062" table:formula="of:=[.G21]*[.T21]" table:style-name="ce1">
            <text:p>0.794430556</text:p>
          </table:table-cell>
          <table:table-cell office:value-type="float" office:value="0.77524550824175853" table:formula="of:=[.H21]*[.U21]" table:style-name="ce1">
            <text:p>0.775245508</text:p>
          </table:table-cell>
          <table:table-cell office:value-type="float" office:value="0.75424950000000002" table:formula="of:=[.I21]*[.V21]" table:style-name="ce1">
            <text:p>0.7542495</text:p>
          </table:table-cell>
          <table:table-cell office:value-type="float" office:value="0.73325061626373611" table:formula="of:=[.J21]*[.W21]" table:style-name="ce1">
            <text:p>0.733250616</text:p>
          </table:table-cell>
          <table:table-cell office:value-type="float" office:value="0.65828671901098912" table:formula="of:=[.K21]*[.X21]" table:style-name="ce1">
            <text:p>0.658286719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94707272000000009" table:formula="of:=[.B22]*[.B$25]" table:style-name="ce1">
            <text:p>0.94707272</text:p>
          </table:table-cell>
          <table:table-cell office:value-type="float" office:value="0.93106147714285725" table:formula="of:=[.C22]*[.C$25]" table:style-name="ce1">
            <text:p>0.931061477</text:p>
          </table:table-cell>
          <table:table-cell office:value-type="float" office:value="0.86309561428571446" table:formula="of:=[.D22]*[.D$25]" table:style-name="ce1">
            <text:p>0.863095614</text:p>
          </table:table-cell>
          <table:table-cell office:value-type="float" office:value="0.81319228785714304" table:formula="of:=[.E22]*[.E$25]" table:style-name="ce1">
            <text:p>0.813192288</text:p>
          </table:table-cell>
          <table:table-cell office:value-type="float" office:value="0.78095634857142882" table:formula="of:=[.F22]*[.F$25]" table:style-name="ce1">
            <text:p>0.780956349</text:p>
          </table:table-cell>
          <table:table-cell office:value-type="float" office:value="0.76441245571428595" table:formula="of:=[.G22]*[.G$25]" table:style-name="ce1">
            <text:p>0.764412456</text:p>
          </table:table-cell>
          <table:table-cell office:value-type="float" office:value="0.76898695571428588" table:formula="of:=[.H22]*[.H$25]" table:style-name="ce1">
            <text:p>0.768986956</text:p>
          </table:table-cell>
          <table:table-cell office:value-type="float" office:value="0.76922887500000003" table:formula="of:=[.I22]*[.I$25]" table:style-name="ce1">
            <text:p>0.769228875</text:p>
          </table:table-cell>
          <table:table-cell office:value-type="float" office:value="0.76710400000000001" table:formula="of:=[.J22]*[.J$25]" table:style-name="ce1">
            <text:p>0.767104</text:p>
          </table:table-cell>
          <table:table-cell office:value-type="float" office:value="0.70502028785714288" table:formula="of:=[.K22]*[.K$25]" table:style-name="ce1">
            <text:p>0.7050202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2566926476923077" table:formula="of:=[.B22]*[.O22]" table:style-name="ce1">
            <text:p>1.256692648</text:p>
          </table:table-cell>
          <table:table-cell office:value-type="float" office:value="1.1696575905494502" table:formula="of:=[.C22]*[.P22]" table:style-name="ce1">
            <text:p>1.169657591</text:p>
          </table:table-cell>
          <table:table-cell office:value-type="float" office:value="1.0328945472527471" table:formula="of:=[.D22]*[.Q22]" table:style-name="ce1">
            <text:p>1.032894547</text:p>
          </table:table-cell>
          <table:table-cell office:value-type="float" office:value="0.93183307598901088" table:formula="of:=[.E22]*[.R22]" table:style-name="ce1">
            <text:p>0.931833076</text:p>
          </table:table-cell>
          <table:table-cell office:value-type="float" office:value="0.86059515758241767" table:formula="of:=[.F22]*[.S22]" table:style-name="ce1">
            <text:p>0.860595158</text:p>
          </table:table-cell>
          <table:table-cell office:value-type="float" office:value="0.81306951197802191" table:formula="of:=[.G22]*[.T22]" table:style-name="ce1">
            <text:p>0.813069512</text:p>
          </table:table-cell>
          <table:table-cell office:value-type="float" office:value="0.79199526197802228" table:formula="of:=[.H22]*[.U22]" table:style-name="ce1">
            <text:p>0.791995262</text:p>
          </table:table-cell>
          <table:table-cell office:value-type="float" office:value="0.76922887500000003" table:formula="of:=[.I22]*[.V22]" table:style-name="ce1">
            <text:p>0.769228875</text:p>
          </table:table-cell>
          <table:table-cell office:value-type="float" office:value="0.74660723076923063" table:formula="of:=[.J22]*[.W22]" table:style-name="ce1">
            <text:p>0.746607231</text:p>
          </table:table-cell>
          <table:table-cell office:value-type="float" office:value="0.66925726829670351" table:formula="of:=[.K22]*[.X22]" table:style-name="ce1">
            <text:p>0.669257268</text:p>
          </table:table-cell>
          <table:table-cell table:number-columns-repeated="16360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onathan Kevin</meta:initial-creator>
    <dc:creator>Jonathan Kevin</dc:creator>
    <meta:creation-date>2021-10-04T07:50:46Z</meta:creation-date>
    <dc:date>2021-11-09T14:14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